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ce1" style:family="table-cell" style:parent-style-name="Default" style:data-style-name="N84"/>
    <style:style style:name="ce2" style:family="table-cell" style:parent-style-name="Default" style:data-style-name="N104"/>
  </office:automatic-styles>
  <office:body>
    <office:spreadsheet>
      <table:calculation-settings table:automatic-find-labels="false" table:use-regular-expressions="false" table:use-wildcards="true"/>
      <table:table table:name="pracownicy" table:style-name="ta1">
        <table:table-column table:style-name="co1" table:number-columns-repeated="4" table:default-cell-style-name="Default"/>
        <table:table-column table:style-name="co1" table:default-cell-style-name="ce1"/>
        <table:table-column table:style-name="co1" table:number-columns-repeated="2" table:default-cell-style-name="ce2"/>
        <table:table-column table:style-name="co1" table:default-cell-style-name="Default"/>
        <table:table-row table:style-name="ro1">
          <table:table-cell office:value-type="string" calcext:value-type="string">
            <text:p>Z-550</text:p>
          </table:table-cell>
          <table:table-cell office:value-type="string" calcext:value-type="string">
            <text:p>Adamowicz</text:p>
          </table:table-cell>
          <table:table-cell office:value-type="string" calcext:value-type="string">
            <text:p>Jolanta</text:p>
          </table:table-cell>
          <table:table-cell office:value-type="string" calcext:value-type="string">
            <text:p>Zaopatrzeniowiec</text:p>
          </table:table-cell>
          <table:table-cell office:value-type="date" office:date-value="1996-11-21" calcext:value-type="date">
            <text:p>1996-11-21</text:p>
          </table:table-cell>
          <table:table-cell office:value-type="currency" office:currency="PLN" office:value="1470" calcext:value-type="currency">
            <text:p>1 470,00 zł</text:p>
          </table:table-cell>
          <table:table-cell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U-105</text:p>
          </table:table-cell>
          <table:table-cell office:value-type="string" calcext:value-type="string">
            <text:p>Adamska</text:p>
          </table:table-cell>
          <table:table-cell office:value-type="string" calcext:value-type="string">
            <text:p>Karolina</text:p>
          </table:table-cell>
          <table:table-cell office:value-type="string" calcext:value-type="string">
            <text:p>Urzędnik</text:p>
          </table:table-cell>
          <table:table-cell office:value-type="date" office:date-value="1991-05-05" calcext:value-type="date">
            <text:p>1991-05-05</text:p>
          </table:table-cell>
          <table:table-cell office:value-type="currency" office:currency="PLN" office:value="1400" calcext:value-type="currency">
            <text:p>1 400,00 zł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Ki-226</text:p>
          </table:table-cell>
          <table:table-cell office:value-type="string" calcext:value-type="string">
            <text:p>Adamski</text:p>
          </table:table-cell>
          <table:table-cell office:value-type="string" calcext:value-type="string">
            <text:p>Paweł</text:p>
          </table:table-cell>
          <table:table-cell office:value-type="string" calcext:value-type="string">
            <text:p>Kierowca</text:p>
          </table:table-cell>
          <table:table-cell office:value-type="date" office:date-value="1991-05-14" calcext:value-type="date">
            <text:p>1991-05-14</text:p>
          </table:table-cell>
          <table:table-cell office:value-type="currency" office:currency="PLN" office:value="1490" calcext:value-type="currency">
            <text:p>1 490,00 zł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Ki-178</text:p>
          </table:table-cell>
          <table:table-cell office:value-type="string" calcext:value-type="string">
            <text:p>Adamski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Kierowca</text:p>
          </table:table-cell>
          <table:table-cell office:value-type="date" office:date-value="1995-12-28" calcext:value-type="date">
            <text:p>1995-12-28</text:p>
          </table:table-cell>
          <table:table-cell office:value-type="currency" office:currency="PLN" office:value="1120" calcext:value-type="currency">
            <text:p>1 120,00 zł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Ki-256</text:p>
          </table:table-cell>
          <table:table-cell office:value-type="string" calcext:value-type="string">
            <text:p>Adamus</text:p>
          </table:table-cell>
          <table:table-cell office:value-type="string" calcext:value-type="string">
            <text:p>Wiktor</text:p>
          </table:table-cell>
          <table:table-cell office:value-type="string" calcext:value-type="string">
            <text:p>Kierowca</text:p>
          </table:table-cell>
          <table:table-cell office:value-type="date" office:date-value="2002-10-18" calcext:value-type="date">
            <text:p>2002-10-18</text:p>
          </table:table-cell>
          <table:table-cell office:value-type="currency" office:currency="PLN" office:value="1330" calcext:value-type="currency">
            <text:p>1 330,00 zł</text:p>
          </table:table-cell>
          <table:table-cell/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U-106</text:p>
          </table:table-cell>
          <table:table-cell office:value-type="string" calcext:value-type="string">
            <text:p>Adamus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Urzędnik</text:p>
          </table:table-cell>
          <table:table-cell office:value-type="date" office:date-value="1995-12-14" calcext:value-type="date">
            <text:p>1995-12-14</text:p>
          </table:table-cell>
          <table:table-cell office:value-type="currency" office:currency="PLN" office:value="1520" calcext:value-type="currency">
            <text:p>1 520,00 zł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U-107</text:p>
          </table:table-cell>
          <table:table-cell office:value-type="string" calcext:value-type="string">
            <text:p>Adamus</text:p>
          </table:table-cell>
          <table:table-cell office:value-type="string" calcext:value-type="string">
            <text:p>Małgorzata</text:p>
          </table:table-cell>
          <table:table-cell office:value-type="string" calcext:value-type="string">
            <text:p>Urzędnik</text:p>
          </table:table-cell>
          <table:table-cell office:value-type="date" office:date-value="1992-05-02" calcext:value-type="date">
            <text:p>1992-05-02</text:p>
          </table:table-cell>
          <table:table-cell office:value-type="currency" office:currency="PLN" office:value="1560" calcext:value-type="currency">
            <text:p>1 560,00 zł</text:p>
          </table:table-cell>
          <table:table-cell/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U-108</text:p>
          </table:table-cell>
          <table:table-cell office:value-type="string" calcext:value-type="string">
            <text:p>Aderek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Urzędnik</text:p>
          </table:table-cell>
          <table:table-cell office:value-type="date" office:date-value="1997-11-29" calcext:value-type="date">
            <text:p>1997-11-29</text:p>
          </table:table-cell>
          <table:table-cell office:value-type="currency" office:currency="PLN" office:value="1460" calcext:value-type="currency">
            <text:p>1 460,00 zł</text:p>
          </table:table-cell>
          <table:table-cell/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U-110</text:p>
          </table:table-cell>
          <table:table-cell office:value-type="string" calcext:value-type="string">
            <text:p>Aderek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Urzędnik</text:p>
          </table:table-cell>
          <table:table-cell office:value-type="date" office:date-value="1997-07-06" calcext:value-type="date">
            <text:p>1997-07-06</text:p>
          </table:table-cell>
          <table:table-cell office:value-type="currency" office:currency="PLN" office:value="1390" calcext:value-type="currency">
            <text:p>1 390,00 zł</text:p>
          </table:table-cell>
          <table:table-cell/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U-111</text:p>
          </table:table-cell>
          <table:table-cell office:value-type="string" calcext:value-type="string">
            <text:p>Albert</text:p>
          </table:table-cell>
          <table:table-cell office:value-type="string" calcext:value-type="string">
            <text:p>Joanna</text:p>
          </table:table-cell>
          <table:table-cell office:value-type="string" calcext:value-type="string">
            <text:p>Urzędnik</text:p>
          </table:table-cell>
          <table:table-cell office:value-type="date" office:date-value="1990-07-02" calcext:value-type="date">
            <text:p>1990-07-02</text:p>
          </table:table-cell>
          <table:table-cell office:value-type="currency" office:currency="PLN" office:value="1500" calcext:value-type="currency">
            <text:p>1 500,00 zł</text:p>
          </table:table-cell>
          <table:table-cell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U-112</text:p>
          </table:table-cell>
          <table:table-cell office:value-type="string" calcext:value-type="string">
            <text:p>Albert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Urzędnik</text:p>
          </table:table-cell>
          <table:table-cell office:value-type="date" office:date-value="1990-03-04" calcext:value-type="date">
            <text:p>1990-03-04</text:p>
          </table:table-cell>
          <table:table-cell office:value-type="currency" office:currency="PLN" office:value="1540" calcext:value-type="currency">
            <text:p>1 540,00 zł</text:p>
          </table:table-cell>
          <table:table-cell/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U-113</text:p>
          </table:table-cell>
          <table:table-cell office:value-type="string" calcext:value-type="string">
            <text:p>Aleksander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Urzędnik</text:p>
          </table:table-cell>
          <table:table-cell office:value-type="date" office:date-value="2001-10-06" calcext:value-type="date">
            <text:p>2001-10-06</text:p>
          </table:table-cell>
          <table:table-cell office:value-type="currency" office:currency="PLN" office:value="1510" calcext:value-type="currency">
            <text:p>1 510,00 zł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S-103</text:p>
          </table:table-cell>
          <table:table-cell office:value-type="string" calcext:value-type="string">
            <text:p>Aleksander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Sprzedawca</text:p>
          </table:table-cell>
          <table:table-cell office:value-type="date" office:date-value="1994-06-11" calcext:value-type="date">
            <text:p>1994-06-11</text:p>
          </table:table-cell>
          <table:table-cell office:value-type="currency" office:currency="PLN" office:value="1200" calcext:value-type="currency">
            <text:p>1 200,00 zł</text:p>
          </table:table-cell>
          <table:table-cell/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Z-551</text:p>
          </table:table-cell>
          <table:table-cell office:value-type="string" calcext:value-type="string">
            <text:p>Aleksander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Zaopatrzeniowiec</text:p>
          </table:table-cell>
          <table:table-cell office:value-type="date" office:date-value="1997-05-12" calcext:value-type="date">
            <text:p>1997-05-12</text:p>
          </table:table-cell>
          <table:table-cell office:value-type="currency" office:currency="PLN" office:value="1490" calcext:value-type="currency">
            <text:p>1 490,00 zł</text:p>
          </table:table-cell>
          <table:table-cell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S-118</text:p>
          </table:table-cell>
          <table:table-cell office:value-type="string" calcext:value-type="string">
            <text:p>Aleksandrowicz</text:p>
          </table:table-cell>
          <table:table-cell office:value-type="string" calcext:value-type="string">
            <text:p>Krystyna</text:p>
          </table:table-cell>
          <table:table-cell office:value-type="string" calcext:value-type="string">
            <text:p>Sprzedawca</text:p>
          </table:table-cell>
          <table:table-cell office:value-type="date" office:date-value="1994-06-30" calcext:value-type="date">
            <text:p>1994-06-30</text:p>
          </table:table-cell>
          <table:table-cell office:value-type="currency" office:currency="PLN" office:value="1140" calcext:value-type="currency">
            <text:p>1 140,00 zł</text:p>
          </table:table-cell>
          <table:table-cell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U-115</text:p>
          </table:table-cell>
          <table:table-cell office:value-type="string" calcext:value-type="string">
            <text:p>Aleksandrowicz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Urzędnik</text:p>
          </table:table-cell>
          <table:table-cell office:value-type="date" office:date-value="1995-10-06" calcext:value-type="date">
            <text:p>1995-10-06</text:p>
          </table:table-cell>
          <table:table-cell office:value-type="currency" office:currency="PLN" office:value="1410" calcext:value-type="currency">
            <text:p>1 410,00 zł</text:p>
          </table:table-cell>
          <table:table-cell/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S-205</text:p>
          </table:table-cell>
          <table:table-cell office:value-type="string" calcext:value-type="string">
            <text:p>Aleksandrowicz</text:p>
          </table:table-cell>
          <table:table-cell office:value-type="string" calcext:value-type="string">
            <text:p>Michał</text:p>
          </table:table-cell>
          <table:table-cell office:value-type="string" calcext:value-type="string">
            <text:p>Sprzedawca</text:p>
          </table:table-cell>
          <table:table-cell office:value-type="date" office:date-value="1993-07-08" calcext:value-type="date">
            <text:p>1993-07-08</text:p>
          </table:table-cell>
          <table:table-cell office:value-type="currency" office:currency="PLN" office:value="1280" calcext:value-type="currency">
            <text:p>1 280,00 zł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S-193</text:p>
          </table:table-cell>
          <table:table-cell office:value-type="string" calcext:value-type="string">
            <text:p>Alot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Sprzedawca</text:p>
          </table:table-cell>
          <table:table-cell office:value-type="date" office:date-value="1994-02-19" calcext:value-type="date">
            <text:p>1994-02-19</text:p>
          </table:table-cell>
          <table:table-cell office:value-type="currency" office:currency="PLN" office:value="1270" calcext:value-type="currency">
            <text:p>1 270,00 zł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S-191</text:p>
          </table:table-cell>
          <table:table-cell office:value-type="string" calcext:value-type="string">
            <text:p>Alot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Sprzedawca</text:p>
          </table:table-cell>
          <table:table-cell office:value-type="date" office:date-value="1996-02-25" calcext:value-type="date">
            <text:p>1996-02-25</text:p>
          </table:table-cell>
          <table:table-cell office:value-type="currency" office:currency="PLN" office:value="1400" calcext:value-type="currency">
            <text:p>1 400,00 zł</text:p>
          </table:table-cell>
          <table:table-cell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S-329</text:p>
          </table:table-cell>
          <table:table-cell office:value-type="string" calcext:value-type="string">
            <text:p>Alot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Sprzedawca</text:p>
          </table:table-cell>
          <table:table-cell office:value-type="date" office:date-value="1997-06-01" calcext:value-type="date">
            <text:p>1997-06-01</text:p>
          </table:table-cell>
          <table:table-cell office:value-type="currency" office:currency="PLN" office:value="1320" calcext:value-type="currency">
            <text:p>1 320,00 zł</text:p>
          </table:table-cell>
          <table:table-cell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Ki-268</text:p>
          </table:table-cell>
          <table:table-cell office:value-type="string" calcext:value-type="string">
            <text:p>Antos</text:p>
          </table:table-cell>
          <table:table-cell office:value-type="string" calcext:value-type="string">
            <text:p>Krystian</text:p>
          </table:table-cell>
          <table:table-cell office:value-type="string" calcext:value-type="string">
            <text:p>Kierowca</text:p>
          </table:table-cell>
          <table:table-cell office:value-type="date" office:date-value="1990-07-28" calcext:value-type="date">
            <text:p>1990-07-28</text:p>
          </table:table-cell>
          <table:table-cell office:value-type="currency" office:currency="PLN" office:value="1220" calcext:value-type="currency">
            <text:p>1 220,00 zł</text:p>
          </table:table-cell>
          <table:table-cell/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K-343</text:p>
          </table:table-cell>
          <table:table-cell office:value-type="string" calcext:value-type="string">
            <text:p>Antos</text:p>
          </table:table-cell>
          <table:table-cell office:value-type="string" calcext:value-type="string">
            <text:p>Hanna</text:p>
          </table:table-cell>
          <table:table-cell office:value-type="string" calcext:value-type="string">
            <text:p>Kierownik</text:p>
          </table:table-cell>
          <table:table-cell office:value-type="date" office:date-value="1999-05-04" calcext:value-type="date">
            <text:p>1999-05-04</text:p>
          </table:table-cell>
          <table:table-cell office:value-type="currency" office:currency="PLN" office:value="1970" calcext:value-type="currency">
            <text:p>1 970,00 zł</text:p>
          </table:table-cell>
          <table:table-cell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U-117</text:p>
          </table:table-cell>
          <table:table-cell office:value-type="string" calcext:value-type="string">
            <text:p>Antos</text:p>
          </table:table-cell>
          <table:table-cell office:value-type="string" calcext:value-type="string">
            <text:p>Wiesław</text:p>
          </table:table-cell>
          <table:table-cell office:value-type="string" calcext:value-type="string">
            <text:p>Urzędnik</text:p>
          </table:table-cell>
          <table:table-cell office:value-type="date" office:date-value="1992-09-14" calcext:value-type="date">
            <text:p>1992-09-14</text:p>
          </table:table-cell>
          <table:table-cell office:value-type="currency" office:currency="PLN" office:value="1490" calcext:value-type="currency">
            <text:p>1 490,00 zł</text:p>
          </table:table-cell>
          <table:table-cell/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Ki-247</text:p>
          </table:table-cell>
          <table:table-cell office:value-type="string" calcext:value-type="string">
            <text:p>Andrzejewski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Kierowca</text:p>
          </table:table-cell>
          <table:table-cell office:value-type="date" office:date-value="1990-10-31" calcext:value-type="date">
            <text:p>1990-10-31</text:p>
          </table:table-cell>
          <table:table-cell office:value-type="currency" office:currency="PLN" office:value="1070" calcext:value-type="currency">
            <text:p>1 070,00 zł</text:p>
          </table:table-cell>
          <table:table-cell/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S-334</text:p>
          </table:table-cell>
          <table:table-cell office:value-type="string" calcext:value-type="string">
            <text:p>Andrzejewski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Sprzedawca</text:p>
          </table:table-cell>
          <table:table-cell office:value-type="date" office:date-value="1998-06-20" calcext:value-type="date">
            <text:p>1998-06-20</text:p>
          </table:table-cell>
          <table:table-cell office:value-type="currency" office:currency="PLN" office:value="1010" calcext:value-type="currency">
            <text:p>1 010,00 zł</text:p>
          </table:table-cell>
          <table:table-cell/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O-102</text:p>
          </table:table-cell>
          <table:table-cell office:value-type="string" calcext:value-type="string">
            <text:p>Andrzejewska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Operator</text:p>
          </table:table-cell>
          <table:table-cell office:value-type="date" office:date-value="1993-04-27" calcext:value-type="date">
            <text:p>1993-04-27</text:p>
          </table:table-cell>
          <table:table-cell office:value-type="currency" office:currency="PLN" office:value="1370" calcext:value-type="currency">
            <text:p>1 370,00 zł</text:p>
          </table:table-cell>
          <table:table-cell/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Ks-345</text:p>
          </table:table-cell>
          <table:table-cell office:value-type="string" calcext:value-type="string">
            <text:p>Andrzejewska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Księgowy</text:p>
          </table:table-cell>
          <table:table-cell office:value-type="date" office:date-value="1997-05-24" calcext:value-type="date">
            <text:p>1997-05-24</text:p>
          </table:table-cell>
          <table:table-cell office:value-type="currency" office:currency="PLN" office:value="1510" calcext:value-type="currency">
            <text:p>1 510,00 zł</text:p>
          </table:table-cell>
          <table:table-cell/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Z-552</text:p>
          </table:table-cell>
          <table:table-cell office:value-type="string" calcext:value-type="string">
            <text:p>Antczak</text:p>
          </table:table-cell>
          <table:table-cell office:value-type="string" calcext:value-type="string">
            <text:p>Jolanta</text:p>
          </table:table-cell>
          <table:table-cell office:value-type="string" calcext:value-type="string">
            <text:p>Zaopatrzeniowiec</text:p>
          </table:table-cell>
          <table:table-cell office:value-type="date" office:date-value="1993-04-01" calcext:value-type="date">
            <text:p>1993-04-01</text:p>
          </table:table-cell>
          <table:table-cell office:value-type="currency" office:currency="PLN" office:value="1540" calcext:value-type="currency">
            <text:p>1 540,00 zł</text:p>
          </table:table-cell>
          <table:table-cell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Ki-335</text:p>
          </table:table-cell>
          <table:table-cell office:value-type="string" calcext:value-type="string">
            <text:p>Antczak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Kierowca</text:p>
          </table:table-cell>
          <table:table-cell office:value-type="date" office:date-value="1999-01-10" calcext:value-type="date">
            <text:p>1999-01-10</text:p>
          </table:table-cell>
          <table:table-cell office:value-type="currency" office:currency="PLN" office:value="1060" calcext:value-type="currency">
            <text:p>1 060,00 zł</text:p>
          </table:table-cell>
          <table:table-cell/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U-118</text:p>
          </table:table-cell>
          <table:table-cell office:value-type="string" calcext:value-type="string">
            <text:p>Antoni</text:p>
          </table:table-cell>
          <table:table-cell office:value-type="string" calcext:value-type="string">
            <text:p>Marian</text:p>
          </table:table-cell>
          <table:table-cell office:value-type="string" calcext:value-type="string">
            <text:p>Urzędnik</text:p>
          </table:table-cell>
          <table:table-cell office:value-type="date" office:date-value="2001-04-09" calcext:value-type="date">
            <text:p>2001-04-09</text:p>
          </table:table-cell>
          <table:table-cell office:value-type="currency" office:currency="PLN" office:value="1560" calcext:value-type="currency">
            <text:p>1 560,00 zł</text:p>
          </table:table-cell>
          <table:table-cell/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U-128</text:p>
          </table:table-cell>
          <table:table-cell office:value-type="string" calcext:value-type="string">
            <text:p>Antonkiewicz</text:p>
          </table:table-cell>
          <table:table-cell office:value-type="string" calcext:value-type="string">
            <text:p>Krystyna</text:p>
          </table:table-cell>
          <table:table-cell office:value-type="string" calcext:value-type="string">
            <text:p>Urzędnik</text:p>
          </table:table-cell>
          <table:table-cell office:value-type="date" office:date-value="1999-08-24" calcext:value-type="date">
            <text:p>1999-08-24</text:p>
          </table:table-cell>
          <table:table-cell office:value-type="currency" office:currency="PLN" office:value="1340" calcext:value-type="currency">
            <text:p>1 340,00 zł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S-190</text:p>
          </table:table-cell>
          <table:table-cell office:value-type="string" calcext:value-type="string">
            <text:p>Antonkiewicz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Sprzedawca</text:p>
          </table:table-cell>
          <table:table-cell office:value-type="date" office:date-value="1994-12-04" calcext:value-type="date">
            <text:p>1994-12-04</text:p>
          </table:table-cell>
          <table:table-cell office:value-type="currency" office:currency="PLN" office:value="1490" calcext:value-type="currency">
            <text:p>1 490,00 zł</text:p>
          </table:table-cell>
          <table:table-cell/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S-188</text:p>
          </table:table-cell>
          <table:table-cell office:value-type="string" calcext:value-type="string">
            <text:p>Antos</text:p>
          </table:table-cell>
          <table:table-cell office:value-type="string" calcext:value-type="string">
            <text:p>Agnieszka</text:p>
          </table:table-cell>
          <table:table-cell office:value-type="string" calcext:value-type="string">
            <text:p>Sprzedawca</text:p>
          </table:table-cell>
          <table:table-cell office:value-type="date" office:date-value="1998-04-28" calcext:value-type="date">
            <text:p>1998-04-28</text:p>
          </table:table-cell>
          <table:table-cell office:value-type="currency" office:currency="PLN" office:value="1250" calcext:value-type="currency">
            <text:p>1 250,00 zł</text:p>
          </table:table-cell>
          <table:table-cell/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S-150</text:p>
          </table:table-cell>
          <table:table-cell office:value-type="string" calcext:value-type="string">
            <text:p>Antos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Sprzedawca</text:p>
          </table:table-cell>
          <table:table-cell office:value-type="date" office:date-value="1993-07-22" calcext:value-type="date">
            <text:p>1993-07-22</text:p>
          </table:table-cell>
          <table:table-cell office:value-type="currency" office:currency="PLN" office:value="1060" calcext:value-type="currency">
            <text:p>1 060,00 zł</text:p>
          </table:table-cell>
          <table:table-cell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S-148</text:p>
          </table:table-cell>
          <table:table-cell office:value-type="string" calcext:value-type="string">
            <text:p>Antos</text:p>
          </table:table-cell>
          <table:table-cell office:value-type="string" calcext:value-type="string">
            <text:p>Karolina</text:p>
          </table:table-cell>
          <table:table-cell office:value-type="string" calcext:value-type="string">
            <text:p>Sprzedawca</text:p>
          </table:table-cell>
          <table:table-cell office:value-type="date" office:date-value="2002-02-10" calcext:value-type="date">
            <text:p>2002-02-10</text:p>
          </table:table-cell>
          <table:table-cell office:value-type="currency" office:currency="PLN" office:value="1310" calcext:value-type="currency">
            <text:p>1 310,00 zł</text:p>
          </table:table-cell>
          <table:table-cell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S-147</text:p>
          </table:table-cell>
          <table:table-cell office:value-type="string" calcext:value-type="string">
            <text:p>Antos</text:p>
          </table:table-cell>
          <table:table-cell office:value-type="string" calcext:value-type="string">
            <text:p>Mieczysław</text:p>
          </table:table-cell>
          <table:table-cell office:value-type="string" calcext:value-type="string">
            <text:p>Sprzedawca</text:p>
          </table:table-cell>
          <table:table-cell office:value-type="date" office:date-value="1999-12-29" calcext:value-type="date">
            <text:p>1999-12-29</text:p>
          </table:table-cell>
          <table:table-cell office:value-type="currency" office:currency="PLN" office:value="1490" calcext:value-type="currency">
            <text:p>1 490,00 zł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U-129</text:p>
          </table:table-cell>
          <table:table-cell office:value-type="string" calcext:value-type="string">
            <text:p>Arak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Urzędnik</text:p>
          </table:table-cell>
          <table:table-cell office:value-type="date" office:date-value="2001-02-21" calcext:value-type="date">
            <text:p>2001-02-21</text:p>
          </table:table-cell>
          <table:table-cell office:value-type="currency" office:currency="PLN" office:value="1500" calcext:value-type="currency">
            <text:p>1 500,00 zł</text:p>
          </table:table-cell>
          <table:table-cell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U-130</text:p>
          </table:table-cell>
          <table:table-cell office:value-type="string" calcext:value-type="string">
            <text:p>Arak</text:p>
          </table:table-cell>
          <table:table-cell office:value-type="string" calcext:value-type="string">
            <text:p>Krystyna</text:p>
          </table:table-cell>
          <table:table-cell office:value-type="string" calcext:value-type="string">
            <text:p>Urzędnik</text:p>
          </table:table-cell>
          <table:table-cell office:value-type="date" office:date-value="1999-06-06" calcext:value-type="date">
            <text:p>1999-06-06</text:p>
          </table:table-cell>
          <table:table-cell office:value-type="currency" office:currency="PLN" office:value="1380" calcext:value-type="currency">
            <text:p>1 380,00 zł</text:p>
          </table:table-cell>
          <table:table-cell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U-145</text:p>
          </table:table-cell>
          <table:table-cell office:value-type="string" calcext:value-type="string">
            <text:p>Aronowski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Urzędnik</text:p>
          </table:table-cell>
          <table:table-cell office:value-type="date" office:date-value="1994-01-04" calcext:value-type="date">
            <text:p>1994-01-04</text:p>
          </table:table-cell>
          <table:table-cell office:value-type="currency" office:currency="PLN" office:value="1480" calcext:value-type="currency">
            <text:p>1 480,00 zł</text:p>
          </table:table-cell>
          <table:table-cell/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U-146</text:p>
          </table:table-cell>
          <table:table-cell office:value-type="string" calcext:value-type="string">
            <text:p>Aronowski</text:p>
          </table:table-cell>
          <table:table-cell office:value-type="string" calcext:value-type="string">
            <text:p>Wiesław</text:p>
          </table:table-cell>
          <table:table-cell office:value-type="string" calcext:value-type="string">
            <text:p>Urzędnik</text:p>
          </table:table-cell>
          <table:table-cell office:value-type="date" office:date-value="2000-10-20" calcext:value-type="date">
            <text:p>2000-10-20</text:p>
          </table:table-cell>
          <table:table-cell office:value-type="currency" office:currency="PLN" office:value="1190" calcext:value-type="currency">
            <text:p>1 190,00 zł</text:p>
          </table:table-cell>
          <table:table-cell/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U-149</text:p>
          </table:table-cell>
          <table:table-cell office:value-type="string" calcext:value-type="string">
            <text:p>Aronowska</text:p>
          </table:table-cell>
          <table:table-cell office:value-type="string" calcext:value-type="string">
            <text:p>Halina</text:p>
          </table:table-cell>
          <table:table-cell office:value-type="string" calcext:value-type="string">
            <text:p>Urzędnik</text:p>
          </table:table-cell>
          <table:table-cell office:value-type="date" office:date-value="2002-10-15" calcext:value-type="date">
            <text:p>2002-10-15</text:p>
          </table:table-cell>
          <table:table-cell office:value-type="currency" office:currency="PLN" office:value="1110" calcext:value-type="currency">
            <text:p>1 110,00 zł</text:p>
          </table:table-cell>
          <table:table-cell/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Ki-272</text:p>
          </table:table-cell>
          <table:table-cell office:value-type="string" calcext:value-type="string">
            <text:p>Augustyniak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Kierowca</text:p>
          </table:table-cell>
          <table:table-cell office:value-type="date" office:date-value="1997-05-15" calcext:value-type="date">
            <text:p>1997-05-15</text:p>
          </table:table-cell>
          <table:table-cell office:value-type="currency" office:currency="PLN" office:value="1330" calcext:value-type="currency">
            <text:p>1 330,00 zł</text:p>
          </table:table-cell>
          <table:table-cell/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O-103</text:p>
          </table:table-cell>
          <table:table-cell office:value-type="string" calcext:value-type="string">
            <text:p>Augustyniak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Operator</text:p>
          </table:table-cell>
          <table:table-cell office:value-type="date" office:date-value="2000-09-15" calcext:value-type="date">
            <text:p>2000-09-15</text:p>
          </table:table-cell>
          <table:table-cell office:value-type="currency" office:currency="PLN" office:value="1420" calcext:value-type="currency">
            <text:p>1 420,00 zł</text:p>
          </table:table-cell>
          <table:table-cell/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S-333</text:p>
          </table:table-cell>
          <table:table-cell office:value-type="string" calcext:value-type="string">
            <text:p>Augustyn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Sprzedawca</text:p>
          </table:table-cell>
          <table:table-cell office:value-type="date" office:date-value="2002-06-26" calcext:value-type="date">
            <text:p>2002-06-26</text:p>
          </table:table-cell>
          <table:table-cell office:value-type="currency" office:currency="PLN" office:value="1480" calcext:value-type="currency">
            <text:p>1 480,00 zł</text:p>
          </table:table-cell>
          <table:table-cell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Ki-271</text:p>
          </table:table-cell>
          <table:table-cell office:value-type="string" calcext:value-type="string">
            <text:p>Babiarz</text:p>
          </table:table-cell>
          <table:table-cell office:value-type="string" calcext:value-type="string">
            <text:p>Waldemar</text:p>
          </table:table-cell>
          <table:table-cell office:value-type="string" calcext:value-type="string">
            <text:p>Kierowca</text:p>
          </table:table-cell>
          <table:table-cell office:value-type="date" office:date-value="1995-06-28" calcext:value-type="date">
            <text:p>1995-06-28</text:p>
          </table:table-cell>
          <table:table-cell office:value-type="currency" office:currency="PLN" office:value="1220" calcext:value-type="currency">
            <text:p>1 220,00 zł</text:p>
          </table:table-cell>
          <table:table-cell/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S-104</text:p>
          </table:table-cell>
          <table:table-cell office:value-type="string" calcext:value-type="string">
            <text:p>Babiarz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przedawca</text:p>
          </table:table-cell>
          <table:table-cell office:value-type="date" office:date-value="1994-02-16" calcext:value-type="date">
            <text:p>1994-02-16</text:p>
          </table:table-cell>
          <table:table-cell office:value-type="currency" office:currency="PLN" office:value="1140" calcext:value-type="currency">
            <text:p>1 140,00 zł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S-146</text:p>
          </table:table-cell>
          <table:table-cell office:value-type="string" calcext:value-type="string">
            <text:p>Babula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Sprzedawca</text:p>
          </table:table-cell>
          <table:table-cell office:value-type="date" office:date-value="1997-08-07" calcext:value-type="date">
            <text:p>1997-08-07</text:p>
          </table:table-cell>
          <table:table-cell office:value-type="currency" office:currency="PLN" office:value="1390" calcext:value-type="currency">
            <text:p>1 390,00 zł</text:p>
          </table:table-cell>
          <table:table-cell/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O-104</text:p>
          </table:table-cell>
          <table:table-cell office:value-type="string" calcext:value-type="string">
            <text:p>Babula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Operator</text:p>
          </table:table-cell>
          <table:table-cell office:value-type="date" office:date-value="2000-01-27" calcext:value-type="date">
            <text:p>2000-01-27</text:p>
          </table:table-cell>
          <table:table-cell office:value-type="currency" office:currency="PLN" office:value="1300" calcext:value-type="currency">
            <text:p>1 300,00 zł</text:p>
          </table:table-cell>
          <table:table-cell/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R-400</text:p>
          </table:table-cell>
          <table:table-cell office:value-type="string" calcext:value-type="string">
            <text:p>Barszczewska</text:p>
          </table:table-cell>
          <table:table-cell office:value-type="string" calcext:value-type="string">
            <text:p>Cecylia</text:p>
          </table:table-cell>
          <table:table-cell office:value-type="string" calcext:value-type="string">
            <text:p>Referent</text:p>
          </table:table-cell>
          <table:table-cell office:value-type="date" office:date-value="1992-12-05" calcext:value-type="date">
            <text:p>1992-12-05</text:p>
          </table:table-cell>
          <table:table-cell office:value-type="currency" office:currency="PLN" office:value="1230" calcext:value-type="currency">
            <text:p>1 230,00 zł</text:p>
          </table:table-cell>
          <table:table-cell/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O-105</text:p>
          </table:table-cell>
          <table:table-cell office:value-type="string" calcext:value-type="string">
            <text:p>Barszcz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Operator</text:p>
          </table:table-cell>
          <table:table-cell office:value-type="date" office:date-value="2002-06-13" calcext:value-type="date">
            <text:p>2002-06-13</text:p>
          </table:table-cell>
          <table:table-cell office:value-type="currency" office:currency="PLN" office:value="1210" calcext:value-type="currency">
            <text:p>1 210,00 zł</text:p>
          </table:table-cell>
          <table:table-cell/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O-106</text:p>
          </table:table-cell>
          <table:table-cell office:value-type="string" calcext:value-type="string">
            <text:p>Barszcz</text:p>
          </table:table-cell>
          <table:table-cell office:value-type="string" calcext:value-type="string">
            <text:p>Halina</text:p>
          </table:table-cell>
          <table:table-cell office:value-type="string" calcext:value-type="string">
            <text:p>Operator</text:p>
          </table:table-cell>
          <table:table-cell office:value-type="date" office:date-value="2002-06-10" calcext:value-type="date">
            <text:p>2002-06-10</text:p>
          </table:table-cell>
          <table:table-cell office:value-type="currency" office:currency="PLN" office:value="1410" calcext:value-type="currency">
            <text:p>1 410,00 zł</text:p>
          </table:table-cell>
          <table:table-cell/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O-107</text:p>
          </table:table-cell>
          <table:table-cell office:value-type="string" calcext:value-type="string">
            <text:p>Barszcz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Operator</text:p>
          </table:table-cell>
          <table:table-cell office:value-type="date" office:date-value="2002-07-26" calcext:value-type="date">
            <text:p>2002-07-26</text:p>
          </table:table-cell>
          <table:table-cell office:value-type="currency" office:currency="PLN" office:value="1460" calcext:value-type="currency">
            <text:p>1 460,00 zł</text:p>
          </table:table-cell>
          <table:table-cell/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O-108</text:p>
          </table:table-cell>
          <table:table-cell office:value-type="string" calcext:value-type="string">
            <text:p>Barszcz</text:p>
          </table:table-cell>
          <table:table-cell office:value-type="string" calcext:value-type="string">
            <text:p>Paweł</text:p>
          </table:table-cell>
          <table:table-cell office:value-type="string" calcext:value-type="string">
            <text:p>Operator</text:p>
          </table:table-cell>
          <table:table-cell office:value-type="date" office:date-value="1991-12-20" calcext:value-type="date">
            <text:p>1991-12-20</text:p>
          </table:table-cell>
          <table:table-cell office:value-type="currency" office:currency="PLN" office:value="1390" calcext:value-type="currency">
            <text:p>1 390,00 zł</text:p>
          </table:table-cell>
          <table:table-cell/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O-109</text:p>
          </table:table-cell>
          <table:table-cell office:value-type="string" calcext:value-type="string">
            <text:p>Badowska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Operator</text:p>
          </table:table-cell>
          <table:table-cell office:value-type="date" office:date-value="2000-10-21" calcext:value-type="date">
            <text:p>2000-10-21</text:p>
          </table:table-cell>
          <table:table-cell office:value-type="currency" office:currency="PLN" office:value="1190" calcext:value-type="currency">
            <text:p>1 190,00 zł</text:p>
          </table:table-cell>
          <table:table-cell/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R-401</text:p>
          </table:table-cell>
          <table:table-cell office:value-type="string" calcext:value-type="string">
            <text:p>Badowska</text:p>
          </table:table-cell>
          <table:table-cell office:value-type="string" calcext:value-type="string">
            <text:p>Małgorzata</text:p>
          </table:table-cell>
          <table:table-cell office:value-type="string" calcext:value-type="string">
            <text:p>Referent</text:p>
          </table:table-cell>
          <table:table-cell office:value-type="date" office:date-value="1993-05-08" calcext:value-type="date">
            <text:p>1993-05-08</text:p>
          </table:table-cell>
          <table:table-cell office:value-type="currency" office:currency="PLN" office:value="1520" calcext:value-type="currency">
            <text:p>1 520,00 zł</text:p>
          </table:table-cell>
          <table:table-cell/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O-110</text:p>
          </table:table-cell>
          <table:table-cell office:value-type="string" calcext:value-type="string">
            <text:p>Badowski</text:p>
          </table:table-cell>
          <table:table-cell office:value-type="string" calcext:value-type="string">
            <text:p>Bronisław</text:p>
          </table:table-cell>
          <table:table-cell office:value-type="string" calcext:value-type="string">
            <text:p>Operator</text:p>
          </table:table-cell>
          <table:table-cell office:value-type="date" office:date-value="1995-05-31" calcext:value-type="date">
            <text:p>1995-05-31</text:p>
          </table:table-cell>
          <table:table-cell office:value-type="currency" office:currency="PLN" office:value="1370" calcext:value-type="currency">
            <text:p>1 370,00 zł</text:p>
          </table:table-cell>
          <table:table-cell/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U-150</text:p>
          </table:table-cell>
          <table:table-cell office:value-type="string" calcext:value-type="string">
            <text:p>Badowski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Urzędnik</text:p>
          </table:table-cell>
          <table:table-cell office:value-type="date" office:date-value="1997-12-20" calcext:value-type="date">
            <text:p>1997-12-20</text:p>
          </table:table-cell>
          <table:table-cell office:value-type="currency" office:currency="PLN" office:value="1300" calcext:value-type="currency">
            <text:p>1 300,00 zł</text:p>
          </table:table-cell>
          <table:table-cell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R-402</text:p>
          </table:table-cell>
          <table:table-cell office:value-type="string" calcext:value-type="string">
            <text:p>Bajda</text:p>
          </table:table-cell>
          <table:table-cell office:value-type="string" calcext:value-type="string">
            <text:p>Antoni</text:p>
          </table:table-cell>
          <table:table-cell office:value-type="string" calcext:value-type="string">
            <text:p>Referent</text:p>
          </table:table-cell>
          <table:table-cell office:value-type="date" office:date-value="2000-11-03" calcext:value-type="date">
            <text:p>2000-11-03</text:p>
          </table:table-cell>
          <table:table-cell office:value-type="currency" office:currency="PLN" office:value="1120" calcext:value-type="currency">
            <text:p>1 120,00 zł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S-332</text:p>
          </table:table-cell>
          <table:table-cell office:value-type="string" calcext:value-type="string">
            <text:p>Bajda</text:p>
          </table:table-cell>
          <table:table-cell office:value-type="string" calcext:value-type="string">
            <text:p>Ewelina</text:p>
          </table:table-cell>
          <table:table-cell office:value-type="string" calcext:value-type="string">
            <text:p>Sprzedawca</text:p>
          </table:table-cell>
          <table:table-cell office:value-type="date" office:date-value="1993-10-10" calcext:value-type="date">
            <text:p>1993-10-10</text:p>
          </table:table-cell>
          <table:table-cell office:value-type="currency" office:currency="PLN" office:value="1360" calcext:value-type="currency">
            <text:p>1 360,00 zł</text:p>
          </table:table-cell>
          <table:table-cell/>
          <table:table-cell office:value-type="float" office:value="28" calcext:value-type="float">
            <text:p>28</text:p>
          </table:table-cell>
        </table:table-row>
        <table:table-row table:style-name="ro1">
          <table:table-cell table:style-name="ce1" office:value-type="date" office:date-value="0109-12-31" calcext:value-type="date">
            <text:p>0110-01-01</text:p>
          </table:table-cell>
          <table:table-cell office:value-type="string" calcext:value-type="string">
            <text:p>Bajda</text:p>
          </table:table-cell>
          <table:table-cell office:value-type="string" calcext:value-type="string">
            <text:p>Marcin</text:p>
          </table:table-cell>
          <table:table-cell office:value-type="string" calcext:value-type="string">
            <text:p>Informatyk</text:p>
          </table:table-cell>
          <table:table-cell office:value-type="date" office:date-value="1992-12-16" calcext:value-type="date">
            <text:p>1992-12-16</text:p>
          </table:table-cell>
          <table:table-cell office:value-type="currency" office:currency="PLN" office:value="1860" calcext:value-type="currency">
            <text:p>1 860,00 zł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O-111</text:p>
          </table:table-cell>
          <table:table-cell office:value-type="string" calcext:value-type="string">
            <text:p>Bajer</text:p>
          </table:table-cell>
          <table:table-cell office:value-type="string" calcext:value-type="string">
            <text:p>Alfred</text:p>
          </table:table-cell>
          <table:table-cell office:value-type="string" calcext:value-type="string">
            <text:p>Operator</text:p>
          </table:table-cell>
          <table:table-cell office:value-type="date" office:date-value="1996-04-28" calcext:value-type="date">
            <text:p>1996-04-28</text:p>
          </table:table-cell>
          <table:table-cell office:value-type="currency" office:currency="PLN" office:value="1110" calcext:value-type="currency">
            <text:p>1 110,00 zł</text:p>
          </table:table-cell>
          <table:table-cell/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O-112</text:p>
          </table:table-cell>
          <table:table-cell office:value-type="string" calcext:value-type="string">
            <text:p>Bajer</text:p>
          </table:table-cell>
          <table:table-cell office:value-type="string" calcext:value-type="string">
            <text:p>Irena</text:p>
          </table:table-cell>
          <table:table-cell office:value-type="string" calcext:value-type="string">
            <text:p>Operator</text:p>
          </table:table-cell>
          <table:table-cell office:value-type="date" office:date-value="1990-01-12" calcext:value-type="date">
            <text:p>1990-01-12</text:p>
          </table:table-cell>
          <table:table-cell office:value-type="currency" office:currency="PLN" office:value="1300" calcext:value-type="currency">
            <text:p>1 300,00 zł</text:p>
          </table:table-cell>
          <table:table-cell/>
          <table:table-cell office:value-type="float" office:value="40" calcext:value-type="float">
            <text:p>40</text:p>
          </table:table-cell>
        </table:table-row>
        <table:table-row table:style-name="ro1">
          <table:table-cell table:style-name="ce1" office:value-type="date" office:date-value="0110-12-31" calcext:value-type="date">
            <text:p>0111-01-01</text:p>
          </table:table-cell>
          <table:table-cell office:value-type="string" calcext:value-type="string">
            <text:p>Bajer</text:p>
          </table:table-cell>
          <table:table-cell office:value-type="string" calcext:value-type="string">
            <text:p>Stefan</text:p>
          </table:table-cell>
          <table:table-cell office:value-type="string" calcext:value-type="string">
            <text:p>Informatyk</text:p>
          </table:table-cell>
          <table:table-cell office:value-type="date" office:date-value="1990-06-16" calcext:value-type="date">
            <text:p>1990-06-16</text:p>
          </table:table-cell>
          <table:table-cell office:value-type="currency" office:currency="PLN" office:value="1860" calcext:value-type="currency">
            <text:p>1 860,00 zł</text:p>
          </table:table-cell>
          <table:table-cell/>
          <table:table-cell office:value-type="float" office:value="11" calcext:value-type="float">
            <text:p>11</text:p>
          </table:table-cell>
        </table:table-row>
        <table:table-row table:style-name="ro1">
          <table:table-cell table:style-name="ce1" office:value-type="date" office:date-value="0111-12-31" calcext:value-type="date">
            <text:p>0112-01-01</text:p>
          </table:table-cell>
          <table:table-cell office:value-type="string" calcext:value-type="string">
            <text:p>Balcer</text:p>
          </table:table-cell>
          <table:table-cell office:value-type="string" calcext:value-type="string">
            <text:p>Iwona</text:p>
          </table:table-cell>
          <table:table-cell office:value-type="string" calcext:value-type="string">
            <text:p>Informatyk</text:p>
          </table:table-cell>
          <table:table-cell office:value-type="date" office:date-value="1991-05-04" calcext:value-type="date">
            <text:p>1991-05-04</text:p>
          </table:table-cell>
          <table:table-cell office:value-type="currency" office:currency="PLN" office:value="1560" calcext:value-type="currency">
            <text:p>1 560,00 zł</text:p>
          </table:table-cell>
          <table:table-cell/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S-145</text:p>
          </table:table-cell>
          <table:table-cell office:value-type="string" calcext:value-type="string">
            <text:p>Balcerowski</text:p>
          </table:table-cell>
          <table:table-cell office:value-type="string" calcext:value-type="string">
            <text:p>Krystian</text:p>
          </table:table-cell>
          <table:table-cell office:value-type="string" calcext:value-type="string">
            <text:p>Sprzedawca</text:p>
          </table:table-cell>
          <table:table-cell office:value-type="date" office:date-value="1992-10-24" calcext:value-type="date">
            <text:p>1992-10-24</text:p>
          </table:table-cell>
          <table:table-cell office:value-type="currency" office:currency="PLN" office:value="1260" calcext:value-type="currency">
            <text:p>1 260,00 zł</text:p>
          </table:table-cell>
          <table:table-cell/>
          <table:table-cell office:value-type="float" office:value="28" calcext:value-type="float">
            <text:p>28</text:p>
          </table:table-cell>
        </table:table-row>
        <table:table-row table:style-name="ro1">
          <table:table-cell table:style-name="ce1" office:value-type="date" office:date-value="0112-12-31" calcext:value-type="date">
            <text:p>0113-01-01</text:p>
          </table:table-cell>
          <table:table-cell office:value-type="string" calcext:value-type="string">
            <text:p>Balcerzak</text:p>
          </table:table-cell>
          <table:table-cell office:value-type="string" calcext:value-type="string">
            <text:p>Ilona</text:p>
          </table:table-cell>
          <table:table-cell office:value-type="string" calcext:value-type="string">
            <text:p>Informatyk</text:p>
          </table:table-cell>
          <table:table-cell office:value-type="date" office:date-value="1992-09-30" calcext:value-type="date">
            <text:p>1992-09-30</text:p>
          </table:table-cell>
          <table:table-cell office:value-type="currency" office:currency="PLN" office:value="1940" calcext:value-type="currency">
            <text:p>1 940,00 zł</text:p>
          </table:table-cell>
          <table:table-cell/>
          <table:table-cell office:value-type="float" office:value="11" calcext:value-type="float">
            <text:p>11</text:p>
          </table:table-cell>
        </table:table-row>
        <table:table-row table:style-name="ro1">
          <table:table-cell table:style-name="ce1" office:value-type="date" office:date-value="0113-12-31" calcext:value-type="date">
            <text:p>0114-01-01</text:p>
          </table:table-cell>
          <table:table-cell office:value-type="string" calcext:value-type="string">
            <text:p>Balcerowska</text:p>
          </table:table-cell>
          <table:table-cell office:value-type="string" calcext:value-type="string">
            <text:p>Iwona</text:p>
          </table:table-cell>
          <table:table-cell office:value-type="string" calcext:value-type="string">
            <text:p>Informatyk</text:p>
          </table:table-cell>
          <table:table-cell office:value-type="date" office:date-value="1997-08-28" calcext:value-type="date">
            <text:p>1997-08-28</text:p>
          </table:table-cell>
          <table:table-cell office:value-type="currency" office:currency="PLN" office:value="1770" calcext:value-type="currency">
            <text:p>1 770,00 zł</text:p>
          </table:table-cell>
          <table:table-cell/>
          <table:table-cell office:value-type="float" office:value="11" calcext:value-type="float">
            <text:p>11</text:p>
          </table:table-cell>
        </table:table-row>
        <table:table-row table:style-name="ro1">
          <table:table-cell table:style-name="ce1" office:value-type="date" office:date-value="0119-12-31" calcext:value-type="date">
            <text:p>0120-01-01</text:p>
          </table:table-cell>
          <table:table-cell office:value-type="string" calcext:value-type="string">
            <text:p>Balicki</text:p>
          </table:table-cell>
          <table:table-cell office:value-type="string" calcext:value-type="string">
            <text:p>Michał</text:p>
          </table:table-cell>
          <table:table-cell office:value-type="string" calcext:value-type="string">
            <text:p>Informatyk</text:p>
          </table:table-cell>
          <table:table-cell office:value-type="date" office:date-value="2001-04-25" calcext:value-type="date">
            <text:p>2001-04-25</text:p>
          </table:table-cell>
          <table:table-cell office:value-type="currency" office:currency="PLN" office:value="1730" calcext:value-type="currency">
            <text:p>1 730,00 zł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O-113</text:p>
          </table:table-cell>
          <table:table-cell office:value-type="string" calcext:value-type="string">
            <text:p>Balicki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Operator</text:p>
          </table:table-cell>
          <table:table-cell office:value-type="date" office:date-value="1997-08-28" calcext:value-type="date">
            <text:p>1997-08-28</text:p>
          </table:table-cell>
          <table:table-cell office:value-type="currency" office:currency="PLN" office:value="1170" calcext:value-type="currency">
            <text:p>1 170,00 zł</text:p>
          </table:table-cell>
          <table:table-cell/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U-151</text:p>
          </table:table-cell>
          <table:table-cell office:value-type="string" calcext:value-type="string">
            <text:p>Balicka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Urzędnik</text:p>
          </table:table-cell>
          <table:table-cell office:value-type="date" office:date-value="1999-08-10" calcext:value-type="date">
            <text:p>1999-08-10</text:p>
          </table:table-cell>
          <table:table-cell office:value-type="currency" office:currency="PLN" office:value="1120" calcext:value-type="currency">
            <text:p>1 120,00 zł</text:p>
          </table:table-cell>
          <table:table-cell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U-152</text:p>
          </table:table-cell>
          <table:table-cell office:value-type="string" calcext:value-type="string">
            <text:p>Balcerek</text:p>
          </table:table-cell>
          <table:table-cell office:value-type="string" calcext:value-type="string">
            <text:p>Zygmunt</text:p>
          </table:table-cell>
          <table:table-cell office:value-type="string" calcext:value-type="string">
            <text:p>Urzędnik</text:p>
          </table:table-cell>
          <table:table-cell office:value-type="date" office:date-value="1995-02-15" calcext:value-type="date">
            <text:p>1995-02-15</text:p>
          </table:table-cell>
          <table:table-cell office:value-type="currency" office:currency="PLN" office:value="1320" calcext:value-type="currency">
            <text:p>1 320,00 zł</text:p>
          </table:table-cell>
          <table:table-cell/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R-403</text:p>
          </table:table-cell>
          <table:table-cell office:value-type="string" calcext:value-type="string">
            <text:p>Balcerek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Referent</text:p>
          </table:table-cell>
          <table:table-cell office:value-type="date" office:date-value="2001-08-21" calcext:value-type="date">
            <text:p>2001-08-21</text:p>
          </table:table-cell>
          <table:table-cell office:value-type="currency" office:currency="PLN" office:value="1350" calcext:value-type="currency">
            <text:p>1 350,00 zł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table:style-name="ce1" office:value-type="date" office:date-value="0121-12-31" calcext:value-type="date">
            <text:p>0122-01-01</text:p>
          </table:table-cell>
          <table:table-cell office:value-type="string" calcext:value-type="string">
            <text:p>Banach</text:p>
          </table:table-cell>
          <table:table-cell office:value-type="string" calcext:value-type="string">
            <text:p>Dorota</text:p>
          </table:table-cell>
          <table:table-cell office:value-type="string" calcext:value-type="string">
            <text:p>Informatyk</text:p>
          </table:table-cell>
          <table:table-cell office:value-type="date" office:date-value="1991-11-15" calcext:value-type="date">
            <text:p>1991-11-15</text:p>
          </table:table-cell>
          <table:table-cell office:value-type="currency" office:currency="PLN" office:value="1650" calcext:value-type="currency">
            <text:p>1 650,00 zł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O-115</text:p>
          </table:table-cell>
          <table:table-cell office:value-type="string" calcext:value-type="string">
            <text:p>Banach</text:p>
          </table:table-cell>
          <table:table-cell office:value-type="string" calcext:value-type="string">
            <text:p>Paweł</text:p>
          </table:table-cell>
          <table:table-cell office:value-type="string" calcext:value-type="string">
            <text:p>Operator</text:p>
          </table:table-cell>
          <table:table-cell office:value-type="date" office:date-value="1991-08-21" calcext:value-type="date">
            <text:p>1991-08-21</text:p>
          </table:table-cell>
          <table:table-cell office:value-type="currency" office:currency="PLN" office:value="1390" calcext:value-type="currency">
            <text:p>1 390,00 zł</text:p>
          </table:table-cell>
          <table:table-cell/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O-118</text:p>
          </table:table-cell>
          <table:table-cell office:value-type="string" calcext:value-type="string">
            <text:p>Banach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Operator</text:p>
          </table:table-cell>
          <table:table-cell office:value-type="date" office:date-value="2002-04-23" calcext:value-type="date">
            <text:p>2002-04-23</text:p>
          </table:table-cell>
          <table:table-cell office:value-type="currency" office:currency="PLN" office:value="1010" calcext:value-type="currency">
            <text:p>1 010,00 zł</text:p>
          </table:table-cell>
          <table:table-cell/>
          <table:table-cell office:value-type="float" office:value="40" calcext:value-type="float">
            <text:p>40</text:p>
          </table:table-cell>
        </table:table-row>
        <table:table-row table:style-name="ro1">
          <table:table-cell table:style-name="ce1" office:value-type="date" office:date-value="0122-12-31" calcext:value-type="date">
            <text:p>0123-01-01</text:p>
          </table:table-cell>
          <table:table-cell office:value-type="string" calcext:value-type="string">
            <text:p>Banaczek</text:p>
          </table:table-cell>
          <table:table-cell office:value-type="string" calcext:value-type="string">
            <text:p>Wanda</text:p>
          </table:table-cell>
          <table:table-cell office:value-type="string" calcext:value-type="string">
            <text:p>Informatyk</text:p>
          </table:table-cell>
          <table:table-cell office:value-type="date" office:date-value="1995-10-29" calcext:value-type="date">
            <text:p>1995-10-29</text:p>
          </table:table-cell>
          <table:table-cell office:value-type="currency" office:currency="PLN" office:value="1730" calcext:value-type="currency">
            <text:p>1 730,00 zł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Z-553</text:p>
          </table:table-cell>
          <table:table-cell office:value-type="string" calcext:value-type="string">
            <text:p>Banasik</text:p>
          </table:table-cell>
          <table:table-cell office:value-type="string" calcext:value-type="string">
            <text:p>Irena</text:p>
          </table:table-cell>
          <table:table-cell office:value-type="string" calcext:value-type="string">
            <text:p>Zaopatrzeniowiec</text:p>
          </table:table-cell>
          <table:table-cell office:value-type="date" office:date-value="2000-06-04" calcext:value-type="date">
            <text:p>2000-06-04</text:p>
          </table:table-cell>
          <table:table-cell office:value-type="currency" office:currency="PLN" office:value="1390" calcext:value-type="currency">
            <text:p>1 390,00 zł</text:p>
          </table:table-cell>
          <table:table-cell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S-140</text:p>
          </table:table-cell>
          <table:table-cell office:value-type="string" calcext:value-type="string">
            <text:p>Banasik</text:p>
          </table:table-cell>
          <table:table-cell office:value-type="string" calcext:value-type="string">
            <text:p>Igor</text:p>
          </table:table-cell>
          <table:table-cell office:value-type="string" calcext:value-type="string">
            <text:p>Sprzedawca</text:p>
          </table:table-cell>
          <table:table-cell office:value-type="date" office:date-value="1994-06-01" calcext:value-type="date">
            <text:p>1994-06-01</text:p>
          </table:table-cell>
          <table:table-cell office:value-type="currency" office:currency="PLN" office:value="1110" calcext:value-type="currency">
            <text:p>1 110,00 zł</text:p>
          </table:table-cell>
          <table:table-cell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S-331</text:p>
          </table:table-cell>
          <table:table-cell office:value-type="string" calcext:value-type="string">
            <text:p>Banasiak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Sprzedawca</text:p>
          </table:table-cell>
          <table:table-cell office:value-type="date" office:date-value="1993-04-09" calcext:value-type="date">
            <text:p>1993-04-09</text:p>
          </table:table-cell>
          <table:table-cell office:value-type="currency" office:currency="PLN" office:value="1270" calcext:value-type="currency">
            <text:p>1 270,00 zł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Ks-357</text:p>
          </table:table-cell>
          <table:table-cell office:value-type="string" calcext:value-type="string">
            <text:p>Banasiak</text:p>
          </table:table-cell>
          <table:table-cell office:value-type="string" calcext:value-type="string">
            <text:p>Paulina</text:p>
          </table:table-cell>
          <table:table-cell office:value-type="string" calcext:value-type="string">
            <text:p>Księgowy</text:p>
          </table:table-cell>
          <table:table-cell office:value-type="date" office:date-value="1997-01-27" calcext:value-type="date">
            <text:p>1997-01-27</text:p>
          </table:table-cell>
          <table:table-cell office:value-type="currency" office:currency="PLN" office:value="1330" calcext:value-type="currency">
            <text:p>1 330,00 zł</text:p>
          </table:table-cell>
          <table:table-cell/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S-330</text:p>
          </table:table-cell>
          <table:table-cell office:value-type="string" calcext:value-type="string">
            <text:p>Banasiewicz</text:p>
          </table:table-cell>
          <table:table-cell office:value-type="string" calcext:value-type="string">
            <text:p>Andrzej</text:p>
          </table:table-cell>
          <table:table-cell office:value-type="string" calcext:value-type="string">
            <text:p>Sprzedawca</text:p>
          </table:table-cell>
          <table:table-cell office:value-type="date" office:date-value="2002-08-08" calcext:value-type="date">
            <text:p>2002-08-08</text:p>
          </table:table-cell>
          <table:table-cell office:value-type="currency" office:currency="PLN" office:value="1460" calcext:value-type="currency">
            <text:p>1 460,00 zł</text:p>
          </table:table-cell>
          <table:table-cell/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R-404</text:p>
          </table:table-cell>
          <table:table-cell office:value-type="string" calcext:value-type="string">
            <text:p>Banasiewicz</text:p>
          </table:table-cell>
          <table:table-cell office:value-type="string" calcext:value-type="string">
            <text:p>Beata</text:p>
          </table:table-cell>
          <table:table-cell office:value-type="string" calcext:value-type="string">
            <text:p>Referent</text:p>
          </table:table-cell>
          <table:table-cell office:value-type="date" office:date-value="1994-06-01" calcext:value-type="date">
            <text:p>1994-06-01</text:p>
          </table:table-cell>
          <table:table-cell office:value-type="currency" office:currency="PLN" office:value="1330" calcext:value-type="currency">
            <text:p>1 330,00 zł</text:p>
          </table:table-cell>
          <table:table-cell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R-405</text:p>
          </table:table-cell>
          <table:table-cell office:value-type="string" calcext:value-type="string">
            <text:p>Banasiewicz</text:p>
          </table:table-cell>
          <table:table-cell office:value-type="string" calcext:value-type="string">
            <text:p>Irena</text:p>
          </table:table-cell>
          <table:table-cell office:value-type="string" calcext:value-type="string">
            <text:p>Referent</text:p>
          </table:table-cell>
          <table:table-cell office:value-type="date" office:date-value="1996-08-15" calcext:value-type="date">
            <text:p>1996-08-15</text:p>
          </table:table-cell>
          <table:table-cell office:value-type="currency" office:currency="PLN" office:value="1310" calcext:value-type="currency">
            <text:p>1 310,00 zł</text:p>
          </table:table-cell>
          <table:table-cell/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O-119</text:p>
          </table:table-cell>
          <table:table-cell office:value-type="string" calcext:value-type="string">
            <text:p>Bansik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Operator</text:p>
          </table:table-cell>
          <table:table-cell office:value-type="date" office:date-value="1999-12-28" calcext:value-type="date">
            <text:p>1999-12-28</text:p>
          </table:table-cell>
          <table:table-cell office:value-type="currency" office:currency="PLN" office:value="1300" calcext:value-type="currency">
            <text:p>1 300,00 zł</text:p>
          </table:table-cell>
          <table:table-cell/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Ki-522</text:p>
          </table:table-cell>
          <table:table-cell office:value-type="string" calcext:value-type="string">
            <text:p>Banasik</text:p>
          </table:table-cell>
          <table:table-cell office:value-type="string" calcext:value-type="string">
            <text:p>Paweł</text:p>
          </table:table-cell>
          <table:table-cell office:value-type="string" calcext:value-type="string">
            <text:p>Kierowca</text:p>
          </table:table-cell>
          <table:table-cell office:value-type="date" office:date-value="1990-10-20" calcext:value-type="date">
            <text:p>1990-10-20</text:p>
          </table:table-cell>
          <table:table-cell office:value-type="currency" office:currency="PLN" office:value="1180" calcext:value-type="currency">
            <text:p>1 180,00 zł</text:p>
          </table:table-cell>
          <table:table-cell/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Ks-257</text:p>
          </table:table-cell>
          <table:table-cell office:value-type="string" calcext:value-type="string">
            <text:p>Banasik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Księgowy</text:p>
          </table:table-cell>
          <table:table-cell office:value-type="date" office:date-value="1994-08-04" calcext:value-type="date">
            <text:p>1994-08-04</text:p>
          </table:table-cell>
          <table:table-cell office:value-type="currency" office:currency="PLN" office:value="1540" calcext:value-type="currency">
            <text:p>1 540,00 zł</text:p>
          </table:table-cell>
          <table:table-cell/>
          <table:table-cell office:value-type="float" office:value="30" calcext:value-type="float">
            <text:p>30</text:p>
          </table:table-cell>
        </table:table-row>
        <table:table-row table:style-name="ro1">
          <table:table-cell table:style-name="ce1" office:value-type="date" office:date-value="0123-12-31" calcext:value-type="date">
            <text:p>0124-01-01</text:p>
          </table:table-cell>
          <table:table-cell office:value-type="string" calcext:value-type="string">
            <text:p>Banaszczyk</text:p>
          </table:table-cell>
          <table:table-cell office:value-type="string" calcext:value-type="string">
            <text:p>Adrian</text:p>
          </table:table-cell>
          <table:table-cell office:value-type="string" calcext:value-type="string">
            <text:p>Informatyk</text:p>
          </table:table-cell>
          <table:table-cell office:value-type="date" office:date-value="2001-03-18" calcext:value-type="date">
            <text:p>2001-03-18</text:p>
          </table:table-cell>
          <table:table-cell office:value-type="currency" office:currency="PLN" office:value="1800" calcext:value-type="currency">
            <text:p>1 800,00 zł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O-120</text:p>
          </table:table-cell>
          <table:table-cell office:value-type="string" calcext:value-type="string">
            <text:p>Banaszczyk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Operator</text:p>
          </table:table-cell>
          <table:table-cell office:value-type="date" office:date-value="1997-08-08" calcext:value-type="date">
            <text:p>1997-08-08</text:p>
          </table:table-cell>
          <table:table-cell office:value-type="currency" office:currency="PLN" office:value="1100" calcext:value-type="currency">
            <text:p>1 100,00 zł</text:p>
          </table:table-cell>
          <table:table-cell/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O-121</text:p>
          </table:table-cell>
          <table:table-cell office:value-type="string" calcext:value-type="string">
            <text:p>Banaszek</text:p>
          </table:table-cell>
          <table:table-cell office:value-type="string" calcext:value-type="string">
            <text:p>Bolesław</text:p>
          </table:table-cell>
          <table:table-cell office:value-type="string" calcext:value-type="string">
            <text:p>Operator</text:p>
          </table:table-cell>
          <table:table-cell office:value-type="date" office:date-value="1993-09-24" calcext:value-type="date">
            <text:p>1993-09-24</text:p>
          </table:table-cell>
          <table:table-cell office:value-type="currency" office:currency="PLN" office:value="1150" calcext:value-type="currency">
            <text:p>1 150,00 zł</text:p>
          </table:table-cell>
          <table:table-cell/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O-122</text:p>
          </table:table-cell>
          <table:table-cell office:value-type="string" calcext:value-type="string">
            <text:p>Banaszek</text:p>
          </table:table-cell>
          <table:table-cell office:value-type="string" calcext:value-type="string">
            <text:p>Celina</text:p>
          </table:table-cell>
          <table:table-cell office:value-type="string" calcext:value-type="string">
            <text:p>Operator</text:p>
          </table:table-cell>
          <table:table-cell office:value-type="date" office:date-value="1994-10-25" calcext:value-type="date">
            <text:p>1994-10-25</text:p>
          </table:table-cell>
          <table:table-cell office:value-type="currency" office:currency="PLN" office:value="1400" calcext:value-type="currency">
            <text:p>1 400,00 zł</text:p>
          </table:table-cell>
          <table:table-cell/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S-139</text:p>
          </table:table-cell>
          <table:table-cell office:value-type="string" calcext:value-type="string">
            <text:p>Banaszkiewicz</text:p>
          </table:table-cell>
          <table:table-cell office:value-type="string" calcext:value-type="string">
            <text:p>Czesław</text:p>
          </table:table-cell>
          <table:table-cell office:value-type="string" calcext:value-type="string">
            <text:p>Sprzedawca</text:p>
          </table:table-cell>
          <table:table-cell office:value-type="date" office:date-value="1991-12-06" calcext:value-type="date">
            <text:p>1991-12-06</text:p>
          </table:table-cell>
          <table:table-cell office:value-type="currency" office:currency="PLN" office:value="1360" calcext:value-type="currency">
            <text:p>1 360,00 zł</text:p>
          </table:table-cell>
          <table:table-cell/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S-112</text:p>
          </table:table-cell>
          <table:table-cell office:value-type="string" calcext:value-type="string">
            <text:p>Banaszkiewicz</text:p>
          </table:table-cell>
          <table:table-cell office:value-type="string" calcext:value-type="string">
            <text:p>Dorota</text:p>
          </table:table-cell>
          <table:table-cell office:value-type="string" calcext:value-type="string">
            <text:p>Sprzedawca</text:p>
          </table:table-cell>
          <table:table-cell office:value-type="date" office:date-value="1991-11-23" calcext:value-type="date">
            <text:p>1991-11-23</text:p>
          </table:table-cell>
          <table:table-cell office:value-type="currency" office:currency="PLN" office:value="1290" calcext:value-type="currency">
            <text:p>1 290,00 zł</text:p>
          </table:table-cell>
          <table:table-cell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R-406</text:p>
          </table:table-cell>
          <table:table-cell office:value-type="string" calcext:value-type="string">
            <text:p>Bandera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Referent</text:p>
          </table:table-cell>
          <table:table-cell office:value-type="date" office:date-value="2002-09-08" calcext:value-type="date">
            <text:p>2002-09-08</text:p>
          </table:table-cell>
          <table:table-cell office:value-type="currency" office:currency="PLN" office:value="1340" calcext:value-type="currency">
            <text:p>1 340,00 zł</text:p>
          </table:table-cell>
          <table:table-cell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R-420</text:p>
          </table:table-cell>
          <table:table-cell office:value-type="string" calcext:value-type="string">
            <text:p>Bandera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Referent</text:p>
          </table:table-cell>
          <table:table-cell office:value-type="date" office:date-value="1990-03-10" calcext:value-type="date">
            <text:p>1990-03-10</text:p>
          </table:table-cell>
          <table:table-cell office:value-type="currency" office:currency="PLN" office:value="1320" calcext:value-type="currency">
            <text:p>1 320,00 zł</text:p>
          </table:table-cell>
          <table:table-cell/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Ki-580</text:p>
          </table:table-cell>
          <table:table-cell office:value-type="string" calcext:value-type="string">
            <text:p>Banderas</text:p>
          </table:table-cell>
          <table:table-cell office:value-type="string" calcext:value-type="string">
            <text:p>Edward</text:p>
          </table:table-cell>
          <table:table-cell office:value-type="string" calcext:value-type="string">
            <text:p>Kierowca</text:p>
          </table:table-cell>
          <table:table-cell office:value-type="date" office:date-value="2002-04-13" calcext:value-type="date">
            <text:p>2002-04-13</text:p>
          </table:table-cell>
          <table:table-cell office:value-type="currency" office:currency="PLN" office:value="1350" calcext:value-type="currency">
            <text:p>1 350,00 zł</text:p>
          </table:table-cell>
          <table:table-cell/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R-421</text:p>
          </table:table-cell>
          <table:table-cell office:value-type="string" calcext:value-type="string">
            <text:p>Banderas</text:p>
          </table:table-cell>
          <table:table-cell office:value-type="string" calcext:value-type="string">
            <text:p>Grażyna</text:p>
          </table:table-cell>
          <table:table-cell office:value-type="string" calcext:value-type="string">
            <text:p>Referent</text:p>
          </table:table-cell>
          <table:table-cell office:value-type="date" office:date-value="2000-10-16" calcext:value-type="date">
            <text:p>2000-10-16</text:p>
          </table:table-cell>
          <table:table-cell office:value-type="currency" office:currency="PLN" office:value="1560" calcext:value-type="currency">
            <text:p>1 560,00 zł</text:p>
          </table:table-cell>
          <table:table-cell/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R-422</text:p>
          </table:table-cell>
          <table:table-cell office:value-type="string" calcext:value-type="string">
            <text:p>Banel</text:p>
          </table:table-cell>
          <table:table-cell office:value-type="string" calcext:value-type="string">
            <text:p>Grzegorz</text:p>
          </table:table-cell>
          <table:table-cell office:value-type="string" calcext:value-type="string">
            <text:p>Referent</text:p>
          </table:table-cell>
          <table:table-cell office:value-type="date" office:date-value="1994-07-13" calcext:value-type="date">
            <text:p>1994-07-13</text:p>
          </table:table-cell>
          <table:table-cell office:value-type="currency" office:currency="PLN" office:value="1240" calcext:value-type="currency">
            <text:p>1 240,00 zł</text:p>
          </table:table-cell>
          <table:table-cell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O-123</text:p>
          </table:table-cell>
          <table:table-cell office:value-type="string" calcext:value-type="string">
            <text:p>Bańka</text:p>
          </table:table-cell>
          <table:table-cell office:value-type="string" calcext:value-type="string">
            <text:p>Halina</text:p>
          </table:table-cell>
          <table:table-cell office:value-type="string" calcext:value-type="string">
            <text:p>Operator</text:p>
          </table:table-cell>
          <table:table-cell office:value-type="date" office:date-value="1991-01-13" calcext:value-type="date">
            <text:p>1991-01-13</text:p>
          </table:table-cell>
          <table:table-cell office:value-type="currency" office:currency="PLN" office:value="1110" calcext:value-type="currency">
            <text:p>1 110,00 zł</text:p>
          </table:table-cell>
          <table:table-cell/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Ks-332</text:p>
          </table:table-cell>
          <table:table-cell office:value-type="string" calcext:value-type="string">
            <text:p>Bańkowska</text:p>
          </table:table-cell>
          <table:table-cell office:value-type="string" calcext:value-type="string">
            <text:p>Irena</text:p>
          </table:table-cell>
          <table:table-cell office:value-type="string" calcext:value-type="string">
            <text:p>Księgowy</text:p>
          </table:table-cell>
          <table:table-cell office:value-type="date" office:date-value="2000-02-24" calcext:value-type="date">
            <text:p>2000-02-24</text:p>
          </table:table-cell>
          <table:table-cell office:value-type="currency" office:currency="PLN" office:value="1380" calcext:value-type="currency">
            <text:p>1 380,00 zł</text:p>
          </table:table-cell>
          <table:table-cell/>
          <table:table-cell office:value-type="float" office:value="37" calcext:value-type="float">
            <text:p>37</text:p>
          </table:table-cell>
        </table:table-row>
        <table:table-row table:style-name="ro1">
          <table:table-cell table:style-name="ce1" office:value-type="date" office:date-value="0130-12-31" calcext:value-type="date">
            <text:p>0131-01-01</text:p>
          </table:table-cell>
          <table:table-cell office:value-type="string" calcext:value-type="string">
            <text:p>Bańkowska</text:p>
          </table:table-cell>
          <table:table-cell office:value-type="string" calcext:value-type="string">
            <text:p>Jolanta</text:p>
          </table:table-cell>
          <table:table-cell office:value-type="string" calcext:value-type="string">
            <text:p>Informatyk</text:p>
          </table:table-cell>
          <table:table-cell office:value-type="date" office:date-value="1990-04-24" calcext:value-type="date">
            <text:p>1990-04-24</text:p>
          </table:table-cell>
          <table:table-cell office:value-type="currency" office:currency="PLN" office:value="1830" calcext:value-type="currency">
            <text:p>1 830,00 zł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U-736</text:p>
          </table:table-cell>
          <table:table-cell office:value-type="string" calcext:value-type="string">
            <text:p>Kowalski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Urzędnik</text:p>
          </table:table-cell>
          <table:table-cell office:value-type="date" office:date-value="1992-02-21" calcext:value-type="date">
            <text:p>1992-02-21</text:p>
          </table:table-cell>
          <table:table-cell office:value-type="currency" office:currency="PLN" office:value="1400" calcext:value-type="currency">
            <text:p>1 400,00 zł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S-749</text:p>
          </table:table-cell>
          <table:table-cell office:value-type="string" calcext:value-type="string">
            <text:p>Adamiec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Sprzedawca</text:p>
          </table:table-cell>
          <table:table-cell office:value-type="date" office:date-value="1991-09-18" calcext:value-type="date">
            <text:p>1991-09-18</text:p>
          </table:table-cell>
          <table:table-cell office:value-type="currency" office:currency="PLN" office:value="1080" calcext:value-type="currency">
            <text:p>1 080,00 zł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S-752</text:p>
          </table:table-cell>
          <table:table-cell office:value-type="string" calcext:value-type="string">
            <text:p>Walas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Sprzedawca</text:p>
          </table:table-cell>
          <table:table-cell office:value-type="date" office:date-value="1990-05-31" calcext:value-type="date">
            <text:p>1990-05-31</text:p>
          </table:table-cell>
          <table:table-cell office:value-type="currency" office:currency="PLN" office:value="1380" calcext:value-type="currency">
            <text:p>1 380,00 zł</text:p>
          </table:table-cell>
          <table:table-cell/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K-478</text:p>
          </table:table-cell>
          <table:table-cell office:value-type="string" calcext:value-type="string">
            <text:p>Janas</text:p>
          </table:table-cell>
          <table:table-cell office:value-type="string" calcext:value-type="string">
            <text:p>Edward</text:p>
          </table:table-cell>
          <table:table-cell office:value-type="string" calcext:value-type="string">
            <text:p>Kierownik</text:p>
          </table:table-cell>
          <table:table-cell office:value-type="date" office:date-value="1999-11-22" calcext:value-type="date">
            <text:p>1999-11-22</text:p>
          </table:table-cell>
          <table:table-cell office:value-type="currency" office:currency="PLN" office:value="1890" calcext:value-type="currency">
            <text:p>1 890,00 zł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S-765</text:p>
          </table:table-cell>
          <table:table-cell office:value-type="string" calcext:value-type="string">
            <text:p>Kos</text:p>
          </table:table-cell>
          <table:table-cell office:value-type="string" calcext:value-type="string">
            <text:p>Roman</text:p>
          </table:table-cell>
          <table:table-cell office:value-type="string" calcext:value-type="string">
            <text:p>Sprzedawca</text:p>
          </table:table-cell>
          <table:table-cell office:value-type="date" office:date-value="1990-08-31" calcext:value-type="date">
            <text:p>1990-08-31</text:p>
          </table:table-cell>
          <table:table-cell office:value-type="currency" office:currency="PLN" office:value="1490" calcext:value-type="currency">
            <text:p>1 490,00 zł</text:p>
          </table:table-cell>
          <table:table-cell/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K-769</text:p>
          </table:table-cell>
          <table:table-cell office:value-type="string" calcext:value-type="string">
            <text:p>Barański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Kierownik</text:p>
          </table:table-cell>
          <table:table-cell office:value-type="date" office:date-value="1993-12-22" calcext:value-type="date">
            <text:p>1993-12-22</text:p>
          </table:table-cell>
          <table:table-cell office:value-type="currency" office:currency="PLN" office:value="2180" calcext:value-type="currency">
            <text:p>2 180,00 zł</text:p>
          </table:table-cell>
          <table:table-cell/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K-778</text:p>
          </table:table-cell>
          <table:table-cell office:value-type="string" calcext:value-type="string">
            <text:p>Zawodnik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Kierownik</text:p>
          </table:table-cell>
          <table:table-cell office:value-type="date" office:date-value="1995-02-08" calcext:value-type="date">
            <text:p>1995-02-08</text:p>
          </table:table-cell>
          <table:table-cell office:value-type="currency" office:currency="PLN" office:value="1920" calcext:value-type="currency">
            <text:p>1 920,00 zł</text:p>
          </table:table-cell>
          <table:table-cell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A-778</text:p>
          </table:table-cell>
          <table:table-cell office:value-type="string" calcext:value-type="string">
            <text:p>Nowak</text:p>
          </table:table-cell>
          <table:table-cell office:value-type="string" calcext:value-type="string">
            <text:p>Wiesław</text:p>
          </table:table-cell>
          <table:table-cell office:value-type="string" calcext:value-type="string">
            <text:p>Analityk</text:p>
          </table:table-cell>
          <table:table-cell office:value-type="date" office:date-value="1995-02-04" calcext:value-type="date">
            <text:p>1995-02-04</text:p>
          </table:table-cell>
          <table:table-cell office:value-type="currency" office:currency="PLN" office:value="1670" calcext:value-type="currency">
            <text:p>1 670,00 zł</text:p>
          </table:table-cell>
          <table:table-cell/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Ks-778</text:p>
          </table:table-cell>
          <table:table-cell office:value-type="string" calcext:value-type="string">
            <text:p>Kowalski</text:p>
          </table:table-cell>
          <table:table-cell office:value-type="string" calcext:value-type="string">
            <text:p>Damian</text:p>
          </table:table-cell>
          <table:table-cell office:value-type="string" calcext:value-type="string">
            <text:p>Księgowy</text:p>
          </table:table-cell>
          <table:table-cell office:value-type="date" office:date-value="1993-08-09" calcext:value-type="date">
            <text:p>1993-08-09</text:p>
          </table:table-cell>
          <table:table-cell office:value-type="currency" office:currency="PLN" office:value="1660" calcext:value-type="currency">
            <text:p>1 660,00 zł</text:p>
          </table:table-cell>
          <table:table-cell/>
          <table:table-cell office:value-type="float" office:value="32" calcext:value-type="float">
            <text:p>32</text:p>
          </table:table-cell>
        </table:table-row>
        <table:table-row table:style-name="ro1">
          <table:table-cell table:style-name="ce1" office:value-type="date" office:date-value="0132-12-31" calcext:value-type="date">
            <text:p>0133-01-01</text:p>
          </table:table-cell>
          <table:table-cell office:value-type="string" calcext:value-type="string">
            <text:p>Nowak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Informatyk</text:p>
          </table:table-cell>
          <table:table-cell office:value-type="date" office:date-value="1996-08-07" calcext:value-type="date">
            <text:p>1996-08-07</text:p>
          </table:table-cell>
          <table:table-cell office:value-type="currency" office:currency="PLN" office:value="1800" calcext:value-type="currency">
            <text:p>1 800,00 zł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Ks-779</text:p>
          </table:table-cell>
          <table:table-cell office:value-type="string" calcext:value-type="string">
            <text:p>Baka</text:p>
          </table:table-cell>
          <table:table-cell office:value-type="string" calcext:value-type="string">
            <text:p>Janusz</text:p>
          </table:table-cell>
          <table:table-cell office:value-type="string" calcext:value-type="string">
            <text:p>Księgowy</text:p>
          </table:table-cell>
          <table:table-cell office:value-type="date" office:date-value="1991-04-05" calcext:value-type="date">
            <text:p>1991-04-05</text:p>
          </table:table-cell>
          <table:table-cell office:value-type="currency" office:currency="PLN" office:value="1540" calcext:value-type="currency">
            <text:p>1 540,00 zł</text:p>
          </table:table-cell>
          <table:table-cell/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A-779</text:p>
          </table:table-cell>
          <table:table-cell office:value-type="string" calcext:value-type="string">
            <text:p>Falek</text:p>
          </table:table-cell>
          <table:table-cell office:value-type="string" calcext:value-type="string">
            <text:p>Robert</text:p>
          </table:table-cell>
          <table:table-cell office:value-type="string" calcext:value-type="string">
            <text:p>Analityk</text:p>
          </table:table-cell>
          <table:table-cell office:value-type="date" office:date-value="2000-01-05" calcext:value-type="date">
            <text:p>2000-01-05</text:p>
          </table:table-cell>
          <table:table-cell office:value-type="currency" office:currency="PLN" office:value="1590" calcext:value-type="currency">
            <text:p>1 590,00 zł</text:p>
          </table:table-cell>
          <table:table-cell/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U-779</text:p>
          </table:table-cell>
          <table:table-cell office:value-type="string" calcext:value-type="string">
            <text:p>Miller</text:p>
          </table:table-cell>
          <table:table-cell office:value-type="string" calcext:value-type="string">
            <text:p>Zbigniew</text:p>
          </table:table-cell>
          <table:table-cell office:value-type="string" calcext:value-type="string">
            <text:p>Urzędnik</text:p>
          </table:table-cell>
          <table:table-cell office:value-type="date" office:date-value="2002-08-08" calcext:value-type="date">
            <text:p>2002-08-08</text:p>
          </table:table-cell>
          <table:table-cell office:value-type="currency" office:currency="PLN" office:value="1300" calcext:value-type="currency">
            <text:p>1 300,00 zł</text:p>
          </table:table-cell>
          <table:table-cell/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U-778</text:p>
          </table:table-cell>
          <table:table-cell office:value-type="string" calcext:value-type="string">
            <text:p>Barański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Urzędnik</text:p>
          </table:table-cell>
          <table:table-cell office:value-type="date" office:date-value="1997-05-17" calcext:value-type="date">
            <text:p>1997-05-17</text:p>
          </table:table-cell>
          <table:table-cell office:value-type="currency" office:currency="PLN" office:value="1170" calcext:value-type="currency">
            <text:p>1 170,00 zł</text:p>
          </table:table-cell>
          <table:table-cell/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P-100</text:p>
          </table:table-cell>
          <table:table-cell office:value-type="string" calcext:value-type="string">
            <text:p>Kral</text:p>
          </table:table-cell>
          <table:table-cell office:value-type="string" calcext:value-type="string">
            <text:p>Artur</text:p>
          </table:table-cell>
          <table:table-cell office:value-type="string" calcext:value-type="string">
            <text:p>Prezes</text:p>
          </table:table-cell>
          <table:table-cell office:value-type="date" office:date-value="1991-08-13" calcext:value-type="date">
            <text:p>1991-08-13</text:p>
          </table:table-cell>
          <table:table-cell office:value-type="currency" office:currency="PLN" office:value="4650" calcext:value-type="currency">
            <text:p>4 650,00 zł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-790</text:p>
          </table:table-cell>
          <table:table-cell office:value-type="string" calcext:value-type="string">
            <text:p>Jamski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Sprzedawca</text:p>
          </table:table-cell>
          <table:table-cell office:value-type="date" office:date-value="1997-01-13" calcext:value-type="date">
            <text:p>1997-01-13</text:p>
          </table:table-cell>
          <table:table-cell office:value-type="currency" office:currency="PLN" office:value="1150" calcext:value-type="currency">
            <text:p>1 150,00 zł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U-794</text:p>
          </table:table-cell>
          <table:table-cell office:value-type="string" calcext:value-type="string">
            <text:p>Tomczyk</text:p>
          </table:table-cell>
          <table:table-cell office:value-type="string" calcext:value-type="string">
            <text:p>Norbert</text:p>
          </table:table-cell>
          <table:table-cell office:value-type="string" calcext:value-type="string">
            <text:p>Urzędnik</text:p>
          </table:table-cell>
          <table:table-cell office:value-type="date" office:date-value="1999-08-26" calcext:value-type="date">
            <text:p>1999-08-26</text:p>
          </table:table-cell>
          <table:table-cell office:value-type="currency" office:currency="PLN" office:value="1310" calcext:value-type="currency">
            <text:p>1 310,00 zł</text:p>
          </table:table-cell>
          <table:table-cell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S-791</text:p>
          </table:table-cell>
          <table:table-cell office:value-type="string" calcext:value-type="string">
            <text:p>Adamczyk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Sprzedawca</text:p>
          </table:table-cell>
          <table:table-cell office:value-type="date" office:date-value="1997-11-19" calcext:value-type="date">
            <text:p>1997-11-19</text:p>
          </table:table-cell>
          <table:table-cell office:value-type="currency" office:currency="PLN" office:value="1410" calcext:value-type="currency">
            <text:p>1 410,00 zł</text:p>
          </table:table-cell>
          <table:table-cell/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U-790</text:p>
          </table:table-cell>
          <table:table-cell office:value-type="string" calcext:value-type="string">
            <text:p>Zugaj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Urzędnik</text:p>
          </table:table-cell>
          <table:table-cell office:value-type="date" office:date-value="2002-09-29" calcext:value-type="date">
            <text:p>2002-09-29</text:p>
          </table:table-cell>
          <table:table-cell office:value-type="currency" office:currency="PLN" office:value="1460" calcext:value-type="currency">
            <text:p>1 460,00 zł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1" office:value-type="date" office:date-value="0133-12-31" calcext:value-type="date">
            <text:p>0134-01-01</text:p>
          </table:table-cell>
          <table:table-cell office:value-type="string" calcext:value-type="string">
            <text:p>Abramczyk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Informatyk</text:p>
          </table:table-cell>
          <table:table-cell office:value-type="date" office:date-value="1994-02-24" calcext:value-type="date">
            <text:p>1994-02-24</text:p>
          </table:table-cell>
          <table:table-cell office:value-type="currency" office:currency="PLN" office:value="1740" calcext:value-type="currency">
            <text:p>1 740,00 zł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Z-554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Zaopatrzeniowiec</text:p>
          </table:table-cell>
          <table:table-cell office:value-type="date" office:date-value="1991-07-04" calcext:value-type="date">
            <text:p>1991-07-04</text:p>
          </table:table-cell>
          <table:table-cell office:value-type="currency" office:currency="PLN" office:value="1150" calcext:value-type="currency">
            <text:p>1 150,00 zł</text:p>
          </table:table-cell>
          <table:table-cell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Ki-578</text:p>
          </table:table-cell>
          <table:table-cell office:value-type="string" calcext:value-type="string">
            <text:p>Adamczyk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Kierowca</text:p>
          </table:table-cell>
          <table:table-cell office:value-type="date" office:date-value="1990-09-05" calcext:value-type="date">
            <text:p>1990-09-05</text:p>
          </table:table-cell>
          <table:table-cell office:value-type="currency" office:currency="PLN" office:value="1460" calcext:value-type="currency">
            <text:p>1 460,00 zł</text:p>
          </table:table-cell>
          <table:table-cell/>
          <table:table-cell office:value-type="float" office:value="41" calcext:value-type="float">
            <text:p>41</text:p>
          </table:table-cell>
        </table:table-row>
        <table:table-row table:style-name="ro1">
          <table:table-cell table:style-name="ce1" office:value-type="date" office:date-value="0134-12-31" calcext:value-type="date">
            <text:p>0135-01-01</text:p>
          </table:table-cell>
          <table:table-cell office:value-type="string" calcext:value-type="string">
            <text:p>Adamczyk</text:p>
          </table:table-cell>
          <table:table-cell office:value-type="string" calcext:value-type="string">
            <text:p>Karolina</text:p>
          </table:table-cell>
          <table:table-cell office:value-type="string" calcext:value-type="string">
            <text:p>Informatyk</text:p>
          </table:table-cell>
          <table:table-cell office:value-type="date" office:date-value="1991-07-21" calcext:value-type="date">
            <text:p>1991-07-21</text:p>
          </table:table-cell>
          <table:table-cell office:value-type="currency" office:currency="PLN" office:value="1880" calcext:value-type="currency">
            <text:p>1 880,00 zł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1" office:value-type="date" office:date-value="0144-12-31" calcext:value-type="date">
            <text:p>0145-01-01</text:p>
          </table:table-cell>
          <table:table-cell office:value-type="string" calcext:value-type="string">
            <text:p>Adamczyk</text:p>
          </table:table-cell>
          <table:table-cell office:value-type="string" calcext:value-type="string">
            <text:p>Irena</text:p>
          </table:table-cell>
          <table:table-cell office:value-type="string" calcext:value-type="string">
            <text:p>Informatyk</text:p>
          </table:table-cell>
          <table:table-cell office:value-type="date" office:date-value="1995-10-27" calcext:value-type="date">
            <text:p>1995-10-27</text:p>
          </table:table-cell>
          <table:table-cell office:value-type="currency" office:currency="PLN" office:value="1960" calcext:value-type="currency">
            <text:p>1 960,00 zł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1" office:value-type="date" office:date-value="0145-12-31" calcext:value-type="date">
            <text:p>0146-01-01</text:p>
          </table:table-cell>
          <table:table-cell office:value-type="string" calcext:value-type="string">
            <text:p>Adamiec</text:p>
          </table:table-cell>
          <table:table-cell office:value-type="string" calcext:value-type="string">
            <text:p>Witold</text:p>
          </table:table-cell>
          <table:table-cell office:value-type="string" calcext:value-type="string">
            <text:p>Informatyk</text:p>
          </table:table-cell>
          <table:table-cell office:value-type="date" office:date-value="1996-11-09" calcext:value-type="date">
            <text:p>1996-11-09</text:p>
          </table:table-cell>
          <table:table-cell office:value-type="currency" office:currency="PLN" office:value="1840" calcext:value-type="currency">
            <text:p>1 840,00 zł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1" office:value-type="date" office:date-value="0201-01-01" calcext:value-type="date">
            <text:p>0201-01-01</text:p>
          </table:table-cell>
          <table:table-cell office:value-type="string" calcext:value-type="string">
            <text:p>Adamiec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Informatyk</text:p>
          </table:table-cell>
          <table:table-cell office:value-type="date" office:date-value="2002-06-05" calcext:value-type="date">
            <text:p>2002-06-05</text:p>
          </table:table-cell>
          <table:table-cell office:value-type="currency" office:currency="PLN" office:value="1660" calcext:value-type="currency">
            <text:p>1 660,00 zł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1" office:value-type="date" office:date-value="0202-01-01" calcext:value-type="date">
            <text:p>0202-01-01</text:p>
          </table:table-cell>
          <table:table-cell office:value-type="string" calcext:value-type="string">
            <text:p>Adamowicz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Informatyk</text:p>
          </table:table-cell>
          <table:table-cell office:value-type="date" office:date-value="2000-11-23" calcext:value-type="date">
            <text:p>2000-11-23</text:p>
          </table:table-cell>
          <table:table-cell office:value-type="currency" office:currency="PLN" office:value="1830" calcext:value-type="currency">
            <text:p>1 830,00 zł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1" office:value-type="date" office:date-value="0203-01-01" calcext:value-type="date">
            <text:p>0203-01-01</text:p>
          </table:table-cell>
          <table:table-cell office:value-type="string" calcext:value-type="string">
            <text:p>Adamowicz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Informatyk</text:p>
          </table:table-cell>
          <table:table-cell office:value-type="date" office:date-value="2002-04-17" calcext:value-type="date">
            <text:p>2002-04-17</text:p>
          </table:table-cell>
          <table:table-cell office:value-type="currency" office:currency="PLN" office:value="1920" calcext:value-type="currency">
            <text:p>1 920,00 zł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1" office:value-type="date" office:date-value="0204-01-01" calcext:value-type="date">
            <text:p>0204-01-01</text:p>
          </table:table-cell>
          <table:table-cell office:value-type="string" calcext:value-type="string">
            <text:p>Bańkowski</text:p>
          </table:table-cell>
          <table:table-cell office:value-type="string" calcext:value-type="string">
            <text:p>Ireneusz</text:p>
          </table:table-cell>
          <table:table-cell office:value-type="string" calcext:value-type="string">
            <text:p>Informatyk</text:p>
          </table:table-cell>
          <table:table-cell office:value-type="date" office:date-value="1997-03-17" calcext:value-type="date">
            <text:p>1997-03-17</text:p>
          </table:table-cell>
          <table:table-cell office:value-type="currency" office:currency="PLN" office:value="1530" calcext:value-type="currency">
            <text:p>1 530,00 zł</text:p>
          </table:table-cell>
          <table:table-cell/>
          <table:table-cell office:value-type="float" office:value="11" calcext:value-type="float">
            <text:p>11</text:p>
          </table:table-cell>
        </table:table-row>
        <table:table-row table:style-name="ro1">
          <table:table-cell table:style-name="ce1" office:value-type="date" office:date-value="0208-01-01" calcext:value-type="date">
            <text:p>0208-01-01</text:p>
          </table:table-cell>
          <table:table-cell office:value-type="string" calcext:value-type="string">
            <text:p>Barabasz</text:p>
          </table:table-cell>
          <table:table-cell office:value-type="string" calcext:value-type="string">
            <text:p>Krystyna</text:p>
          </table:table-cell>
          <table:table-cell office:value-type="string" calcext:value-type="string">
            <text:p>Informatyk</text:p>
          </table:table-cell>
          <table:table-cell office:value-type="date" office:date-value="1999-08-06" calcext:value-type="date">
            <text:p>1999-08-06</text:p>
          </table:table-cell>
          <table:table-cell office:value-type="currency" office:currency="PLN" office:value="1870" calcext:value-type="currency">
            <text:p>1 870,00 zł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Z-555</text:p>
          </table:table-cell>
          <table:table-cell office:value-type="string" calcext:value-type="string">
            <text:p>Baran</text:p>
          </table:table-cell>
          <table:table-cell office:value-type="string" calcext:value-type="string">
            <text:p>Kazimierz</text:p>
          </table:table-cell>
          <table:table-cell office:value-type="string" calcext:value-type="string">
            <text:p>Zaopatrzeniowiec</text:p>
          </table:table-cell>
          <table:table-cell office:value-type="date" office:date-value="1993-12-20" calcext:value-type="date">
            <text:p>1993-12-20</text:p>
          </table:table-cell>
          <table:table-cell office:value-type="currency" office:currency="PLN" office:value="1310" calcext:value-type="currency">
            <text:p>1 310,00 zł</text:p>
          </table:table-cell>
          <table:table-cell/>
          <table:table-cell office:value-type="float" office:value="28" calcext:value-type="float">
            <text:p>28</text:p>
          </table:table-cell>
        </table:table-row>
        <table:table-row table:style-name="ro1">
          <table:table-cell table:style-name="ce1" office:value-type="date" office:date-value="0210-01-01" calcext:value-type="date">
            <text:p>0210-01-01</text:p>
          </table:table-cell>
          <table:table-cell office:value-type="string" calcext:value-type="string">
            <text:p>Baran</text:p>
          </table:table-cell>
          <table:table-cell office:value-type="string" calcext:value-type="string">
            <text:p>Leon</text:p>
          </table:table-cell>
          <table:table-cell office:value-type="string" calcext:value-type="string">
            <text:p>Informatyk</text:p>
          </table:table-cell>
          <table:table-cell office:value-type="date" office:date-value="1992-08-20" calcext:value-type="date">
            <text:p>1992-08-20</text:p>
          </table:table-cell>
          <table:table-cell office:value-type="currency" office:currency="PLN" office:value="1830" calcext:value-type="currency">
            <text:p>1 830,00 zł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O-124</text:p>
          </table:table-cell>
          <table:table-cell office:value-type="string" calcext:value-type="string">
            <text:p>Baranek</text:p>
          </table:table-cell>
          <table:table-cell office:value-type="string" calcext:value-type="string">
            <text:p>Ludmiła</text:p>
          </table:table-cell>
          <table:table-cell office:value-type="string" calcext:value-type="string">
            <text:p>Operator</text:p>
          </table:table-cell>
          <table:table-cell office:value-type="date" office:date-value="2000-05-05" calcext:value-type="date">
            <text:p>2000-05-05</text:p>
          </table:table-cell>
          <table:table-cell office:value-type="currency" office:currency="PLN" office:value="1310" calcext:value-type="currency">
            <text:p>1 310,00 zł</text:p>
          </table:table-cell>
          <table:table-cell/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O-133</text:p>
          </table:table-cell>
          <table:table-cell office:value-type="string" calcext:value-type="string">
            <text:p>Baranek</text:p>
          </table:table-cell>
          <table:table-cell office:value-type="string" calcext:value-type="string">
            <text:p>Olgierd</text:p>
          </table:table-cell>
          <table:table-cell office:value-type="string" calcext:value-type="string">
            <text:p>Operator</text:p>
          </table:table-cell>
          <table:table-cell office:value-type="date" office:date-value="1990-09-03" calcext:value-type="date">
            <text:p>1990-09-03</text:p>
          </table:table-cell>
          <table:table-cell office:value-type="currency" office:currency="PLN" office:value="1480" calcext:value-type="currency">
            <text:p>1 480,00 zł</text:p>
          </table:table-cell>
          <table:table-cell/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R-423</text:p>
          </table:table-cell>
          <table:table-cell office:value-type="string" calcext:value-type="string">
            <text:p>Barankiewicz</text:p>
          </table:table-cell>
          <table:table-cell office:value-type="string" calcext:value-type="string">
            <text:p>Olga</text:p>
          </table:table-cell>
          <table:table-cell office:value-type="string" calcext:value-type="string">
            <text:p>Referent</text:p>
          </table:table-cell>
          <table:table-cell office:value-type="date" office:date-value="1997-02-11" calcext:value-type="date">
            <text:p>1997-02-11</text:p>
          </table:table-cell>
          <table:table-cell office:value-type="currency" office:currency="PLN" office:value="1170" calcext:value-type="currency">
            <text:p>1 170,00 zł</text:p>
          </table:table-cell>
          <table:table-cell/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A-116</text:p>
          </table:table-cell>
          <table:table-cell office:value-type="string" calcext:value-type="string">
            <text:p>Barankiewicz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Analityk</text:p>
          </table:table-cell>
          <table:table-cell office:value-type="date" office:date-value="2001-08-20" calcext:value-type="date">
            <text:p>2001-08-20</text:p>
          </table:table-cell>
          <table:table-cell office:value-type="currency" office:currency="PLN" office:value="1720" calcext:value-type="currency">
            <text:p>1 720,00 zł</text:p>
          </table:table-cell>
          <table:table-cell/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O-134</text:p>
          </table:table-cell>
          <table:table-cell office:value-type="string" calcext:value-type="string">
            <text:p>Baranowski</text:p>
          </table:table-cell>
          <table:table-cell office:value-type="string" calcext:value-type="string">
            <text:p>Paweł</text:p>
          </table:table-cell>
          <table:table-cell office:value-type="string" calcext:value-type="string">
            <text:p>Operator</text:p>
          </table:table-cell>
          <table:table-cell office:value-type="date" office:date-value="2001-04-17" calcext:value-type="date">
            <text:p>2001-04-17</text:p>
          </table:table-cell>
          <table:table-cell office:value-type="currency" office:currency="PLN" office:value="1270" calcext:value-type="currency">
            <text:p>1 270,00 zł</text:p>
          </table:table-cell>
          <table:table-cell/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Ki-270</text:p>
          </table:table-cell>
          <table:table-cell office:value-type="string" calcext:value-type="string">
            <text:p>Baranowski</text:p>
          </table:table-cell>
          <table:table-cell office:value-type="string" calcext:value-type="string">
            <text:p>Ryszard</text:p>
          </table:table-cell>
          <table:table-cell office:value-type="string" calcext:value-type="string">
            <text:p>Kierowca</text:p>
          </table:table-cell>
          <table:table-cell office:value-type="date" office:date-value="1995-01-26" calcext:value-type="date">
            <text:p>1995-01-26</text:p>
          </table:table-cell>
          <table:table-cell office:value-type="currency" office:currency="PLN" office:value="1090" calcext:value-type="currency">
            <text:p>1 090,00 zł</text:p>
          </table:table-cell>
          <table:table-cell/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O-135</text:p>
          </table:table-cell>
          <table:table-cell office:value-type="string" calcext:value-type="string">
            <text:p>Baranowska</text:p>
          </table:table-cell>
          <table:table-cell office:value-type="string" calcext:value-type="string">
            <text:p>Paulina</text:p>
          </table:table-cell>
          <table:table-cell office:value-type="string" calcext:value-type="string">
            <text:p>Operator</text:p>
          </table:table-cell>
          <table:table-cell office:value-type="date" office:date-value="1994-04-20" calcext:value-type="date">
            <text:p>1994-04-20</text:p>
          </table:table-cell>
          <table:table-cell office:value-type="currency" office:currency="PLN" office:value="1430" calcext:value-type="currency">
            <text:p>1 430,00 zł</text:p>
          </table:table-cell>
          <table:table-cell/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O-136</text:p>
          </table:table-cell>
          <table:table-cell office:value-type="string" calcext:value-type="string">
            <text:p>Baranowska</text:p>
          </table:table-cell>
          <table:table-cell office:value-type="string" calcext:value-type="string">
            <text:p>Stanisława</text:p>
          </table:table-cell>
          <table:table-cell office:value-type="string" calcext:value-type="string">
            <text:p>Operator</text:p>
          </table:table-cell>
          <table:table-cell office:value-type="date" office:date-value="1991-01-23" calcext:value-type="date">
            <text:p>1991-01-23</text:p>
          </table:table-cell>
          <table:table-cell office:value-type="currency" office:currency="PLN" office:value="1190" calcext:value-type="currency">
            <text:p>1 190,00 zł</text:p>
          </table:table-cell>
          <table:table-cell/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D-210</text:p>
          </table:table-cell>
          <table:table-cell office:value-type="string" calcext:value-type="string">
            <text:p>Barańska</text:p>
          </table:table-cell>
          <table:table-cell office:value-type="string" calcext:value-type="string">
            <text:p>Teresa</text:p>
          </table:table-cell>
          <table:table-cell office:value-type="string" calcext:value-type="string">
            <text:p>Doradca</text:p>
          </table:table-cell>
          <table:table-cell office:value-type="date" office:date-value="2000-08-23" calcext:value-type="date">
            <text:p>2000-08-23</text:p>
          </table:table-cell>
          <table:table-cell office:value-type="currency" office:currency="PLN" office:value="1740" calcext:value-type="currency">
            <text:p>1 740,00 zł</text:p>
          </table:table-cell>
          <table:table-cell/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S-335</text:p>
          </table:table-cell>
          <table:table-cell office:value-type="string" calcext:value-type="string">
            <text:p>Barańska</text:p>
          </table:table-cell>
          <table:table-cell office:value-type="string" calcext:value-type="string">
            <text:p>Urszula</text:p>
          </table:table-cell>
          <table:table-cell office:value-type="string" calcext:value-type="string">
            <text:p>Sprzedawca</text:p>
          </table:table-cell>
          <table:table-cell office:value-type="date" office:date-value="2001-10-31" calcext:value-type="date">
            <text:p>2001-10-31</text:p>
          </table:table-cell>
          <table:table-cell office:value-type="currency" office:currency="PLN" office:value="1190" calcext:value-type="currency">
            <text:p>1 190,00 zł</text:p>
          </table:table-cell>
          <table:table-cell/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S-311</text:p>
          </table:table-cell>
          <table:table-cell office:value-type="string" calcext:value-type="string">
            <text:p>Barański</text:p>
          </table:table-cell>
          <table:table-cell office:value-type="string" calcext:value-type="string">
            <text:p>Tadeusz</text:p>
          </table:table-cell>
          <table:table-cell office:value-type="string" calcext:value-type="string">
            <text:p>Sprzedawca</text:p>
          </table:table-cell>
          <table:table-cell office:value-type="date" office:date-value="1996-11-12" calcext:value-type="date">
            <text:p>1996-11-12</text:p>
          </table:table-cell>
          <table:table-cell office:value-type="currency" office:currency="PLN" office:value="1460" calcext:value-type="currency">
            <text:p>1 460,00 zł</text:p>
          </table:table-cell>
          <table:table-cell/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D-211</text:p>
          </table:table-cell>
          <table:table-cell office:value-type="string" calcext:value-type="string">
            <text:p>Barański</text:p>
          </table:table-cell>
          <table:table-cell office:value-type="string" calcext:value-type="string">
            <text:p>Waldemar</text:p>
          </table:table-cell>
          <table:table-cell office:value-type="string" calcext:value-type="string">
            <text:p>Doradca</text:p>
          </table:table-cell>
          <table:table-cell office:value-type="date" office:date-value="1996-05-06" calcext:value-type="date">
            <text:p>1996-05-06</text:p>
          </table:table-cell>
          <table:table-cell office:value-type="currency" office:currency="PLN" office:value="1860" calcext:value-type="currency">
            <text:p>1 860,00 zł</text:p>
          </table:table-cell>
          <table:table-cell/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A-115</text:p>
          </table:table-cell>
          <table:table-cell office:value-type="string" calcext:value-type="string">
            <text:p>Barbucha</text:p>
          </table:table-cell>
          <table:table-cell office:value-type="string" calcext:value-type="string">
            <text:p>Arnold</text:p>
          </table:table-cell>
          <table:table-cell office:value-type="string" calcext:value-type="string">
            <text:p>Analityk</text:p>
          </table:table-cell>
          <table:table-cell office:value-type="date" office:date-value="2000-10-08" calcext:value-type="date">
            <text:p>2000-10-08</text:p>
          </table:table-cell>
          <table:table-cell office:value-type="currency" office:currency="PLN" office:value="1680" calcext:value-type="currency">
            <text:p>1 680,00 zł</text:p>
          </table:table-cell>
          <table:table-cell/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O-137</text:p>
          </table:table-cell>
          <table:table-cell office:value-type="string" calcext:value-type="string">
            <text:p>Barcikowski</text:p>
          </table:table-cell>
          <table:table-cell office:value-type="string" calcext:value-type="string">
            <text:p>Zenon</text:p>
          </table:table-cell>
          <table:table-cell office:value-type="string" calcext:value-type="string">
            <text:p>Operator</text:p>
          </table:table-cell>
          <table:table-cell office:value-type="date" office:date-value="1997-05-05" calcext:value-type="date">
            <text:p>1997-05-05</text:p>
          </table:table-cell>
          <table:table-cell office:value-type="currency" office:currency="PLN" office:value="1210" calcext:value-type="currency">
            <text:p>1 210,00 zł</text:p>
          </table:table-cell>
          <table:table-cell/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O-138</text:p>
          </table:table-cell>
          <table:table-cell office:value-type="string" calcext:value-type="string">
            <text:p>Barcikowska</text:p>
          </table:table-cell>
          <table:table-cell office:value-type="string" calcext:value-type="string">
            <text:p>Zyta</text:p>
          </table:table-cell>
          <table:table-cell office:value-type="string" calcext:value-type="string">
            <text:p>Operator</text:p>
          </table:table-cell>
          <table:table-cell office:value-type="date" office:date-value="1998-12-26" calcext:value-type="date">
            <text:p>1998-12-26</text:p>
          </table:table-cell>
          <table:table-cell office:value-type="currency" office:currency="PLN" office:value="1330" calcext:value-type="currency">
            <text:p>1 330,00 zł</text:p>
          </table:table-cell>
          <table:table-cell/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S-325</text:p>
          </table:table-cell>
          <table:table-cell office:value-type="string" calcext:value-type="string">
            <text:p>Barszczewska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przedawca</text:p>
          </table:table-cell>
          <table:table-cell office:value-type="date" office:date-value="1995-06-27" calcext:value-type="date">
            <text:p>1995-06-27</text:p>
          </table:table-cell>
          <table:table-cell office:value-type="currency" office:currency="PLN" office:value="1060" calcext:value-type="currency">
            <text:p>1 060,00 zł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D-212</text:p>
          </table:table-cell>
          <table:table-cell office:value-type="string" calcext:value-type="string">
            <text:p>Barszczewski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Doradca</text:p>
          </table:table-cell>
          <table:table-cell office:value-type="date" office:date-value="1999-10-25" calcext:value-type="date">
            <text:p>1999-10-25</text:p>
          </table:table-cell>
          <table:table-cell office:value-type="currency" office:currency="PLN" office:value="1620" calcext:value-type="currency">
            <text:p>1 620,00 zł</text:p>
          </table:table-cell>
          <table:table-cell/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S-346</text:p>
          </table:table-cell>
          <table:table-cell office:value-type="string" calcext:value-type="string">
            <text:p>Barczewski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Sprzedawca</text:p>
          </table:table-cell>
          <table:table-cell office:value-type="date" office:date-value="1998-03-12" calcext:value-type="date">
            <text:p>1998-03-12</text:p>
          </table:table-cell>
          <table:table-cell office:value-type="currency" office:currency="PLN" office:value="1280" calcext:value-type="currency">
            <text:p>1 280,00 zł</text:p>
          </table:table-cell>
          <table:table-cell/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U-160</text:p>
          </table:table-cell>
          <table:table-cell office:value-type="string" calcext:value-type="string">
            <text:p>Barcik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Urzędnik</text:p>
          </table:table-cell>
          <table:table-cell office:value-type="date" office:date-value="1996-07-09" calcext:value-type="date">
            <text:p>1996-07-09</text:p>
          </table:table-cell>
          <table:table-cell office:value-type="currency" office:currency="PLN" office:value="1100" calcext:value-type="currency">
            <text:p>1 100,00 zł</text:p>
          </table:table-cell>
          <table:table-cell/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Ki-345</text:p>
          </table:table-cell>
          <table:table-cell office:value-type="string" calcext:value-type="string">
            <text:p>Barczyk</text:p>
          </table:table-cell>
          <table:table-cell office:value-type="string" calcext:value-type="string">
            <text:p>Cezary</text:p>
          </table:table-cell>
          <table:table-cell office:value-type="string" calcext:value-type="string">
            <text:p>Kierowca</text:p>
          </table:table-cell>
          <table:table-cell office:value-type="date" office:date-value="1999-06-20" calcext:value-type="date">
            <text:p>1999-06-20</text:p>
          </table:table-cell>
          <table:table-cell office:value-type="currency" office:currency="PLN" office:value="1310" calcext:value-type="currency">
            <text:p>1 310,00 zł</text:p>
          </table:table-cell>
          <table:table-cell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S-137</text:p>
          </table:table-cell>
          <table:table-cell office:value-type="string" calcext:value-type="string">
            <text:p>Bardzio</text:p>
          </table:table-cell>
          <table:table-cell office:value-type="string" calcext:value-type="string">
            <text:p>Celina</text:p>
          </table:table-cell>
          <table:table-cell office:value-type="string" calcext:value-type="string">
            <text:p>Sprzedawca</text:p>
          </table:table-cell>
          <table:table-cell office:value-type="date" office:date-value="1992-04-23" calcext:value-type="date">
            <text:p>1992-04-23</text:p>
          </table:table-cell>
          <table:table-cell office:value-type="currency" office:currency="PLN" office:value="1260" calcext:value-type="currency">
            <text:p>1 260,00 zł</text:p>
          </table:table-cell>
          <table:table-cell/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A-114</text:p>
          </table:table-cell>
          <table:table-cell office:value-type="string" calcext:value-type="string">
            <text:p>Baryła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Analityk</text:p>
          </table:table-cell>
          <table:table-cell office:value-type="date" office:date-value="2000-08-30" calcext:value-type="date">
            <text:p>2000-08-30</text:p>
          </table:table-cell>
          <table:table-cell office:value-type="currency" office:currency="PLN" office:value="1700" calcext:value-type="currency">
            <text:p>1 700,00 zł</text:p>
          </table:table-cell>
          <table:table-cell/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R-455</text:p>
          </table:table-cell>
          <table:table-cell office:value-type="string" calcext:value-type="string">
            <text:p>Bargiel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Referent</text:p>
          </table:table-cell>
          <table:table-cell office:value-type="date" office:date-value="2000-01-18" calcext:value-type="date">
            <text:p>2000-01-18</text:p>
          </table:table-cell>
          <table:table-cell office:value-type="currency" office:currency="PLN" office:value="1160" calcext:value-type="currency">
            <text:p>1 160,00 zł</text:p>
          </table:table-cell>
          <table:table-cell/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Ki-349</text:p>
          </table:table-cell>
          <table:table-cell office:value-type="string" calcext:value-type="string">
            <text:p>Bargieł</text:p>
          </table:table-cell>
          <table:table-cell office:value-type="string" calcext:value-type="string">
            <text:p>Dionizy</text:p>
          </table:table-cell>
          <table:table-cell office:value-type="string" calcext:value-type="string">
            <text:p>Kierowca</text:p>
          </table:table-cell>
          <table:table-cell office:value-type="date" office:date-value="2000-02-01" calcext:value-type="date">
            <text:p>2000-02-01</text:p>
          </table:table-cell>
          <table:table-cell office:value-type="currency" office:currency="PLN" office:value="1230" calcext:value-type="currency">
            <text:p>1 230,00 zł</text:p>
          </table:table-cell>
          <table:table-cell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S-105</text:p>
          </table:table-cell>
          <table:table-cell office:value-type="string" calcext:value-type="string">
            <text:p>Barnaś</text:p>
          </table:table-cell>
          <table:table-cell office:value-type="string" calcext:value-type="string">
            <text:p>Mieczysław</text:p>
          </table:table-cell>
          <table:table-cell office:value-type="string" calcext:value-type="string">
            <text:p>Sprzedawca</text:p>
          </table:table-cell>
          <table:table-cell office:value-type="date" office:date-value="1995-04-14" calcext:value-type="date">
            <text:p>1995-04-14</text:p>
          </table:table-cell>
          <table:table-cell office:value-type="currency" office:currency="PLN" office:value="1100" calcext:value-type="currency">
            <text:p>1 100,00 zł</text:p>
          </table:table-cell>
          <table:table-cell/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O-139</text:p>
          </table:table-cell>
          <table:table-cell office:value-type="string" calcext:value-type="string">
            <text:p>Barska</text:p>
          </table:table-cell>
          <table:table-cell office:value-type="string" calcext:value-type="string">
            <text:p>Alina</text:p>
          </table:table-cell>
          <table:table-cell office:value-type="string" calcext:value-type="string">
            <text:p>Operator</text:p>
          </table:table-cell>
          <table:table-cell office:value-type="date" office:date-value="1996-09-07" calcext:value-type="date">
            <text:p>1996-09-07</text:p>
          </table:table-cell>
          <table:table-cell office:value-type="currency" office:currency="PLN" office:value="1300" calcext:value-type="currency">
            <text:p>1 300,00 zł</text:p>
          </table:table-cell>
          <table:table-cell/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S-322</text:p>
          </table:table-cell>
          <table:table-cell office:value-type="string" calcext:value-type="string">
            <text:p>Barski</text:p>
          </table:table-cell>
          <table:table-cell office:value-type="string" calcext:value-type="string">
            <text:p>Zenon</text:p>
          </table:table-cell>
          <table:table-cell office:value-type="string" calcext:value-type="string">
            <text:p>Sprzedawca</text:p>
          </table:table-cell>
          <table:table-cell office:value-type="date" office:date-value="1994-07-31" calcext:value-type="date">
            <text:p>1994-07-31</text:p>
          </table:table-cell>
          <table:table-cell office:value-type="currency" office:currency="PLN" office:value="1470" calcext:value-type="currency">
            <text:p>1 470,00 zł</text:p>
          </table:table-cell>
          <table:table-cell/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Z-556</text:p>
          </table:table-cell>
          <table:table-cell office:value-type="string" calcext:value-type="string">
            <text:p>Barszczewska</text:p>
          </table:table-cell>
          <table:table-cell office:value-type="string" calcext:value-type="string">
            <text:p>Halina</text:p>
          </table:table-cell>
          <table:table-cell office:value-type="string" calcext:value-type="string">
            <text:p>Zaopatrzeniowiec</text:p>
          </table:table-cell>
          <table:table-cell office:value-type="date" office:date-value="1994-07-13" calcext:value-type="date">
            <text:p>1994-07-13</text:p>
          </table:table-cell>
          <table:table-cell office:value-type="currency" office:currency="PLN" office:value="1540" calcext:value-type="currency">
            <text:p>1 540,00 zł</text:p>
          </table:table-cell>
          <table:table-cell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D-214</text:p>
          </table:table-cell>
          <table:table-cell office:value-type="string" calcext:value-type="string">
            <text:p>Bartel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Doradca</text:p>
          </table:table-cell>
          <table:table-cell office:value-type="date" office:date-value="1993-08-27" calcext:value-type="date">
            <text:p>1993-08-27</text:p>
          </table:table-cell>
          <table:table-cell office:value-type="currency" office:currency="PLN" office:value="2010" calcext:value-type="currency">
            <text:p>2 010,00 zł</text:p>
          </table:table-cell>
          <table:table-cell/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Z-557</text:p>
          </table:table-cell>
          <table:table-cell office:value-type="string" calcext:value-type="string">
            <text:p>Bartkiewicz</text:p>
          </table:table-cell>
          <table:table-cell office:value-type="string" calcext:value-type="string">
            <text:p>Elwira</text:p>
          </table:table-cell>
          <table:table-cell office:value-type="string" calcext:value-type="string">
            <text:p>Zaopatrzeniowiec</text:p>
          </table:table-cell>
          <table:table-cell office:value-type="date" office:date-value="2001-08-27" calcext:value-type="date">
            <text:p>2001-08-27</text:p>
          </table:table-cell>
          <table:table-cell office:value-type="currency" office:currency="PLN" office:value="1540" calcext:value-type="currency">
            <text:p>1 540,00 zł</text:p>
          </table:table-cell>
          <table:table-cell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K-452</text:p>
          </table:table-cell>
          <table:table-cell office:value-type="string" calcext:value-type="string">
            <text:p>Bartkowiak</text:p>
          </table:table-cell>
          <table:table-cell office:value-type="string" calcext:value-type="string">
            <text:p>Lucjan</text:p>
          </table:table-cell>
          <table:table-cell office:value-type="string" calcext:value-type="string">
            <text:p>Kierownik</text:p>
          </table:table-cell>
          <table:table-cell office:value-type="date" office:date-value="1994-03-15" calcext:value-type="date">
            <text:p>1994-03-15</text:p>
          </table:table-cell>
          <table:table-cell office:value-type="currency" office:currency="PLN" office:value="1990" calcext:value-type="currency">
            <text:p>1 990,00 zł</text:p>
          </table:table-cell>
          <table:table-cell/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O-140</text:p>
          </table:table-cell>
          <table:table-cell office:value-type="string" calcext:value-type="string">
            <text:p>Bartnik</text:p>
          </table:table-cell>
          <table:table-cell office:value-type="string" calcext:value-type="string">
            <text:p>Feliks</text:p>
          </table:table-cell>
          <table:table-cell office:value-type="string" calcext:value-type="string">
            <text:p>Operator</text:p>
          </table:table-cell>
          <table:table-cell office:value-type="date" office:date-value="1997-01-20" calcext:value-type="date">
            <text:p>1997-01-20</text:p>
          </table:table-cell>
          <table:table-cell office:value-type="currency" office:currency="PLN" office:value="1200" calcext:value-type="currency">
            <text:p>1 200,00 zł</text:p>
          </table:table-cell>
          <table:table-cell/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S-321</text:p>
          </table:table-cell>
          <table:table-cell office:value-type="string" calcext:value-type="string">
            <text:p>Bartodziej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Sprzedawca</text:p>
          </table:table-cell>
          <table:table-cell office:value-type="date" office:date-value="1999-11-28" calcext:value-type="date">
            <text:p>1999-11-28</text:p>
          </table:table-cell>
          <table:table-cell office:value-type="currency" office:currency="PLN" office:value="1340" calcext:value-type="currency">
            <text:p>1 340,00 zł</text:p>
          </table:table-cell>
          <table:table-cell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P-101</text:p>
          </table:table-cell>
          <table:table-cell office:value-type="string" calcext:value-type="string">
            <text:p>Baron</text:p>
          </table:table-cell>
          <table:table-cell office:value-type="string" calcext:value-type="string">
            <text:p>Jolanta</text:p>
          </table:table-cell>
          <table:table-cell office:value-type="string" calcext:value-type="string">
            <text:p>Wiceprezes</text:p>
          </table:table-cell>
          <table:table-cell office:value-type="date" office:date-value="1990-02-04" calcext:value-type="date">
            <text:p>1990-02-04</text:p>
          </table:table-cell>
          <table:table-cell office:value-type="currency" office:currency="PLN" office:value="2990" calcext:value-type="currency">
            <text:p>2 990,00 zł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-213</text:p>
          </table:table-cell>
          <table:table-cell office:value-type="string" calcext:value-type="string">
            <text:p>Bartosiak</text:p>
          </table:table-cell>
          <table:table-cell office:value-type="string" calcext:value-type="string">
            <text:p>Kazimiera</text:p>
          </table:table-cell>
          <table:table-cell office:value-type="string" calcext:value-type="string">
            <text:p>Doradca</text:p>
          </table:table-cell>
          <table:table-cell office:value-type="date" office:date-value="1996-06-18" calcext:value-type="date">
            <text:p>1996-06-18</text:p>
          </table:table-cell>
          <table:table-cell office:value-type="currency" office:currency="PLN" office:value="2000" calcext:value-type="currency">
            <text:p>2 000,00 zł</text:p>
          </table:table-cell>
          <table:table-cell/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D-215</text:p>
          </table:table-cell>
          <table:table-cell office:value-type="string" calcext:value-type="string">
            <text:p>Bartosiewicz</text:p>
          </table:table-cell>
          <table:table-cell office:value-type="string" calcext:value-type="string">
            <text:p>Eliza</text:p>
          </table:table-cell>
          <table:table-cell office:value-type="string" calcext:value-type="string">
            <text:p>Doradca</text:p>
          </table:table-cell>
          <table:table-cell office:value-type="date" office:date-value="1997-03-07" calcext:value-type="date">
            <text:p>1997-03-07</text:p>
          </table:table-cell>
          <table:table-cell office:value-type="currency" office:currency="PLN" office:value="1610" calcext:value-type="currency">
            <text:p>1 610,00 zł</text:p>
          </table:table-cell>
          <table:table-cell/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Ki-351</text:p>
          </table:table-cell>
          <table:table-cell office:value-type="string" calcext:value-type="string">
            <text:p>Bartosik</text:p>
          </table:table-cell>
          <table:table-cell office:value-type="string" calcext:value-type="string">
            <text:p>Kazimierz</text:p>
          </table:table-cell>
          <table:table-cell office:value-type="string" calcext:value-type="string">
            <text:p>Kierowca</text:p>
          </table:table-cell>
          <table:table-cell office:value-type="date" office:date-value="1993-06-28" calcext:value-type="date">
            <text:p>1993-06-28</text:p>
          </table:table-cell>
          <table:table-cell office:value-type="currency" office:currency="PLN" office:value="1200" calcext:value-type="currency">
            <text:p>1 200,00 zł</text:p>
          </table:table-cell>
          <table:table-cell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R-456</text:p>
          </table:table-cell>
          <table:table-cell office:value-type="string" calcext:value-type="string">
            <text:p>Bartosz</text:p>
          </table:table-cell>
          <table:table-cell office:value-type="string" calcext:value-type="string">
            <text:p>Krystyna</text:p>
          </table:table-cell>
          <table:table-cell office:value-type="string" calcext:value-type="string">
            <text:p>Referent</text:p>
          </table:table-cell>
          <table:table-cell office:value-type="date" office:date-value="1995-01-16" calcext:value-type="date">
            <text:p>1995-01-16</text:p>
          </table:table-cell>
          <table:table-cell office:value-type="currency" office:currency="PLN" office:value="1220" calcext:value-type="currency">
            <text:p>1 220,00 zł</text:p>
          </table:table-cell>
          <table:table-cell/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S-206</text:p>
          </table:table-cell>
          <table:table-cell office:value-type="string" calcext:value-type="string">
            <text:p>Bartoszek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Sprzedawca</text:p>
          </table:table-cell>
          <table:table-cell office:value-type="date" office:date-value="1991-08-24" calcext:value-type="date">
            <text:p>1991-08-24</text:p>
          </table:table-cell>
          <table:table-cell office:value-type="currency" office:currency="PLN" office:value="1110" calcext:value-type="currency">
            <text:p>1 110,00 zł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R-457</text:p>
          </table:table-cell>
          <table:table-cell office:value-type="string" calcext:value-type="string">
            <text:p>Bartosińska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Referent</text:p>
          </table:table-cell>
          <table:table-cell office:value-type="date" office:date-value="2002-04-01" calcext:value-type="date">
            <text:p>2002-04-01</text:p>
          </table:table-cell>
          <table:table-cell office:value-type="currency" office:currency="PLN" office:value="1410" calcext:value-type="currency">
            <text:p>1 410,00 zł</text:p>
          </table:table-cell>
          <table:table-cell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Ki-352</text:p>
          </table:table-cell>
          <table:table-cell office:value-type="string" calcext:value-type="string">
            <text:p>Bartoś</text:p>
          </table:table-cell>
          <table:table-cell office:value-type="string" calcext:value-type="string">
            <text:p>Bolesław</text:p>
          </table:table-cell>
          <table:table-cell office:value-type="string" calcext:value-type="string">
            <text:p>Kierowca</text:p>
          </table:table-cell>
          <table:table-cell office:value-type="date" office:date-value="1997-10-07" calcext:value-type="date">
            <text:p>1997-10-07</text:p>
          </table:table-cell>
          <table:table-cell office:value-type="currency" office:currency="PLN" office:value="1100" calcext:value-type="currency">
            <text:p>1 100,00 zł</text:p>
          </table:table-cell>
          <table:table-cell/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O-145</text:p>
          </table:table-cell>
          <table:table-cell office:value-type="string" calcext:value-type="string">
            <text:p>Barwicka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Operator</text:p>
          </table:table-cell>
          <table:table-cell office:value-type="date" office:date-value="1995-10-06" calcext:value-type="date">
            <text:p>1995-10-06</text:p>
          </table:table-cell>
          <table:table-cell office:value-type="currency" office:currency="PLN" office:value="1020" calcext:value-type="currency">
            <text:p>1 020,00 zł</text:p>
          </table:table-cell>
          <table:table-cell/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K-376</text:p>
          </table:table-cell>
          <table:table-cell office:value-type="string" calcext:value-type="string">
            <text:p>Baryła</text:p>
          </table:table-cell>
          <table:table-cell office:value-type="string" calcext:value-type="string">
            <text:p>Cezary</text:p>
          </table:table-cell>
          <table:table-cell office:value-type="string" calcext:value-type="string">
            <text:p>Kierownik</text:p>
          </table:table-cell>
          <table:table-cell office:value-type="date" office:date-value="2002-09-27" calcext:value-type="date">
            <text:p>2002-09-27</text:p>
          </table:table-cell>
          <table:table-cell office:value-type="currency" office:currency="PLN" office:value="1930" calcext:value-type="currency">
            <text:p>1 930,00 zł</text:p>
          </table:table-cell>
          <table:table-cell/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Ki-358</text:p>
          </table:table-cell>
          <table:table-cell office:value-type="string" calcext:value-type="string">
            <text:p>Baryłka</text:p>
          </table:table-cell>
          <table:table-cell office:value-type="string" calcext:value-type="string">
            <text:p>Antoni</text:p>
          </table:table-cell>
          <table:table-cell office:value-type="string" calcext:value-type="string">
            <text:p>Kierowca</text:p>
          </table:table-cell>
          <table:table-cell office:value-type="date" office:date-value="1991-02-11" calcext:value-type="date">
            <text:p>1991-02-11</text:p>
          </table:table-cell>
          <table:table-cell office:value-type="currency" office:currency="PLN" office:value="1020" calcext:value-type="currency">
            <text:p>1 020,00 zł</text:p>
          </table:table-cell>
          <table:table-cell/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Ks-580</text:p>
          </table:table-cell>
          <table:table-cell office:value-type="string" calcext:value-type="string">
            <text:p>Baryłkiewicz</text:p>
          </table:table-cell>
          <table:table-cell office:value-type="string" calcext:value-type="string">
            <text:p>Klemens</text:p>
          </table:table-cell>
          <table:table-cell office:value-type="string" calcext:value-type="string">
            <text:p>Księgowy</text:p>
          </table:table-cell>
          <table:table-cell office:value-type="date" office:date-value="1995-04-18" calcext:value-type="date">
            <text:p>1995-04-18</text:p>
          </table:table-cell>
          <table:table-cell office:value-type="currency" office:currency="PLN" office:value="1730" calcext:value-type="currency">
            <text:p>1 730,00 zł</text:p>
          </table:table-cell>
          <table:table-cell/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Ks-361</text:p>
          </table:table-cell>
          <table:table-cell office:value-type="string" calcext:value-type="string">
            <text:p>Baryłko</text:p>
          </table:table-cell>
          <table:table-cell office:value-type="string" calcext:value-type="string">
            <text:p>Józef</text:p>
          </table:table-cell>
          <table:table-cell office:value-type="string" calcext:value-type="string">
            <text:p>Księgowy</text:p>
          </table:table-cell>
          <table:table-cell office:value-type="date" office:date-value="1992-09-30" calcext:value-type="date">
            <text:p>1992-09-30</text:p>
          </table:table-cell>
          <table:table-cell office:value-type="currency" office:currency="PLN" office:value="1600" calcext:value-type="currency">
            <text:p>1 600,00 zł</text:p>
          </table:table-cell>
          <table:table-cell/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S-320</text:p>
          </table:table-cell>
          <table:table-cell office:value-type="string" calcext:value-type="string">
            <text:p>Basaj</text:p>
          </table:table-cell>
          <table:table-cell office:value-type="string" calcext:value-type="string">
            <text:p>Zenobiusz</text:p>
          </table:table-cell>
          <table:table-cell office:value-type="string" calcext:value-type="string">
            <text:p>Sprzedawca</text:p>
          </table:table-cell>
          <table:table-cell office:value-type="date" office:date-value="1997-03-03" calcext:value-type="date">
            <text:p>1997-03-03</text:p>
          </table:table-cell>
          <table:table-cell office:value-type="currency" office:currency="PLN" office:value="1010" calcext:value-type="currency">
            <text:p>1 010,00 zł</text:p>
          </table:table-cell>
          <table:table-cell/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S-134</text:p>
          </table:table-cell>
          <table:table-cell office:value-type="string" calcext:value-type="string">
            <text:p>Basiak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przedawca</text:p>
          </table:table-cell>
          <table:table-cell office:value-type="date" office:date-value="1998-01-03" calcext:value-type="date">
            <text:p>1998-01-03</text:p>
          </table:table-cell>
          <table:table-cell office:value-type="currency" office:currency="PLN" office:value="1330" calcext:value-type="currency">
            <text:p>1 330,00 zł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O-146</text:p>
          </table:table-cell>
          <table:table-cell office:value-type="string" calcext:value-type="string">
            <text:p>Basiński</text:p>
          </table:table-cell>
          <table:table-cell office:value-type="string" calcext:value-type="string">
            <text:p>Artur</text:p>
          </table:table-cell>
          <table:table-cell office:value-type="string" calcext:value-type="string">
            <text:p>Operator</text:p>
          </table:table-cell>
          <table:table-cell office:value-type="date" office:date-value="2002-08-22" calcext:value-type="date">
            <text:p>2002-08-22</text:p>
          </table:table-cell>
          <table:table-cell office:value-type="currency" office:currency="PLN" office:value="1250" calcext:value-type="currency">
            <text:p>1 250,00 zł</text:p>
          </table:table-cell>
          <table:table-cell/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S-133</text:p>
          </table:table-cell>
          <table:table-cell office:value-type="string" calcext:value-type="string">
            <text:p>Bator</text:p>
          </table:table-cell>
          <table:table-cell office:value-type="string" calcext:value-type="string">
            <text:p>Marta</text:p>
          </table:table-cell>
          <table:table-cell office:value-type="string" calcext:value-type="string">
            <text:p>Sprzedawca</text:p>
          </table:table-cell>
          <table:table-cell office:value-type="date" office:date-value="1997-05-19" calcext:value-type="date">
            <text:p>1997-05-19</text:p>
          </table:table-cell>
          <table:table-cell office:value-type="currency" office:currency="PLN" office:value="1220" calcext:value-type="currency">
            <text:p>1 220,00 zł</text:p>
          </table:table-cell>
          <table:table-cell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P-102</text:p>
          </table:table-cell>
          <table:table-cell office:value-type="string" calcext:value-type="string">
            <text:p>Batory</text:p>
          </table:table-cell>
          <table:table-cell office:value-type="string" calcext:value-type="string">
            <text:p>Stefan</text:p>
          </table:table-cell>
          <table:table-cell office:value-type="string" calcext:value-type="string">
            <text:p>Wiceprezes</text:p>
          </table:table-cell>
          <table:table-cell office:value-type="date" office:date-value="1997-01-19" calcext:value-type="date">
            <text:p>1997-01-19</text:p>
          </table:table-cell>
          <table:table-cell office:value-type="currency" office:currency="PLN" office:value="2500" calcext:value-type="currency">
            <text:p>2 500,00 zł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-142</text:p>
          </table:table-cell>
          <table:table-cell office:value-type="string" calcext:value-type="string">
            <text:p>Batycka</text:p>
          </table:table-cell>
          <table:table-cell office:value-type="string" calcext:value-type="string">
            <text:p>Celina</text:p>
          </table:table-cell>
          <table:table-cell office:value-type="string" calcext:value-type="string">
            <text:p>Sprzedawca</text:p>
          </table:table-cell>
          <table:table-cell office:value-type="date" office:date-value="1991-01-02" calcext:value-type="date">
            <text:p>1991-01-02</text:p>
          </table:table-cell>
          <table:table-cell office:value-type="currency" office:currency="PLN" office:value="1010" calcext:value-type="currency">
            <text:p>1 010,00 zł</text:p>
          </table:table-cell>
          <table:table-cell/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Ks-360</text:p>
          </table:table-cell>
          <table:table-cell office:value-type="string" calcext:value-type="string">
            <text:p>Bauer</text:p>
          </table:table-cell>
          <table:table-cell office:value-type="string" calcext:value-type="string">
            <text:p>Józefina</text:p>
          </table:table-cell>
          <table:table-cell office:value-type="string" calcext:value-type="string">
            <text:p>Księgowy</text:p>
          </table:table-cell>
          <table:table-cell office:value-type="date" office:date-value="1997-03-21" calcext:value-type="date">
            <text:p>1997-03-21</text:p>
          </table:table-cell>
          <table:table-cell office:value-type="currency" office:currency="PLN" office:value="1300" calcext:value-type="currency">
            <text:p>1 300,00 zł</text:p>
          </table:table-cell>
          <table:table-cell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O-147</text:p>
          </table:table-cell>
          <table:table-cell office:value-type="string" calcext:value-type="string">
            <text:p>Bawarski</text:p>
          </table:table-cell>
          <table:table-cell office:value-type="string" calcext:value-type="string">
            <text:p>Stefan</text:p>
          </table:table-cell>
          <table:table-cell office:value-type="string" calcext:value-type="string">
            <text:p>Operator</text:p>
          </table:table-cell>
          <table:table-cell office:value-type="date" office:date-value="1996-11-23" calcext:value-type="date">
            <text:p>1996-11-23</text:p>
          </table:table-cell>
          <table:table-cell office:value-type="currency" office:currency="PLN" office:value="1430" calcext:value-type="currency">
            <text:p>1 430,00 zł</text:p>
          </table:table-cell>
          <table:table-cell/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S-132</text:p>
          </table:table-cell>
          <table:table-cell office:value-type="string" calcext:value-type="string">
            <text:p>Bazydło</text:p>
          </table:table-cell>
          <table:table-cell office:value-type="string" calcext:value-type="string">
            <text:p>Marcin</text:p>
          </table:table-cell>
          <table:table-cell office:value-type="string" calcext:value-type="string">
            <text:p>Sprzedawca</text:p>
          </table:table-cell>
          <table:table-cell office:value-type="date" office:date-value="1996-08-23" calcext:value-type="date">
            <text:p>1996-08-23</text:p>
          </table:table-cell>
          <table:table-cell office:value-type="currency" office:currency="PLN" office:value="1150" calcext:value-type="currency">
            <text:p>1 150,00 zł</text:p>
          </table:table-cell>
          <table:table-cell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O-148</text:p>
          </table:table-cell>
          <table:table-cell office:value-type="string" calcext:value-type="string">
            <text:p>Bąba</text:p>
          </table:table-cell>
          <table:table-cell office:value-type="string" calcext:value-type="string">
            <text:p>Marcelina</text:p>
          </table:table-cell>
          <table:table-cell office:value-type="string" calcext:value-type="string">
            <text:p>Operator</text:p>
          </table:table-cell>
          <table:table-cell office:value-type="date" office:date-value="2000-10-18" calcext:value-type="date">
            <text:p>2000-10-18</text:p>
          </table:table-cell>
          <table:table-cell office:value-type="currency" office:currency="PLN" office:value="1020" calcext:value-type="currency">
            <text:p>1 020,00 zł</text:p>
          </table:table-cell>
          <table:table-cell/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S-130</text:p>
          </table:table-cell>
          <table:table-cell office:value-type="string" calcext:value-type="string">
            <text:p>Bąbalski</text:p>
          </table:table-cell>
          <table:table-cell office:value-type="string" calcext:value-type="string">
            <text:p>Kazimierz</text:p>
          </table:table-cell>
          <table:table-cell office:value-type="string" calcext:value-type="string">
            <text:p>Sprzedawca</text:p>
          </table:table-cell>
          <table:table-cell office:value-type="date" office:date-value="1995-07-24" calcext:value-type="date">
            <text:p>1995-07-24</text:p>
          </table:table-cell>
          <table:table-cell office:value-type="currency" office:currency="PLN" office:value="1280" calcext:value-type="currency">
            <text:p>1 280,00 zł</text:p>
          </table:table-cell>
          <table:table-cell/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U-162</text:p>
          </table:table-cell>
          <table:table-cell office:value-type="string" calcext:value-type="string">
            <text:p>Bączek</text:p>
          </table:table-cell>
          <table:table-cell office:value-type="string" calcext:value-type="string">
            <text:p>Marcin</text:p>
          </table:table-cell>
          <table:table-cell office:value-type="string" calcext:value-type="string">
            <text:p>Urzędnik</text:p>
          </table:table-cell>
          <table:table-cell office:value-type="date" office:date-value="1998-09-18" calcext:value-type="date">
            <text:p>1998-09-18</text:p>
          </table:table-cell>
          <table:table-cell office:value-type="currency" office:currency="PLN" office:value="1250" calcext:value-type="currency">
            <text:p>1 250,00 zł</text:p>
          </table:table-cell>
          <table:table-cell/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U-163</text:p>
          </table:table-cell>
          <table:table-cell office:value-type="string" calcext:value-type="string">
            <text:p>Bąbalewski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Urzędnik</text:p>
          </table:table-cell>
          <table:table-cell office:value-type="date" office:date-value="1999-02-03" calcext:value-type="date">
            <text:p>1999-02-03</text:p>
          </table:table-cell>
          <table:table-cell office:value-type="currency" office:currency="PLN" office:value="1510" calcext:value-type="currency">
            <text:p>1 510,00 zł</text:p>
          </table:table-cell>
          <table:table-cell/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S-128</text:p>
          </table:table-cell>
          <table:table-cell office:value-type="string" calcext:value-type="string">
            <text:p>Bączkowska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Sprzedawca</text:p>
          </table:table-cell>
          <table:table-cell office:value-type="date" office:date-value="1997-01-04" calcext:value-type="date">
            <text:p>1997-01-04</text:p>
          </table:table-cell>
          <table:table-cell office:value-type="currency" office:currency="PLN" office:value="1490" calcext:value-type="currency">
            <text:p>1 490,00 zł</text:p>
          </table:table-cell>
          <table:table-cell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O-149</text:p>
          </table:table-cell>
          <table:table-cell office:value-type="string" calcext:value-type="string">
            <text:p>Bączkowski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Operator</text:p>
          </table:table-cell>
          <table:table-cell office:value-type="date" office:date-value="1991-08-21" calcext:value-type="date">
            <text:p>1991-08-21</text:p>
          </table:table-cell>
          <table:table-cell office:value-type="currency" office:currency="PLN" office:value="1460" calcext:value-type="currency">
            <text:p>1 460,00 zł</text:p>
          </table:table-cell>
          <table:table-cell/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O-150</text:p>
          </table:table-cell>
          <table:table-cell office:value-type="string" calcext:value-type="string">
            <text:p>Bąk</text:p>
          </table:table-cell>
          <table:table-cell office:value-type="string" calcext:value-type="string">
            <text:p>Zdzisław</text:p>
          </table:table-cell>
          <table:table-cell office:value-type="string" calcext:value-type="string">
            <text:p>Operator</text:p>
          </table:table-cell>
          <table:table-cell office:value-type="date" office:date-value="1993-01-28" calcext:value-type="date">
            <text:p>1993-01-28</text:p>
          </table:table-cell>
          <table:table-cell office:value-type="currency" office:currency="PLN" office:value="1040" calcext:value-type="currency">
            <text:p>1 040,00 zł</text:p>
          </table:table-cell>
          <table:table-cell/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S-126</text:p>
          </table:table-cell>
          <table:table-cell office:value-type="string" calcext:value-type="string">
            <text:p>Bąk</text:p>
          </table:table-cell>
          <table:table-cell office:value-type="string" calcext:value-type="string">
            <text:p>Grażyna</text:p>
          </table:table-cell>
          <table:table-cell office:value-type="string" calcext:value-type="string">
            <text:p>Sprzedawca</text:p>
          </table:table-cell>
          <table:table-cell office:value-type="date" office:date-value="1998-07-26" calcext:value-type="date">
            <text:p>1998-07-26</text:p>
          </table:table-cell>
          <table:table-cell office:value-type="currency" office:currency="PLN" office:value="1230" calcext:value-type="currency">
            <text:p>1 230,00 zł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S-318</text:p>
          </table:table-cell>
          <table:table-cell office:value-type="string" calcext:value-type="string">
            <text:p>Bak</text:p>
          </table:table-cell>
          <table:table-cell office:value-type="string" calcext:value-type="string">
            <text:p>Klementyna</text:p>
          </table:table-cell>
          <table:table-cell office:value-type="string" calcext:value-type="string">
            <text:p>Sprzedawca</text:p>
          </table:table-cell>
          <table:table-cell office:value-type="date" office:date-value="1997-12-14" calcext:value-type="date">
            <text:p>1997-12-14</text:p>
          </table:table-cell>
          <table:table-cell office:value-type="currency" office:currency="PLN" office:value="1010" calcext:value-type="currency">
            <text:p>1 010,00 zł</text:p>
          </table:table-cell>
          <table:table-cell/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S-317</text:p>
          </table:table-cell>
          <table:table-cell office:value-type="string" calcext:value-type="string">
            <text:p>Bąkała</text:p>
          </table:table-cell>
          <table:table-cell office:value-type="string" calcext:value-type="string">
            <text:p>Celina</text:p>
          </table:table-cell>
          <table:table-cell office:value-type="string" calcext:value-type="string">
            <text:p>Sprzedawca</text:p>
          </table:table-cell>
          <table:table-cell office:value-type="date" office:date-value="1996-03-15" calcext:value-type="date">
            <text:p>1996-03-15</text:p>
          </table:table-cell>
          <table:table-cell office:value-type="currency" office:currency="PLN" office:value="1190" calcext:value-type="currency">
            <text:p>1 190,00 zł</text:p>
          </table:table-cell>
          <table:table-cell/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S-328</text:p>
          </table:table-cell>
          <table:table-cell office:value-type="string" calcext:value-type="string">
            <text:p>Bąkowski</text:p>
          </table:table-cell>
          <table:table-cell office:value-type="string" calcext:value-type="string">
            <text:p>Roman</text:p>
          </table:table-cell>
          <table:table-cell office:value-type="string" calcext:value-type="string">
            <text:p>Sprzedawca</text:p>
          </table:table-cell>
          <table:table-cell office:value-type="date" office:date-value="1997-03-17" calcext:value-type="date">
            <text:p>1997-03-17</text:p>
          </table:table-cell>
          <table:table-cell office:value-type="currency" office:currency="PLN" office:value="1150" calcext:value-type="currency">
            <text:p>1 150,00 zł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U-164</text:p>
          </table:table-cell>
          <table:table-cell office:value-type="string" calcext:value-type="string">
            <text:p>Bdzikot</text:p>
          </table:table-cell>
          <table:table-cell office:value-type="string" calcext:value-type="string">
            <text:p>Roch</text:p>
          </table:table-cell>
          <table:table-cell office:value-type="string" calcext:value-type="string">
            <text:p>Urzędnik</text:p>
          </table:table-cell>
          <table:table-cell office:value-type="date" office:date-value="2000-07-27" calcext:value-type="date">
            <text:p>2000-07-27</text:p>
          </table:table-cell>
          <table:table-cell office:value-type="currency" office:currency="PLN" office:value="1290" calcext:value-type="currency">
            <text:p>1 290,00 zł</text:p>
          </table:table-cell>
          <table:table-cell/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U-165</text:p>
          </table:table-cell>
          <table:table-cell office:value-type="string" calcext:value-type="string">
            <text:p>Bedka</text:p>
          </table:table-cell>
          <table:table-cell office:value-type="string" calcext:value-type="string">
            <text:p>Justyna</text:p>
          </table:table-cell>
          <table:table-cell office:value-type="string" calcext:value-type="string">
            <text:p>Urzędnik</text:p>
          </table:table-cell>
          <table:table-cell office:value-type="date" office:date-value="1994-02-01" calcext:value-type="date">
            <text:p>1994-02-01</text:p>
          </table:table-cell>
          <table:table-cell office:value-type="currency" office:currency="PLN" office:value="1510" calcext:value-type="currency">
            <text:p>1 510,00 zł</text:p>
          </table:table-cell>
          <table:table-cell/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S-125</text:p>
          </table:table-cell>
          <table:table-cell office:value-type="string" calcext:value-type="string">
            <text:p>Bednarczyk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przedawca</text:p>
          </table:table-cell>
          <table:table-cell office:value-type="date" office:date-value="1992-05-02" calcext:value-type="date">
            <text:p>1992-05-02</text:p>
          </table:table-cell>
          <table:table-cell office:value-type="currency" office:currency="PLN" office:value="1180" calcext:value-type="currency">
            <text:p>1 180,00 zł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U-166</text:p>
          </table:table-cell>
          <table:table-cell office:value-type="string" calcext:value-type="string">
            <text:p>Bednarczyk</text:p>
          </table:table-cell>
          <table:table-cell office:value-type="string" calcext:value-type="string">
            <text:p>Andrzej</text:p>
          </table:table-cell>
          <table:table-cell office:value-type="string" calcext:value-type="string">
            <text:p>Urzędnik</text:p>
          </table:table-cell>
          <table:table-cell office:value-type="date" office:date-value="1992-09-19" calcext:value-type="date">
            <text:p>1992-09-19</text:p>
          </table:table-cell>
          <table:table-cell office:value-type="currency" office:currency="PLN" office:value="1150" calcext:value-type="currency">
            <text:p>1 150,00 zł</text:p>
          </table:table-cell>
          <table:table-cell/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Ki-364</text:p>
          </table:table-cell>
          <table:table-cell office:value-type="string" calcext:value-type="string">
            <text:p>Bednarek</text:p>
          </table:table-cell>
          <table:table-cell office:value-type="string" calcext:value-type="string">
            <text:p>Stanisłąw</text:p>
          </table:table-cell>
          <table:table-cell office:value-type="string" calcext:value-type="string">
            <text:p>Kierowca</text:p>
          </table:table-cell>
          <table:table-cell office:value-type="date" office:date-value="1999-11-07" calcext:value-type="date">
            <text:p>1999-11-07</text:p>
          </table:table-cell>
          <table:table-cell office:value-type="currency" office:currency="PLN" office:value="1130" calcext:value-type="currency">
            <text:p>1 130,00 zł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U-167</text:p>
          </table:table-cell>
          <table:table-cell office:value-type="string" calcext:value-type="string">
            <text:p>Bednarek</text:p>
          </table:table-cell>
          <table:table-cell office:value-type="string" calcext:value-type="string">
            <text:p>Zenon</text:p>
          </table:table-cell>
          <table:table-cell office:value-type="string" calcext:value-type="string">
            <text:p>Urzędnik</text:p>
          </table:table-cell>
          <table:table-cell office:value-type="date" office:date-value="1992-12-05" calcext:value-type="date">
            <text:p>1992-12-05</text:p>
          </table:table-cell>
          <table:table-cell office:value-type="currency" office:currency="PLN" office:value="1330" calcext:value-type="currency">
            <text:p>1 330,00 zł</text:p>
          </table:table-cell>
          <table:table-cell/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U-181</text:p>
          </table:table-cell>
          <table:table-cell office:value-type="string" calcext:value-type="string">
            <text:p>Bednarska</text:p>
          </table:table-cell>
          <table:table-cell office:value-type="string" calcext:value-type="string">
            <text:p>Karolina</text:p>
          </table:table-cell>
          <table:table-cell office:value-type="string" calcext:value-type="string">
            <text:p>Urzędnik</text:p>
          </table:table-cell>
          <table:table-cell office:value-type="date" office:date-value="1992-10-13" calcext:value-type="date">
            <text:p>1992-10-13</text:p>
          </table:table-cell>
          <table:table-cell office:value-type="currency" office:currency="PLN" office:value="1560" calcext:value-type="currency">
            <text:p>1 560,00 zł</text:p>
          </table:table-cell>
          <table:table-cell/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O-224</text:p>
          </table:table-cell>
          <table:table-cell office:value-type="string" calcext:value-type="string">
            <text:p>Bednarski</text:p>
          </table:table-cell>
          <table:table-cell office:value-type="string" calcext:value-type="string">
            <text:p>Marek</text:p>
          </table:table-cell>
          <table:table-cell office:value-type="string" calcext:value-type="string">
            <text:p>Operator</text:p>
          </table:table-cell>
          <table:table-cell office:value-type="date" office:date-value="1996-09-11" calcext:value-type="date">
            <text:p>1996-09-11</text:p>
          </table:table-cell>
          <table:table-cell office:value-type="currency" office:currency="PLN" office:value="1200" calcext:value-type="currency">
            <text:p>1 200,00 zł</text:p>
          </table:table-cell>
          <table:table-cell/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Ki-361</text:p>
          </table:table-cell>
          <table:table-cell office:value-type="string" calcext:value-type="string">
            <text:p>Bednarz</text:p>
          </table:table-cell>
          <table:table-cell office:value-type="string" calcext:value-type="string">
            <text:p>Józef</text:p>
          </table:table-cell>
          <table:table-cell office:value-type="string" calcext:value-type="string">
            <text:p>Kierowca</text:p>
          </table:table-cell>
          <table:table-cell office:value-type="date" office:date-value="1991-02-20" calcext:value-type="date">
            <text:p>1991-02-20</text:p>
          </table:table-cell>
          <table:table-cell office:value-type="currency" office:currency="PLN" office:value="1410" calcext:value-type="currency">
            <text:p>1 410,00 zł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U-182</text:p>
          </table:table-cell>
          <table:table-cell office:value-type="string" calcext:value-type="string">
            <text:p>Bedyńska</text:p>
          </table:table-cell>
          <table:table-cell office:value-type="string" calcext:value-type="string">
            <text:p>Martyna</text:p>
          </table:table-cell>
          <table:table-cell office:value-type="string" calcext:value-type="string">
            <text:p>Urzędnik</text:p>
          </table:table-cell>
          <table:table-cell office:value-type="date" office:date-value="2000-08-16" calcext:value-type="date">
            <text:p>2000-08-16</text:p>
          </table:table-cell>
          <table:table-cell office:value-type="currency" office:currency="PLN" office:value="1530" calcext:value-type="currency">
            <text:p>1 530,00 zł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Ks-395</text:p>
          </table:table-cell>
          <table:table-cell office:value-type="string" calcext:value-type="string">
            <text:p>Bedyński</text:p>
          </table:table-cell>
          <table:table-cell office:value-type="string" calcext:value-type="string">
            <text:p>Marcin</text:p>
          </table:table-cell>
          <table:table-cell office:value-type="string" calcext:value-type="string">
            <text:p>Księgowy</text:p>
          </table:table-cell>
          <table:table-cell office:value-type="date" office:date-value="2001-01-17" calcext:value-type="date">
            <text:p>2001-01-17</text:p>
          </table:table-cell>
          <table:table-cell office:value-type="currency" office:currency="PLN" office:value="1400" calcext:value-type="currency">
            <text:p>1 400,00 zł</text:p>
          </table:table-cell>
          <table:table-cell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U-183</text:p>
          </table:table-cell>
          <table:table-cell office:value-type="string" calcext:value-type="string">
            <text:p>Bek</text:p>
          </table:table-cell>
          <table:table-cell office:value-type="string" calcext:value-type="string">
            <text:p>Bolesław</text:p>
          </table:table-cell>
          <table:table-cell office:value-type="string" calcext:value-type="string">
            <text:p>Urzędnik</text:p>
          </table:table-cell>
          <table:table-cell office:value-type="date" office:date-value="1993-12-03" calcext:value-type="date">
            <text:p>1993-12-03</text:p>
          </table:table-cell>
          <table:table-cell office:value-type="currency" office:currency="PLN" office:value="1230" calcext:value-type="currency">
            <text:p>1 230,00 zł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U-184</text:p>
          </table:table-cell>
          <table:table-cell office:value-type="string" calcext:value-type="string">
            <text:p>Bekasiewicz</text:p>
          </table:table-cell>
          <table:table-cell office:value-type="string" calcext:value-type="string">
            <text:p>Iwona</text:p>
          </table:table-cell>
          <table:table-cell office:value-type="string" calcext:value-type="string">
            <text:p>Urzędnik</text:p>
          </table:table-cell>
          <table:table-cell office:value-type="date" office:date-value="1999-05-12" calcext:value-type="date">
            <text:p>1999-05-12</text:p>
          </table:table-cell>
          <table:table-cell office:value-type="currency" office:currency="PLN" office:value="1470" calcext:value-type="currency">
            <text:p>1 470,00 zł</text:p>
          </table:table-cell>
          <table:table-cell/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U-186</text:p>
          </table:table-cell>
          <table:table-cell office:value-type="string" calcext:value-type="string">
            <text:p>Benedykt</text:p>
          </table:table-cell>
          <table:table-cell office:value-type="string" calcext:value-type="string">
            <text:p>Kazimierz</text:p>
          </table:table-cell>
          <table:table-cell office:value-type="string" calcext:value-type="string">
            <text:p>Urzędnik</text:p>
          </table:table-cell>
          <table:table-cell office:value-type="date" office:date-value="1990-03-31" calcext:value-type="date">
            <text:p>1990-03-31</text:p>
          </table:table-cell>
          <table:table-cell office:value-type="currency" office:currency="PLN" office:value="1220" calcext:value-type="currency">
            <text:p>1 220,00 zł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U-189</text:p>
          </table:table-cell>
          <table:table-cell office:value-type="string" calcext:value-type="string">
            <text:p>Berak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Urzędnik</text:p>
          </table:table-cell>
          <table:table-cell office:value-type="date" office:date-value="1995-10-07" calcext:value-type="date">
            <text:p>1995-10-07</text:p>
          </table:table-cell>
          <table:table-cell office:value-type="currency" office:currency="PLN" office:value="1490" calcext:value-type="currency">
            <text:p>1 490,00 zł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S-119</text:p>
          </table:table-cell>
          <table:table-cell office:value-type="string" calcext:value-type="string">
            <text:p>Berezowska</text:p>
          </table:table-cell>
          <table:table-cell office:value-type="string" calcext:value-type="string">
            <text:p>Anita</text:p>
          </table:table-cell>
          <table:table-cell office:value-type="string" calcext:value-type="string">
            <text:p>Sprzedawca</text:p>
          </table:table-cell>
          <table:table-cell office:value-type="date" office:date-value="1995-12-08" calcext:value-type="date">
            <text:p>1995-12-08</text:p>
          </table:table-cell>
          <table:table-cell office:value-type="currency" office:currency="PLN" office:value="1150" calcext:value-type="currency">
            <text:p>1 150,00 zł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K-313</text:p>
          </table:table-cell>
          <table:table-cell office:value-type="string" calcext:value-type="string">
            <text:p>Berezowski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Kierownik</text:p>
          </table:table-cell>
          <table:table-cell office:value-type="date" office:date-value="1999-03-24" calcext:value-type="date">
            <text:p>1999-03-24</text:p>
          </table:table-cell>
          <table:table-cell office:value-type="currency" office:currency="PLN" office:value="1880" calcext:value-type="currency">
            <text:p>1 880,00 zł</text:p>
          </table:table-cell>
          <table:table-cell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U-192</text:p>
          </table:table-cell>
          <table:table-cell office:value-type="string" calcext:value-type="string">
            <text:p>Bębenek</text:p>
          </table:table-cell>
          <table:table-cell office:value-type="string" calcext:value-type="string">
            <text:p>Anan</text:p>
          </table:table-cell>
          <table:table-cell office:value-type="string" calcext:value-type="string">
            <text:p>Urzędnik</text:p>
          </table:table-cell>
          <table:table-cell office:value-type="date" office:date-value="1997-07-29" calcext:value-type="date">
            <text:p>1997-07-29</text:p>
          </table:table-cell>
          <table:table-cell office:value-type="currency" office:currency="PLN" office:value="1350" calcext:value-type="currency">
            <text:p>1 350,00 zł</text:p>
          </table:table-cell>
          <table:table-cell/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U-193</text:p>
          </table:table-cell>
          <table:table-cell office:value-type="string" calcext:value-type="string">
            <text:p>Berus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Urzędnik</text:p>
          </table:table-cell>
          <table:table-cell office:value-type="date" office:date-value="2000-12-06" calcext:value-type="date">
            <text:p>2000-12-06</text:p>
          </table:table-cell>
          <table:table-cell office:value-type="currency" office:currency="PLN" office:value="1260" calcext:value-type="currency">
            <text:p>1 260,00 zł</text:p>
          </table:table-cell>
          <table:table-cell/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U-205</text:p>
          </table:table-cell>
          <table:table-cell office:value-type="string" calcext:value-type="string">
            <text:p>Bentkowski</text:p>
          </table:table-cell>
          <table:table-cell office:value-type="string" calcext:value-type="string">
            <text:p>Bartosz</text:p>
          </table:table-cell>
          <table:table-cell office:value-type="string" calcext:value-type="string">
            <text:p>Urzędnik</text:p>
          </table:table-cell>
          <table:table-cell office:value-type="date" office:date-value="1991-03-26" calcext:value-type="date">
            <text:p>1991-03-26</text:p>
          </table:table-cell>
          <table:table-cell office:value-type="currency" office:currency="PLN" office:value="1310" calcext:value-type="currency">
            <text:p>1 310,00 zł</text:p>
          </table:table-cell>
          <table:table-cell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U-207</text:p>
          </table:table-cell>
          <table:table-cell office:value-type="string" calcext:value-type="string">
            <text:p>Bębenek</text:p>
          </table:table-cell>
          <table:table-cell office:value-type="string" calcext:value-type="string">
            <text:p>Czesław</text:p>
          </table:table-cell>
          <table:table-cell office:value-type="string" calcext:value-type="string">
            <text:p>Urzędnik</text:p>
          </table:table-cell>
          <table:table-cell office:value-type="date" office:date-value="1995-11-03" calcext:value-type="date">
            <text:p>1995-11-03</text:p>
          </table:table-cell>
          <table:table-cell office:value-type="currency" office:currency="PLN" office:value="1520" calcext:value-type="currency">
            <text:p>1 520,00 zł</text:p>
          </table:table-cell>
          <table:table-cell/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Ks-415</text:p>
          </table:table-cell>
          <table:table-cell office:value-type="string" calcext:value-type="string">
            <text:p>Bębenek</text:p>
          </table:table-cell>
          <table:table-cell office:value-type="string" calcext:value-type="string">
            <text:p>Karolina</text:p>
          </table:table-cell>
          <table:table-cell office:value-type="string" calcext:value-type="string">
            <text:p>Księgowy</text:p>
          </table:table-cell>
          <table:table-cell office:value-type="date" office:date-value="1991-08-22" calcext:value-type="date">
            <text:p>1991-08-22</text:p>
          </table:table-cell>
          <table:table-cell office:value-type="currency" office:currency="PLN" office:value="1560" calcext:value-type="currency">
            <text:p>1 560,00 zł</text:p>
          </table:table-cell>
          <table:table-cell/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Ki-359</text:p>
          </table:table-cell>
          <table:table-cell office:value-type="string" calcext:value-type="string">
            <text:p>Biały</text:p>
          </table:table-cell>
          <table:table-cell office:value-type="string" calcext:value-type="string">
            <text:p>Leszek</text:p>
          </table:table-cell>
          <table:table-cell office:value-type="string" calcext:value-type="string">
            <text:p>Kierowca</text:p>
          </table:table-cell>
          <table:table-cell office:value-type="date" office:date-value="1993-05-30" calcext:value-type="date">
            <text:p>1993-05-30</text:p>
          </table:table-cell>
          <table:table-cell office:value-type="currency" office:currency="PLN" office:value="1320" calcext:value-type="currency">
            <text:p>1 320,00 zł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Ks-420</text:p>
          </table:table-cell>
          <table:table-cell office:value-type="string" calcext:value-type="string">
            <text:p>Białek</text:p>
          </table:table-cell>
          <table:table-cell office:value-type="string" calcext:value-type="string">
            <text:p>Paulina</text:p>
          </table:table-cell>
          <table:table-cell office:value-type="string" calcext:value-type="string">
            <text:p>Księgowy</text:p>
          </table:table-cell>
          <table:table-cell office:value-type="date" office:date-value="1999-08-21" calcext:value-type="date">
            <text:p>1999-08-21</text:p>
          </table:table-cell>
          <table:table-cell office:value-type="currency" office:currency="PLN" office:value="1780" calcext:value-type="currency">
            <text:p>1 780,00 zł</text:p>
          </table:table-cell>
          <table:table-cell/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S-315</text:p>
          </table:table-cell>
          <table:table-cell office:value-type="string" calcext:value-type="string">
            <text:p>Białek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Sprzedawca</text:p>
          </table:table-cell>
          <table:table-cell office:value-type="date" office:date-value="1992-01-30" calcext:value-type="date">
            <text:p>1992-01-30</text:p>
          </table:table-cell>
          <table:table-cell office:value-type="currency" office:currency="PLN" office:value="1030" calcext:value-type="currency">
            <text:p>1 030,00 zł</text:p>
          </table:table-cell>
          <table:table-cell/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O-225</text:p>
          </table:table-cell>
          <table:table-cell office:value-type="string" calcext:value-type="string">
            <text:p>Białas</text:p>
          </table:table-cell>
          <table:table-cell office:value-type="string" calcext:value-type="string">
            <text:p>Artur</text:p>
          </table:table-cell>
          <table:table-cell office:value-type="string" calcext:value-type="string">
            <text:p>Operator</text:p>
          </table:table-cell>
          <table:table-cell office:value-type="date" office:date-value="1993-10-07" calcext:value-type="date">
            <text:p>1993-10-07</text:p>
          </table:table-cell>
          <table:table-cell office:value-type="currency" office:currency="PLN" office:value="1010" calcext:value-type="currency">
            <text:p>1 010,00 zł</text:p>
          </table:table-cell>
          <table:table-cell/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Ks-433</text:p>
          </table:table-cell>
          <table:table-cell office:value-type="string" calcext:value-type="string">
            <text:p>Białczak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Księgowy</text:p>
          </table:table-cell>
          <table:table-cell office:value-type="date" office:date-value="2001-02-20" calcext:value-type="date">
            <text:p>2001-02-20</text:p>
          </table:table-cell>
          <table:table-cell office:value-type="currency" office:currency="PLN" office:value="1370" calcext:value-type="currency">
            <text:p>1 370,00 zł</text:p>
          </table:table-cell>
          <table:table-cell/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S-314</text:p>
          </table:table-cell>
          <table:table-cell office:value-type="string" calcext:value-type="string">
            <text:p>Białecka</text:p>
          </table:table-cell>
          <table:table-cell office:value-type="string" calcext:value-type="string">
            <text:p>Agnieszka</text:p>
          </table:table-cell>
          <table:table-cell office:value-type="string" calcext:value-type="string">
            <text:p>Sprzedawca</text:p>
          </table:table-cell>
          <table:table-cell office:value-type="date" office:date-value="1995-12-17" calcext:value-type="date">
            <text:p>1995-12-17</text:p>
          </table:table-cell>
          <table:table-cell office:value-type="currency" office:currency="PLN" office:value="1190" calcext:value-type="currency">
            <text:p>1 190,00 zł</text:p>
          </table:table-cell>
          <table:table-cell/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U-208</text:p>
          </table:table-cell>
          <table:table-cell office:value-type="string" calcext:value-type="string">
            <text:p>Białkowski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Urzędnik</text:p>
          </table:table-cell>
          <table:table-cell office:value-type="date" office:date-value="1990-02-15" calcext:value-type="date">
            <text:p>1990-02-15</text:p>
          </table:table-cell>
          <table:table-cell office:value-type="currency" office:currency="PLN" office:value="1280" calcext:value-type="currency">
            <text:p>1 280,00 zł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Ks-438</text:p>
          </table:table-cell>
          <table:table-cell office:value-type="string" calcext:value-type="string">
            <text:p>Białowąs</text:p>
          </table:table-cell>
          <table:table-cell office:value-type="string" calcext:value-type="string">
            <text:p>Marcin</text:p>
          </table:table-cell>
          <table:table-cell office:value-type="string" calcext:value-type="string">
            <text:p>Księgowy</text:p>
          </table:table-cell>
          <table:table-cell office:value-type="date" office:date-value="2001-09-23" calcext:value-type="date">
            <text:p>2001-09-23</text:p>
          </table:table-cell>
          <table:table-cell office:value-type="currency" office:currency="PLN" office:value="1360" calcext:value-type="currency">
            <text:p>1 360,00 zł</text:p>
          </table:table-cell>
          <table:table-cell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S-313</text:p>
          </table:table-cell>
          <table:table-cell office:value-type="string" calcext:value-type="string">
            <text:p>Białowąs</text:p>
          </table:table-cell>
          <table:table-cell office:value-type="string" calcext:value-type="string">
            <text:p>Halina</text:p>
          </table:table-cell>
          <table:table-cell office:value-type="string" calcext:value-type="string">
            <text:p>Sprzedawca</text:p>
          </table:table-cell>
          <table:table-cell office:value-type="date" office:date-value="1999-04-02" calcext:value-type="date">
            <text:p>1999-04-02</text:p>
          </table:table-cell>
          <table:table-cell office:value-type="currency" office:currency="PLN" office:value="1260" calcext:value-type="currency">
            <text:p>1 260,00 zł</text:p>
          </table:table-cell>
          <table:table-cell/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Ks-523</text:p>
          </table:table-cell>
          <table:table-cell office:value-type="string" calcext:value-type="string">
            <text:p>Biedrzyńska</text:p>
          </table:table-cell>
          <table:table-cell office:value-type="string" calcext:value-type="string">
            <text:p>Joanna</text:p>
          </table:table-cell>
          <table:table-cell office:value-type="string" calcext:value-type="string">
            <text:p>Księgowy</text:p>
          </table:table-cell>
          <table:table-cell office:value-type="date" office:date-value="1995-04-12" calcext:value-type="date">
            <text:p>1995-04-12</text:p>
          </table:table-cell>
          <table:table-cell office:value-type="currency" office:currency="PLN" office:value="1390" calcext:value-type="currency">
            <text:p>1 390,00 zł</text:p>
          </table:table-cell>
          <table:table-cell/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Z-558</text:p>
          </table:table-cell>
          <table:table-cell office:value-type="string" calcext:value-type="string">
            <text:p>Biedka</text:p>
          </table:table-cell>
          <table:table-cell office:value-type="string" calcext:value-type="string">
            <text:p>Kazimierz</text:p>
          </table:table-cell>
          <table:table-cell office:value-type="string" calcext:value-type="string">
            <text:p>Zaopatrzeniowiec</text:p>
          </table:table-cell>
          <table:table-cell office:value-type="date" office:date-value="1992-02-24" calcext:value-type="date">
            <text:p>1992-02-24</text:p>
          </table:table-cell>
          <table:table-cell office:value-type="currency" office:currency="PLN" office:value="1390" calcext:value-type="currency">
            <text:p>1 390,00 zł</text:p>
          </table:table-cell>
          <table:table-cell/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Z-559</text:p>
          </table:table-cell>
          <table:table-cell office:value-type="string" calcext:value-type="string">
            <text:p>Biegaj</text:p>
          </table:table-cell>
          <table:table-cell office:value-type="string" calcext:value-type="string">
            <text:p>Józef</text:p>
          </table:table-cell>
          <table:table-cell office:value-type="string" calcext:value-type="string">
            <text:p>Zaopatrzeniowiec</text:p>
          </table:table-cell>
          <table:table-cell office:value-type="date" office:date-value="2000-11-02" calcext:value-type="date">
            <text:p>2000-11-02</text:p>
          </table:table-cell>
          <table:table-cell office:value-type="currency" office:currency="PLN" office:value="1580" calcext:value-type="currency">
            <text:p>1 580,00 zł</text:p>
          </table:table-cell>
          <table:table-cell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S-300</text:p>
          </table:table-cell>
          <table:table-cell office:value-type="string" calcext:value-type="string">
            <text:p>Biegaj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Sprzedawca</text:p>
          </table:table-cell>
          <table:table-cell office:value-type="date" office:date-value="1991-11-06" calcext:value-type="date">
            <text:p>1991-11-06</text:p>
          </table:table-cell>
          <table:table-cell office:value-type="currency" office:currency="PLN" office:value="1170" calcext:value-type="currency">
            <text:p>1 170,00 zł</text:p>
          </table:table-cell>
          <table:table-cell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S-114</text:p>
          </table:table-cell>
          <table:table-cell office:value-type="string" calcext:value-type="string">
            <text:p>Bielawska</text:p>
          </table:table-cell>
          <table:table-cell office:value-type="string" calcext:value-type="string">
            <text:p>Małgorzata</text:p>
          </table:table-cell>
          <table:table-cell office:value-type="string" calcext:value-type="string">
            <text:p>Sprzedawca</text:p>
          </table:table-cell>
          <table:table-cell office:value-type="date" office:date-value="2000-01-30" calcext:value-type="date">
            <text:p>2000-01-30</text:p>
          </table:table-cell>
          <table:table-cell office:value-type="currency" office:currency="PLN" office:value="1000" calcext:value-type="currency">
            <text:p>1 000,00 zł</text:p>
          </table:table-cell>
          <table:table-cell/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K-255</text:p>
          </table:table-cell>
          <table:table-cell office:value-type="string" calcext:value-type="string">
            <text:p>Bielawski</text:p>
          </table:table-cell>
          <table:table-cell office:value-type="string" calcext:value-type="string">
            <text:p>Marcin</text:p>
          </table:table-cell>
          <table:table-cell office:value-type="string" calcext:value-type="string">
            <text:p>Kierownik</text:p>
          </table:table-cell>
          <table:table-cell office:value-type="date" office:date-value="1996-05-22" calcext:value-type="date">
            <text:p>1996-05-22</text:p>
          </table:table-cell>
          <table:table-cell office:value-type="currency" office:currency="PLN" office:value="2170" calcext:value-type="currency">
            <text:p>2 170,00 zł</text:p>
          </table:table-cell>
          <table:table-cell/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O-226</text:p>
          </table:table-cell>
          <table:table-cell office:value-type="string" calcext:value-type="string">
            <text:p>Bielec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Operator</text:p>
          </table:table-cell>
          <table:table-cell office:value-type="date" office:date-value="2002-04-30" calcext:value-type="date">
            <text:p>2002-04-30</text:p>
          </table:table-cell>
          <table:table-cell office:value-type="currency" office:currency="PLN" office:value="1120" calcext:value-type="currency">
            <text:p>1 120,00 zł</text:p>
          </table:table-cell>
          <table:table-cell/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Z-560</text:p>
          </table:table-cell>
          <table:table-cell office:value-type="string" calcext:value-type="string">
            <text:p>Bielecka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Zaopatrzeniowiec</text:p>
          </table:table-cell>
          <table:table-cell office:value-type="date" office:date-value="2000-12-25" calcext:value-type="date">
            <text:p>2000-12-25</text:p>
          </table:table-cell>
          <table:table-cell office:value-type="currency" office:currency="PLN" office:value="1480" calcext:value-type="currency">
            <text:p>1 480,00 zł</text:p>
          </table:table-cell>
          <table:table-cell/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Z-580</text:p>
          </table:table-cell>
          <table:table-cell office:value-type="string" calcext:value-type="string">
            <text:p>Bielecki</text:p>
          </table:table-cell>
          <table:table-cell office:value-type="string" calcext:value-type="string">
            <text:p>Michał</text:p>
          </table:table-cell>
          <table:table-cell office:value-type="string" calcext:value-type="string">
            <text:p>Zaopatrzeniowiec</text:p>
          </table:table-cell>
          <table:table-cell office:value-type="date" office:date-value="2001-07-19" calcext:value-type="date">
            <text:p>2001-07-19</text:p>
          </table:table-cell>
          <table:table-cell office:value-type="currency" office:currency="PLN" office:value="1140" calcext:value-type="currency">
            <text:p>1 140,00 zł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Z-581</text:p>
          </table:table-cell>
          <table:table-cell office:value-type="string" calcext:value-type="string">
            <text:p>Bienias</text:p>
          </table:table-cell>
          <table:table-cell office:value-type="string" calcext:value-type="string">
            <text:p>Alina</text:p>
          </table:table-cell>
          <table:table-cell office:value-type="string" calcext:value-type="string">
            <text:p>Zaopatrzeniowiec</text:p>
          </table:table-cell>
          <table:table-cell office:value-type="date" office:date-value="1997-03-27" calcext:value-type="date">
            <text:p>1997-03-27</text:p>
          </table:table-cell>
          <table:table-cell office:value-type="currency" office:currency="PLN" office:value="1160" calcext:value-type="currency">
            <text:p>1 160,00 zł</text:p>
          </table:table-cell>
          <table:table-cell/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Z-582</text:p>
          </table:table-cell>
          <table:table-cell office:value-type="string" calcext:value-type="string">
            <text:p>Bień</text:p>
          </table:table-cell>
          <table:table-cell office:value-type="string" calcext:value-type="string">
            <text:p>Karolina</text:p>
          </table:table-cell>
          <table:table-cell office:value-type="string" calcext:value-type="string">
            <text:p>Zaopatrzeniowiec</text:p>
          </table:table-cell>
          <table:table-cell office:value-type="date" office:date-value="1995-10-03" calcext:value-type="date">
            <text:p>1995-10-03</text:p>
          </table:table-cell>
          <table:table-cell office:value-type="currency" office:currency="PLN" office:value="1290" calcext:value-type="currency">
            <text:p>1 290,00 zł</text:p>
          </table:table-cell>
          <table:table-cell/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Z-583</text:p>
          </table:table-cell>
          <table:table-cell office:value-type="string" calcext:value-type="string">
            <text:p>Biernacki</text:p>
          </table:table-cell>
          <table:table-cell office:value-type="string" calcext:value-type="string">
            <text:p>Zenon</text:p>
          </table:table-cell>
          <table:table-cell office:value-type="string" calcext:value-type="string">
            <text:p>Zaopatrzeniowiec</text:p>
          </table:table-cell>
          <table:table-cell office:value-type="date" office:date-value="1990-09-20" calcext:value-type="date">
            <text:p>1990-09-20</text:p>
          </table:table-cell>
          <table:table-cell office:value-type="currency" office:currency="PLN" office:value="1150" calcext:value-type="currency">
            <text:p>1 150,00 zł</text:p>
          </table:table-cell>
          <table:table-cell/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U-209</text:p>
          </table:table-cell>
          <table:table-cell office:value-type="string" calcext:value-type="string">
            <text:p>Bernacik</text:p>
          </table:table-cell>
          <table:table-cell office:value-type="string" calcext:value-type="string">
            <text:p>Hanna</text:p>
          </table:table-cell>
          <table:table-cell office:value-type="string" calcext:value-type="string">
            <text:p>Urzędnik</text:p>
          </table:table-cell>
          <table:table-cell office:value-type="date" office:date-value="1996-06-14" calcext:value-type="date">
            <text:p>1996-06-14</text:p>
          </table:table-cell>
          <table:table-cell office:value-type="currency" office:currency="PLN" office:value="1370" calcext:value-type="currency">
            <text:p>1 370,00 zł</text:p>
          </table:table-cell>
          <table:table-cell/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Z-584</text:p>
          </table:table-cell>
          <table:table-cell office:value-type="string" calcext:value-type="string">
            <text:p>Bilski</text:p>
          </table:table-cell>
          <table:table-cell office:value-type="string" calcext:value-type="string">
            <text:p>Wojciech</text:p>
          </table:table-cell>
          <table:table-cell office:value-type="string" calcext:value-type="string">
            <text:p>Zaopatrzeniowiec</text:p>
          </table:table-cell>
          <table:table-cell office:value-type="date" office:date-value="1999-09-27" calcext:value-type="date">
            <text:p>1999-09-27</text:p>
          </table:table-cell>
          <table:table-cell office:value-type="currency" office:currency="PLN" office:value="1140" calcext:value-type="currency">
            <text:p>1 140,00 zł</text:p>
          </table:table-cell>
          <table:table-cell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Z-594</text:p>
          </table:table-cell>
          <table:table-cell office:value-type="string" calcext:value-type="string">
            <text:p>Bilska</text:p>
          </table:table-cell>
          <table:table-cell office:value-type="string" calcext:value-type="string">
            <text:p>Dorota</text:p>
          </table:table-cell>
          <table:table-cell office:value-type="string" calcext:value-type="string">
            <text:p>Zaopatrzeniowiec</text:p>
          </table:table-cell>
          <table:table-cell office:value-type="date" office:date-value="1990-05-24" calcext:value-type="date">
            <text:p>1990-05-24</text:p>
          </table:table-cell>
          <table:table-cell office:value-type="currency" office:currency="PLN" office:value="1200" calcext:value-type="currency">
            <text:p>1 200,00 zł</text:p>
          </table:table-cell>
          <table:table-cell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O-227</text:p>
          </table:table-cell>
          <table:table-cell office:value-type="string" calcext:value-type="string">
            <text:p>Bińkowska</text:p>
          </table:table-cell>
          <table:table-cell office:value-type="string" calcext:value-type="string">
            <text:p>Izabela</text:p>
          </table:table-cell>
          <table:table-cell office:value-type="string" calcext:value-type="string">
            <text:p>Operator</text:p>
          </table:table-cell>
          <table:table-cell office:value-type="date" office:date-value="1998-11-27" calcext:value-type="date">
            <text:p>1998-11-27</text:p>
          </table:table-cell>
          <table:table-cell office:value-type="currency" office:currency="PLN" office:value="1390" calcext:value-type="currency">
            <text:p>1 390,00 zł</text:p>
          </table:table-cell>
          <table:table-cell/>
          <table:table-cell office:value-type="float" office:value="40" calcext:value-type="float">
            <text:p>40</text:p>
          </table:table-cell>
        </table:table-row>
        <table:table-row table:style-name="ro1">
          <table:table-cell table:style-name="ce1" office:value-type="date" office:date-value="0215-01-01" calcext:value-type="date">
            <text:p>0215-01-01</text:p>
          </table:table-cell>
          <table:table-cell office:value-type="string" calcext:value-type="string">
            <text:p>Bińkowski</text:p>
          </table:table-cell>
          <table:table-cell office:value-type="string" calcext:value-type="string">
            <text:p>Artur</text:p>
          </table:table-cell>
          <table:table-cell office:value-type="string" calcext:value-type="string">
            <text:p>Informatyk</text:p>
          </table:table-cell>
          <table:table-cell office:value-type="date" office:date-value="2002-03-25" calcext:value-type="date">
            <text:p>2002-03-25</text:p>
          </table:table-cell>
          <table:table-cell office:value-type="currency" office:currency="PLN" office:value="1780" calcext:value-type="currency">
            <text:p>1 780,00 zł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Z-595</text:p>
          </table:table-cell>
          <table:table-cell office:value-type="string" calcext:value-type="string">
            <text:p>Bisińska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Zaopatrzeniowiec</text:p>
          </table:table-cell>
          <table:table-cell office:value-type="date" office:date-value="1997-09-19" calcext:value-type="date">
            <text:p>1997-09-19</text:p>
          </table:table-cell>
          <table:table-cell office:value-type="currency" office:currency="PLN" office:value="1260" calcext:value-type="currency">
            <text:p>1 260,00 zł</text:p>
          </table:table-cell>
          <table:table-cell/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S-138</text:p>
          </table:table-cell>
          <table:table-cell office:value-type="string" calcext:value-type="string">
            <text:p>Bisiński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Sprzedawca</text:p>
          </table:table-cell>
          <table:table-cell office:value-type="date" office:date-value="1993-10-28" calcext:value-type="date">
            <text:p>1993-10-28</text:p>
          </table:table-cell>
          <table:table-cell office:value-type="currency" office:currency="PLN" office:value="1470" calcext:value-type="currency">
            <text:p>1 470,00 zł</text:p>
          </table:table-cell>
          <table:table-cell/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Ki-365</text:p>
          </table:table-cell>
          <table:table-cell office:value-type="string" calcext:value-type="string">
            <text:p>Bitner</text:p>
          </table:table-cell>
          <table:table-cell office:value-type="string" calcext:value-type="string">
            <text:p>Halina</text:p>
          </table:table-cell>
          <table:table-cell office:value-type="string" calcext:value-type="string">
            <text:p>Kierowca</text:p>
          </table:table-cell>
          <table:table-cell office:value-type="date" office:date-value="1990-05-29" calcext:value-type="date">
            <text:p>1990-05-29</text:p>
          </table:table-cell>
          <table:table-cell office:value-type="currency" office:currency="PLN" office:value="1290" calcext:value-type="currency">
            <text:p>1 290,00 zł</text:p>
          </table:table-cell>
          <table:table-cell/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Z-596</text:p>
          </table:table-cell>
          <table:table-cell office:value-type="string" calcext:value-type="string">
            <text:p>Blacharz</text:p>
          </table:table-cell>
          <table:table-cell office:value-type="string" calcext:value-type="string">
            <text:p>Krystyna</text:p>
          </table:table-cell>
          <table:table-cell office:value-type="string" calcext:value-type="string">
            <text:p>Zaopatrzeniowiec</text:p>
          </table:table-cell>
          <table:table-cell office:value-type="date" office:date-value="1991-10-07" calcext:value-type="date">
            <text:p>1991-10-07</text:p>
          </table:table-cell>
          <table:table-cell office:value-type="currency" office:currency="PLN" office:value="1500" calcext:value-type="currency">
            <text:p>1 500,00 zł</text:p>
          </table:table-cell>
          <table:table-cell/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S-143</text:p>
          </table:table-cell>
          <table:table-cell office:value-type="string" calcext:value-type="string">
            <text:p>Błaszczyk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Sprzedawca</text:p>
          </table:table-cell>
          <table:table-cell office:value-type="date" office:date-value="1999-12-13" calcext:value-type="date">
            <text:p>1999-12-13</text:p>
          </table:table-cell>
          <table:table-cell office:value-type="currency" office:currency="PLN" office:value="1490" calcext:value-type="currency">
            <text:p>1 490,00 zł</text:p>
          </table:table-cell>
          <table:table-cell/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Z-597</text:p>
          </table:table-cell>
          <table:table-cell office:value-type="string" calcext:value-type="string">
            <text:p>Błaszkiewicz</text:p>
          </table:table-cell>
          <table:table-cell office:value-type="string" calcext:value-type="string">
            <text:p>Olga</text:p>
          </table:table-cell>
          <table:table-cell office:value-type="string" calcext:value-type="string">
            <text:p>Zaopatrzeniowiec</text:p>
          </table:table-cell>
          <table:table-cell office:value-type="date" office:date-value="1996-08-16" calcext:value-type="date">
            <text:p>1996-08-16</text:p>
          </table:table-cell>
          <table:table-cell office:value-type="currency" office:currency="PLN" office:value="1510" calcext:value-type="currency">
            <text:p>1 510,00 zł</text:p>
          </table:table-cell>
          <table:table-cell/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Z-598</text:p>
          </table:table-cell>
          <table:table-cell office:value-type="string" calcext:value-type="string">
            <text:p>Błąd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Zaopatrzeniowiec</text:p>
          </table:table-cell>
          <table:table-cell office:value-type="date" office:date-value="2001-04-17" calcext:value-type="date">
            <text:p>2001-04-17</text:p>
          </table:table-cell>
          <table:table-cell office:value-type="currency" office:currency="PLN" office:value="1490" calcext:value-type="currency">
            <text:p>1 490,00 zł</text:p>
          </table:table-cell>
          <table:table-cell/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Z-599</text:p>
          </table:table-cell>
          <table:table-cell office:value-type="string" calcext:value-type="string">
            <text:p>Błędowski</text:p>
          </table:table-cell>
          <table:table-cell office:value-type="string" calcext:value-type="string">
            <text:p>Kazimierz</text:p>
          </table:table-cell>
          <table:table-cell office:value-type="string" calcext:value-type="string">
            <text:p>Zaopatrzeniowiec</text:p>
          </table:table-cell>
          <table:table-cell office:value-type="date" office:date-value="1998-05-20" calcext:value-type="date">
            <text:p>1998-05-20</text:p>
          </table:table-cell>
          <table:table-cell office:value-type="currency" office:currency="PLN" office:value="1360" calcext:value-type="currency">
            <text:p>1 360,00 zł</text:p>
          </table:table-cell>
          <table:table-cell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Z-600</text:p>
          </table:table-cell>
          <table:table-cell office:value-type="string" calcext:value-type="string">
            <text:p>Błocki</text:p>
          </table:table-cell>
          <table:table-cell office:value-type="string" calcext:value-type="string">
            <text:p>Łukasz</text:p>
          </table:table-cell>
          <table:table-cell office:value-type="string" calcext:value-type="string">
            <text:p>Zaopatrzeniowiec</text:p>
          </table:table-cell>
          <table:table-cell office:value-type="date" office:date-value="2000-11-07" calcext:value-type="date">
            <text:p>2000-11-07</text:p>
          </table:table-cell>
          <table:table-cell office:value-type="currency" office:currency="PLN" office:value="1300" calcext:value-type="currency">
            <text:p>1 300,00 zł</text:p>
          </table:table-cell>
          <table:table-cell/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Z-640</text:p>
          </table:table-cell>
          <table:table-cell office:value-type="string" calcext:value-type="string">
            <text:p>Błotny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Zaopatrzeniowiec</text:p>
          </table:table-cell>
          <table:table-cell office:value-type="date" office:date-value="1990-10-21" calcext:value-type="date">
            <text:p>1990-10-21</text:p>
          </table:table-cell>
          <table:table-cell office:value-type="currency" office:currency="PLN" office:value="1280" calcext:value-type="currency">
            <text:p>1 280,00 zł</text:p>
          </table:table-cell>
          <table:table-cell/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Z-641</text:p>
          </table:table-cell>
          <table:table-cell office:value-type="string" calcext:value-type="string">
            <text:p>Bugała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Zaopatrzeniowiec</text:p>
          </table:table-cell>
          <table:table-cell office:value-type="date" office:date-value="2000-08-24" calcext:value-type="date">
            <text:p>2000-08-24</text:p>
          </table:table-cell>
          <table:table-cell office:value-type="currency" office:currency="PLN" office:value="1300" calcext:value-type="currency">
            <text:p>1 300,00 zł</text:p>
          </table:table-cell>
          <table:table-cell/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U-254</text:p>
          </table:table-cell>
          <table:table-cell office:value-type="string" calcext:value-type="string">
            <text:p>Bugajski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Urzędnik</text:p>
          </table:table-cell>
          <table:table-cell office:value-type="date" office:date-value="1993-03-29" calcext:value-type="date">
            <text:p>1993-03-29</text:p>
          </table:table-cell>
          <table:table-cell office:value-type="currency" office:currency="PLN" office:value="1320" calcext:value-type="currency">
            <text:p>1 320,00 zł</text:p>
          </table:table-cell>
          <table:table-cell/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U-255</text:p>
          </table:table-cell>
          <table:table-cell office:value-type="string" calcext:value-type="string">
            <text:p>Buczyński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Urzędnik</text:p>
          </table:table-cell>
          <table:table-cell office:value-type="date" office:date-value="2002-04-04" calcext:value-type="date">
            <text:p>2002-04-04</text:p>
          </table:table-cell>
          <table:table-cell office:value-type="currency" office:currency="PLN" office:value="1120" calcext:value-type="currency">
            <text:p>1 120,00 zł</text:p>
          </table:table-cell>
          <table:table-cell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Ki-415</text:p>
          </table:table-cell>
          <table:table-cell office:value-type="string" calcext:value-type="string">
            <text:p>Bujanowicz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Kierowca</text:p>
          </table:table-cell>
          <table:table-cell office:value-type="date" office:date-value="1994-02-13" calcext:value-type="date">
            <text:p>1994-02-13</text:p>
          </table:table-cell>
          <table:table-cell office:value-type="currency" office:currency="PLN" office:value="1320" calcext:value-type="currency">
            <text:p>1 320,00 zł</text:p>
          </table:table-cell>
          <table:table-cell/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U-256</text:p>
          </table:table-cell>
          <table:table-cell office:value-type="string" calcext:value-type="string">
            <text:p>Bukalski</text:p>
          </table:table-cell>
          <table:table-cell office:value-type="string" calcext:value-type="string">
            <text:p>Marian</text:p>
          </table:table-cell>
          <table:table-cell office:value-type="string" calcext:value-type="string">
            <text:p>Urzędnik</text:p>
          </table:table-cell>
          <table:table-cell office:value-type="date" office:date-value="1990-05-01" calcext:value-type="date">
            <text:p>1990-05-01</text:p>
          </table:table-cell>
          <table:table-cell office:value-type="currency" office:currency="PLN" office:value="1480" calcext:value-type="currency">
            <text:p>1 480,00 zł</text:p>
          </table:table-cell>
          <table:table-cell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K-511</text:p>
          </table:table-cell>
          <table:table-cell office:value-type="string" calcext:value-type="string">
            <text:p>Budzisz</text:p>
          </table:table-cell>
          <table:table-cell office:value-type="string" calcext:value-type="string">
            <text:p>Teresa</text:p>
          </table:table-cell>
          <table:table-cell office:value-type="string" calcext:value-type="string">
            <text:p>Kierownik</text:p>
          </table:table-cell>
          <table:table-cell office:value-type="date" office:date-value="1999-06-20" calcext:value-type="date">
            <text:p>1999-06-20</text:p>
          </table:table-cell>
          <table:table-cell office:value-type="currency" office:currency="PLN" office:value="2140" calcext:value-type="currency">
            <text:p>2 140,00 zł</text:p>
          </table:table-cell>
          <table:table-cell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U-258</text:p>
          </table:table-cell>
          <table:table-cell office:value-type="string" calcext:value-type="string">
            <text:p>Bujak</text:p>
          </table:table-cell>
          <table:table-cell office:value-type="string" calcext:value-type="string">
            <text:p>Agnieszka</text:p>
          </table:table-cell>
          <table:table-cell office:value-type="string" calcext:value-type="string">
            <text:p>Urzędnik</text:p>
          </table:table-cell>
          <table:table-cell office:value-type="date" office:date-value="2000-11-22" calcext:value-type="date">
            <text:p>2000-11-22</text:p>
          </table:table-cell>
          <table:table-cell office:value-type="currency" office:currency="PLN" office:value="1530" calcext:value-type="currency">
            <text:p>1 530,00 zł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Ki-380</text:p>
          </table:table-cell>
          <table:table-cell office:value-type="string" calcext:value-type="string">
            <text:p>Burda</text:p>
          </table:table-cell>
          <table:table-cell office:value-type="string" calcext:value-type="string">
            <text:p>Kazimierz</text:p>
          </table:table-cell>
          <table:table-cell office:value-type="string" calcext:value-type="string">
            <text:p>Kierowca</text:p>
          </table:table-cell>
          <table:table-cell office:value-type="date" office:date-value="1998-07-12" calcext:value-type="date">
            <text:p>1998-07-12</text:p>
          </table:table-cell>
          <table:table-cell office:value-type="currency" office:currency="PLN" office:value="1210" calcext:value-type="currency">
            <text:p>1 210,00 zł</text:p>
          </table:table-cell>
          <table:table-cell/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Ki-381</text:p>
          </table:table-cell>
          <table:table-cell office:value-type="string" calcext:value-type="string">
            <text:p>Cabaj</text:p>
          </table:table-cell>
          <table:table-cell office:value-type="string" calcext:value-type="string">
            <text:p>Włodzimierz</text:p>
          </table:table-cell>
          <table:table-cell office:value-type="string" calcext:value-type="string">
            <text:p>Kierowca</text:p>
          </table:table-cell>
          <table:table-cell office:value-type="date" office:date-value="1990-01-16" calcext:value-type="date">
            <text:p>1990-01-16</text:p>
          </table:table-cell>
          <table:table-cell office:value-type="currency" office:currency="PLN" office:value="1110" calcext:value-type="currency">
            <text:p>1 110,00 zł</text:p>
          </table:table-cell>
          <table:table-cell/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U-259</text:p>
          </table:table-cell>
          <table:table-cell office:value-type="string" calcext:value-type="string">
            <text:p>Całka</text:p>
          </table:table-cell>
          <table:table-cell office:value-type="string" calcext:value-type="string">
            <text:p>Wanda</text:p>
          </table:table-cell>
          <table:table-cell office:value-type="string" calcext:value-type="string">
            <text:p>Urzędnik</text:p>
          </table:table-cell>
          <table:table-cell office:value-type="date" office:date-value="1997-06-24" calcext:value-type="date">
            <text:p>1997-06-24</text:p>
          </table:table-cell>
          <table:table-cell office:value-type="currency" office:currency="PLN" office:value="1240" calcext:value-type="currency">
            <text:p>1 240,00 zł</text:p>
          </table:table-cell>
          <table:table-cell/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U-267</text:p>
          </table:table-cell>
          <table:table-cell office:value-type="string" calcext:value-type="string">
            <text:p>Cedro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Urzędnik</text:p>
          </table:table-cell>
          <table:table-cell office:value-type="date" office:date-value="1994-10-07" calcext:value-type="date">
            <text:p>1994-10-07</text:p>
          </table:table-cell>
          <table:table-cell office:value-type="currency" office:currency="PLN" office:value="1180" calcext:value-type="currency">
            <text:p>1 180,00 zł</text:p>
          </table:table-cell>
          <table:table-cell/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Ki-418</text:p>
          </table:table-cell>
          <table:table-cell office:value-type="string" calcext:value-type="string">
            <text:p>Celej</text:p>
          </table:table-cell>
          <table:table-cell office:value-type="string" calcext:value-type="string">
            <text:p>Zenon</text:p>
          </table:table-cell>
          <table:table-cell office:value-type="string" calcext:value-type="string">
            <text:p>Kierowca</text:p>
          </table:table-cell>
          <table:table-cell office:value-type="date" office:date-value="2000-01-20" calcext:value-type="date">
            <text:p>2000-01-20</text:p>
          </table:table-cell>
          <table:table-cell office:value-type="currency" office:currency="PLN" office:value="1210" calcext:value-type="currency">
            <text:p>1 210,00 zł</text:p>
          </table:table-cell>
          <table:table-cell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Ki-419</text:p>
          </table:table-cell>
          <table:table-cell office:value-type="string" calcext:value-type="string">
            <text:p>Cegłowski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Kierowca</text:p>
          </table:table-cell>
          <table:table-cell office:value-type="date" office:date-value="2001-08-26" calcext:value-type="date">
            <text:p>2001-08-26</text:p>
          </table:table-cell>
          <table:table-cell office:value-type="currency" office:currency="PLN" office:value="1340" calcext:value-type="currency">
            <text:p>1 340,00 zł</text:p>
          </table:table-cell>
          <table:table-cell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Ki-501</text:p>
          </table:table-cell>
          <table:table-cell office:value-type="string" calcext:value-type="string">
            <text:p>Celiński</text:p>
          </table:table-cell>
          <table:table-cell office:value-type="string" calcext:value-type="string">
            <text:p>Stefan</text:p>
          </table:table-cell>
          <table:table-cell office:value-type="string" calcext:value-type="string">
            <text:p>Kierowca</text:p>
          </table:table-cell>
          <table:table-cell office:value-type="date" office:date-value="1993-06-24" calcext:value-type="date">
            <text:p>1993-06-24</text:p>
          </table:table-cell>
          <table:table-cell office:value-type="currency" office:currency="PLN" office:value="1410" calcext:value-type="currency">
            <text:p>1 410,00 zł</text:p>
          </table:table-cell>
          <table:table-cell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U-268</text:p>
          </table:table-cell>
          <table:table-cell office:value-type="string" calcext:value-type="string">
            <text:p>Cender</text:p>
          </table:table-cell>
          <table:table-cell office:value-type="string" calcext:value-type="string">
            <text:p>Urszula</text:p>
          </table:table-cell>
          <table:table-cell office:value-type="string" calcext:value-type="string">
            <text:p>Urzędnik</text:p>
          </table:table-cell>
          <table:table-cell office:value-type="date" office:date-value="1997-08-15" calcext:value-type="date">
            <text:p>1997-08-15</text:p>
          </table:table-cell>
          <table:table-cell office:value-type="currency" office:currency="PLN" office:value="1480" calcext:value-type="currency">
            <text:p>1 480,00 zł</text:p>
          </table:table-cell>
          <table:table-cell/>
          <table:table-cell office:value-type="float" office:value="32" calcext:value-type="float">
            <text:p>32</text:p>
          </table:table-cell>
        </table:table-row>
        <table:table-row table:style-name="ro1">
          <table:table-cell table:style-name="ce1" office:value-type="date" office:date-value="0216-01-01" calcext:value-type="date">
            <text:p>0216-01-01</text:p>
          </table:table-cell>
          <table:table-cell office:value-type="string" calcext:value-type="string">
            <text:p>Chaberek</text:p>
          </table:table-cell>
          <table:table-cell office:value-type="string" calcext:value-type="string">
            <text:p>Stanisława</text:p>
          </table:table-cell>
          <table:table-cell office:value-type="string" calcext:value-type="string">
            <text:p>Informatyk</text:p>
          </table:table-cell>
          <table:table-cell office:value-type="date" office:date-value="2002-01-14" calcext:value-type="date">
            <text:p>2002-01-14</text:p>
          </table:table-cell>
          <table:table-cell office:value-type="currency" office:currency="PLN" office:value="1730" calcext:value-type="currency">
            <text:p>1 730,00 zł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Z-642</text:p>
          </table:table-cell>
          <table:table-cell office:value-type="string" calcext:value-type="string">
            <text:p>Chałupka</text:p>
          </table:table-cell>
          <table:table-cell office:value-type="string" calcext:value-type="string">
            <text:p>Eleonora</text:p>
          </table:table-cell>
          <table:table-cell office:value-type="string" calcext:value-type="string">
            <text:p>Zaopatrzeniowiec</text:p>
          </table:table-cell>
          <table:table-cell office:value-type="date" office:date-value="1993-04-26" calcext:value-type="date">
            <text:p>1993-04-26</text:p>
          </table:table-cell>
          <table:table-cell office:value-type="currency" office:currency="PLN" office:value="1550" calcext:value-type="currency">
            <text:p>1 550,00 zł</text:p>
          </table:table-cell>
          <table:table-cell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Z-643</text:p>
          </table:table-cell>
          <table:table-cell office:value-type="string" calcext:value-type="string">
            <text:p>Chałbińska</text:p>
          </table:table-cell>
          <table:table-cell office:value-type="string" calcext:value-type="string">
            <text:p>Krystyna</text:p>
          </table:table-cell>
          <table:table-cell office:value-type="string" calcext:value-type="string">
            <text:p>Zaopatrzeniowiec</text:p>
          </table:table-cell>
          <table:table-cell office:value-type="date" office:date-value="1996-03-25" calcext:value-type="date">
            <text:p>1996-03-25</text:p>
          </table:table-cell>
          <table:table-cell office:value-type="currency" office:currency="PLN" office:value="1380" calcext:value-type="currency">
            <text:p>1 380,00 zł</text:p>
          </table:table-cell>
          <table:table-cell/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Ki-502</text:p>
          </table:table-cell>
          <table:table-cell office:value-type="string" calcext:value-type="string">
            <text:p>Chamerski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Kierowca</text:p>
          </table:table-cell>
          <table:table-cell office:value-type="date" office:date-value="1990-06-13" calcext:value-type="date">
            <text:p>1990-06-13</text:p>
          </table:table-cell>
          <table:table-cell office:value-type="currency" office:currency="PLN" office:value="1090" calcext:value-type="currency">
            <text:p>1 090,00 zł</text:p>
          </table:table-cell>
          <table:table-cell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U-276</text:p>
          </table:table-cell>
          <table:table-cell office:value-type="string" calcext:value-type="string">
            <text:p>Chebda</text:p>
          </table:table-cell>
          <table:table-cell office:value-type="string" calcext:value-type="string">
            <text:p>Mateusz</text:p>
          </table:table-cell>
          <table:table-cell office:value-type="string" calcext:value-type="string">
            <text:p>Urzędnik</text:p>
          </table:table-cell>
          <table:table-cell office:value-type="date" office:date-value="2000-02-09" calcext:value-type="date">
            <text:p>2000-02-09</text:p>
          </table:table-cell>
          <table:table-cell office:value-type="currency" office:currency="PLN" office:value="1110" calcext:value-type="currency">
            <text:p>1 110,00 zł</text:p>
          </table:table-cell>
          <table:table-cell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O-228</text:p>
          </table:table-cell>
          <table:table-cell office:value-type="string" calcext:value-type="string">
            <text:p>Chlebuś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Operator</text:p>
          </table:table-cell>
          <table:table-cell office:value-type="date" office:date-value="1996-06-05" calcext:value-type="date">
            <text:p>1996-06-05</text:p>
          </table:table-cell>
          <table:table-cell office:value-type="currency" office:currency="PLN" office:value="1210" calcext:value-type="currency">
            <text:p>1 210,00 zł</text:p>
          </table:table-cell>
          <table:table-cell/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U-277</text:p>
          </table:table-cell>
          <table:table-cell office:value-type="string" calcext:value-type="string">
            <text:p>Chłopecka</text:p>
          </table:table-cell>
          <table:table-cell office:value-type="string" calcext:value-type="string">
            <text:p>Karolina</text:p>
          </table:table-cell>
          <table:table-cell office:value-type="string" calcext:value-type="string">
            <text:p>Urzędnik</text:p>
          </table:table-cell>
          <table:table-cell office:value-type="date" office:date-value="2002-01-25" calcext:value-type="date">
            <text:p>2002-01-25</text:p>
          </table:table-cell>
          <table:table-cell office:value-type="currency" office:currency="PLN" office:value="1210" calcext:value-type="currency">
            <text:p>1 210,00 zł</text:p>
          </table:table-cell>
          <table:table-cell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Z-648</text:p>
          </table:table-cell>
          <table:table-cell office:value-type="string" calcext:value-type="string">
            <text:p>Chłopicki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Zaopatrzeniowiec</text:p>
          </table:table-cell>
          <table:table-cell office:value-type="date" office:date-value="1992-11-25" calcext:value-type="date">
            <text:p>1992-11-25</text:p>
          </table:table-cell>
          <table:table-cell office:value-type="currency" office:currency="PLN" office:value="1120" calcext:value-type="currency">
            <text:p>1 120,00 zł</text:p>
          </table:table-cell>
          <table:table-cell/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Z-649</text:p>
          </table:table-cell>
          <table:table-cell office:value-type="string" calcext:value-type="string">
            <text:p>Chmiel</text:p>
          </table:table-cell>
          <table:table-cell office:value-type="string" calcext:value-type="string">
            <text:p>Paulina</text:p>
          </table:table-cell>
          <table:table-cell office:value-type="string" calcext:value-type="string">
            <text:p>Zaopatrzeniowiec</text:p>
          </table:table-cell>
          <table:table-cell office:value-type="date" office:date-value="1999-01-02" calcext:value-type="date">
            <text:p>1999-01-02</text:p>
          </table:table-cell>
          <table:table-cell office:value-type="currency" office:currency="PLN" office:value="1220" calcext:value-type="currency">
            <text:p>1 220,00 zł</text:p>
          </table:table-cell>
          <table:table-cell/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U-278</text:p>
          </table:table-cell>
          <table:table-cell office:value-type="string" calcext:value-type="string">
            <text:p>Chmielewska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Urzędnik</text:p>
          </table:table-cell>
          <table:table-cell office:value-type="date" office:date-value="2002-09-03" calcext:value-type="date">
            <text:p>2002-09-03</text:p>
          </table:table-cell>
          <table:table-cell office:value-type="currency" office:currency="PLN" office:value="1180" calcext:value-type="currency">
            <text:p>1 180,00 zł</text:p>
          </table:table-cell>
          <table:table-cell/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U-279</text:p>
          </table:table-cell>
          <table:table-cell office:value-type="string" calcext:value-type="string">
            <text:p>Chmielewski</text:p>
          </table:table-cell>
          <table:table-cell office:value-type="string" calcext:value-type="string">
            <text:p>Damian</text:p>
          </table:table-cell>
          <table:table-cell office:value-type="string" calcext:value-type="string">
            <text:p>Urzędnik</text:p>
          </table:table-cell>
          <table:table-cell office:value-type="date" office:date-value="1999-06-15" calcext:value-type="date">
            <text:p>1999-06-15</text:p>
          </table:table-cell>
          <table:table-cell office:value-type="currency" office:currency="PLN" office:value="1260" calcext:value-type="currency">
            <text:p>1 260,00 zł</text:p>
          </table:table-cell>
          <table:table-cell/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U-300</text:p>
          </table:table-cell>
          <table:table-cell office:value-type="string" calcext:value-type="string">
            <text:p>Chochoł</text:p>
          </table:table-cell>
          <table:table-cell office:value-type="string" calcext:value-type="string">
            <text:p>Zygmunt</text:p>
          </table:table-cell>
          <table:table-cell office:value-type="string" calcext:value-type="string">
            <text:p>Urzędnik</text:p>
          </table:table-cell>
          <table:table-cell office:value-type="date" office:date-value="1998-07-11" calcext:value-type="date">
            <text:p>1998-07-11</text:p>
          </table:table-cell>
          <table:table-cell office:value-type="currency" office:currency="PLN" office:value="1570" calcext:value-type="currency">
            <text:p>1 570,00 zł</text:p>
          </table:table-cell>
          <table:table-cell/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U-302</text:p>
          </table:table-cell>
          <table:table-cell office:value-type="string" calcext:value-type="string">
            <text:p>Chochowski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Urzędnik</text:p>
          </table:table-cell>
          <table:table-cell office:value-type="date" office:date-value="1991-06-20" calcext:value-type="date">
            <text:p>1991-06-20</text:p>
          </table:table-cell>
          <table:table-cell office:value-type="currency" office:currency="PLN" office:value="1240" calcext:value-type="currency">
            <text:p>1 240,00 zł</text:p>
          </table:table-cell>
          <table:table-cell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U-304</text:p>
          </table:table-cell>
          <table:table-cell office:value-type="string" calcext:value-type="string">
            <text:p>Chodyra</text:p>
          </table:table-cell>
          <table:table-cell office:value-type="string" calcext:value-type="string">
            <text:p>Kazimierz</text:p>
          </table:table-cell>
          <table:table-cell office:value-type="string" calcext:value-type="string">
            <text:p>Urzędnik</text:p>
          </table:table-cell>
          <table:table-cell office:value-type="date" office:date-value="1990-05-28" calcext:value-type="date">
            <text:p>1990-05-28</text:p>
          </table:table-cell>
          <table:table-cell office:value-type="currency" office:currency="PLN" office:value="1590" calcext:value-type="currency">
            <text:p>1 590,00 zł</text:p>
          </table:table-cell>
          <table:table-cell/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U-305</text:p>
          </table:table-cell>
          <table:table-cell office:value-type="string" calcext:value-type="string">
            <text:p>Chojnacka</text:p>
          </table:table-cell>
          <table:table-cell office:value-type="string" calcext:value-type="string">
            <text:p>Elżbieta</text:p>
          </table:table-cell>
          <table:table-cell office:value-type="string" calcext:value-type="string">
            <text:p>Urzędnik</text:p>
          </table:table-cell>
          <table:table-cell office:value-type="date" office:date-value="1992-10-27" calcext:value-type="date">
            <text:p>1992-10-27</text:p>
          </table:table-cell>
          <table:table-cell office:value-type="currency" office:currency="PLN" office:value="1550" calcext:value-type="currency">
            <text:p>1 550,00 zł</text:p>
          </table:table-cell>
          <table:table-cell/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U-309</text:p>
          </table:table-cell>
          <table:table-cell office:value-type="string" calcext:value-type="string">
            <text:p>Chojnacki</text:p>
          </table:table-cell>
          <table:table-cell office:value-type="string" calcext:value-type="string">
            <text:p>Roman</text:p>
          </table:table-cell>
          <table:table-cell office:value-type="string" calcext:value-type="string">
            <text:p>Urzędnik</text:p>
          </table:table-cell>
          <table:table-cell office:value-type="date" office:date-value="1990-02-19" calcext:value-type="date">
            <text:p>1990-02-19</text:p>
          </table:table-cell>
          <table:table-cell office:value-type="currency" office:currency="PLN" office:value="1240" calcext:value-type="currency">
            <text:p>1 240,00 zł</text:p>
          </table:table-cell>
          <table:table-cell/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U-344</text:p>
          </table:table-cell>
          <table:table-cell office:value-type="string" calcext:value-type="string">
            <text:p>Chwała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Urzędnik</text:p>
          </table:table-cell>
          <table:table-cell office:value-type="date" office:date-value="1991-01-07" calcext:value-type="date">
            <text:p>1991-01-07</text:p>
          </table:table-cell>
          <table:table-cell office:value-type="currency" office:currency="PLN" office:value="1100" calcext:value-type="currency">
            <text:p>1 100,00 zł</text:p>
          </table:table-cell>
          <table:table-cell/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U-346</text:p>
          </table:table-cell>
          <table:table-cell office:value-type="string" calcext:value-type="string">
            <text:p>Chwałek</text:p>
          </table:table-cell>
          <table:table-cell office:value-type="string" calcext:value-type="string">
            <text:p>Ryszard</text:p>
          </table:table-cell>
          <table:table-cell office:value-type="string" calcext:value-type="string">
            <text:p>Urzędnik</text:p>
          </table:table-cell>
          <table:table-cell office:value-type="date" office:date-value="2000-04-20" calcext:value-type="date">
            <text:p>2000-04-20</text:p>
          </table:table-cell>
          <table:table-cell office:value-type="currency" office:currency="PLN" office:value="1550" calcext:value-type="currency">
            <text:p>1 550,00 zł</text:p>
          </table:table-cell>
          <table:table-cell/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Z-650</text:p>
          </table:table-cell>
          <table:table-cell office:value-type="string" calcext:value-type="string">
            <text:p>Chrzanowska</text:p>
          </table:table-cell>
          <table:table-cell office:value-type="string" calcext:value-type="string">
            <text:p>Agnieszka</text:p>
          </table:table-cell>
          <table:table-cell office:value-type="string" calcext:value-type="string">
            <text:p>Zaopatrzeniowiec</text:p>
          </table:table-cell>
          <table:table-cell office:value-type="date" office:date-value="1994-07-07" calcext:value-type="date">
            <text:p>1994-07-07</text:p>
          </table:table-cell>
          <table:table-cell office:value-type="currency" office:currency="PLN" office:value="1130" calcext:value-type="currency">
            <text:p>1 130,00 zł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U-347</text:p>
          </table:table-cell>
          <table:table-cell office:value-type="string" calcext:value-type="string">
            <text:p>Chwaliński</text:p>
          </table:table-cell>
          <table:table-cell office:value-type="string" calcext:value-type="string">
            <text:p>Konstanty</text:p>
          </table:table-cell>
          <table:table-cell office:value-type="string" calcext:value-type="string">
            <text:p>Urzędnik</text:p>
          </table:table-cell>
          <table:table-cell office:value-type="date" office:date-value="1996-09-05" calcext:value-type="date">
            <text:p>1996-09-05</text:p>
          </table:table-cell>
          <table:table-cell office:value-type="currency" office:currency="PLN" office:value="1130" calcext:value-type="currency">
            <text:p>1 130,00 zł</text:p>
          </table:table-cell>
          <table:table-cell/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Z-674</text:p>
          </table:table-cell>
          <table:table-cell office:value-type="string" calcext:value-type="string">
            <text:p>Chylak</text:p>
          </table:table-cell>
          <table:table-cell office:value-type="string" calcext:value-type="string">
            <text:p>Józef</text:p>
          </table:table-cell>
          <table:table-cell office:value-type="string" calcext:value-type="string">
            <text:p>Zaopatrzeniowiec</text:p>
          </table:table-cell>
          <table:table-cell office:value-type="date" office:date-value="1992-12-16" calcext:value-type="date">
            <text:p>1992-12-16</text:p>
          </table:table-cell>
          <table:table-cell office:value-type="currency" office:currency="PLN" office:value="1520" calcext:value-type="currency">
            <text:p>1 520,00 zł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table:style-name="ce1" office:value-type="date" office:date-value="0217-01-01" calcext:value-type="date">
            <text:p>0217-01-01</text:p>
          </table:table-cell>
          <table:table-cell office:value-type="string" calcext:value-type="string">
            <text:p>Cichawa</text:p>
          </table:table-cell>
          <table:table-cell office:value-type="string" calcext:value-type="string">
            <text:p>Dorota</text:p>
          </table:table-cell>
          <table:table-cell office:value-type="string" calcext:value-type="string">
            <text:p>Informatyk</text:p>
          </table:table-cell>
          <table:table-cell office:value-type="date" office:date-value="2001-05-13" calcext:value-type="date">
            <text:p>2001-05-13</text:p>
          </table:table-cell>
          <table:table-cell office:value-type="currency" office:currency="PLN" office:value="1550" calcext:value-type="currency">
            <text:p>1 550,00 zł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1" office:value-type="date" office:date-value="0221-01-01" calcext:value-type="date">
            <text:p>0221-01-01</text:p>
          </table:table-cell>
          <table:table-cell office:value-type="string" calcext:value-type="string">
            <text:p>Cichocki</text:p>
          </table:table-cell>
          <table:table-cell office:value-type="string" calcext:value-type="string">
            <text:p>Wojciech</text:p>
          </table:table-cell>
          <table:table-cell office:value-type="string" calcext:value-type="string">
            <text:p>Informatyk</text:p>
          </table:table-cell>
          <table:table-cell office:value-type="date" office:date-value="1999-04-26" calcext:value-type="date">
            <text:p>1999-04-26</text:p>
          </table:table-cell>
          <table:table-cell office:value-type="currency" office:currency="PLN" office:value="1640" calcext:value-type="currency">
            <text:p>1 640,00 zł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1" office:value-type="date" office:date-value="0222-01-01" calcext:value-type="date">
            <text:p>0222-01-01</text:p>
          </table:table-cell>
          <table:table-cell office:value-type="string" calcext:value-type="string">
            <text:p>Cichocka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Informatyk</text:p>
          </table:table-cell>
          <table:table-cell office:value-type="date" office:date-value="1998-01-05" calcext:value-type="date">
            <text:p>1998-01-05</text:p>
          </table:table-cell>
          <table:table-cell office:value-type="currency" office:currency="PLN" office:value="1540" calcext:value-type="currency">
            <text:p>1 540,00 zł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Z-675</text:p>
          </table:table-cell>
          <table:table-cell office:value-type="string" calcext:value-type="string">
            <text:p>Cichosz</text:p>
          </table:table-cell>
          <table:table-cell office:value-type="string" calcext:value-type="string">
            <text:p>Dorota</text:p>
          </table:table-cell>
          <table:table-cell office:value-type="string" calcext:value-type="string">
            <text:p>Zaopatrzeniowiec</text:p>
          </table:table-cell>
          <table:table-cell office:value-type="date" office:date-value="1992-06-03" calcext:value-type="date">
            <text:p>1992-06-03</text:p>
          </table:table-cell>
          <table:table-cell office:value-type="currency" office:currency="PLN" office:value="1140" calcext:value-type="currency">
            <text:p>1 140,00 zł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Z-676</text:p>
          </table:table-cell>
          <table:table-cell office:value-type="string" calcext:value-type="string">
            <text:p>Cichowąs</text:p>
          </table:table-cell>
          <table:table-cell office:value-type="string" calcext:value-type="string">
            <text:p>Artur</text:p>
          </table:table-cell>
          <table:table-cell office:value-type="string" calcext:value-type="string">
            <text:p>Zaopatrzeniowiec</text:p>
          </table:table-cell>
          <table:table-cell office:value-type="date" office:date-value="2000-04-24" calcext:value-type="date">
            <text:p>2000-04-24</text:p>
          </table:table-cell>
          <table:table-cell office:value-type="currency" office:currency="PLN" office:value="1110" calcext:value-type="currency">
            <text:p>1 110,00 zł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Z-679</text:p>
          </table:table-cell>
          <table:table-cell office:value-type="string" calcext:value-type="string">
            <text:p>Ciechanowicz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Zaopatrzeniowiec</text:p>
          </table:table-cell>
          <table:table-cell office:value-type="date" office:date-value="1990-03-17" calcext:value-type="date">
            <text:p>1990-03-17</text:p>
          </table:table-cell>
          <table:table-cell office:value-type="currency" office:currency="PLN" office:value="1170" calcext:value-type="currency">
            <text:p>1 170,00 zł</text:p>
          </table:table-cell>
          <table:table-cell/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Z-701</text:p>
          </table:table-cell>
          <table:table-cell office:value-type="string" calcext:value-type="string">
            <text:p>Cieślak</text:p>
          </table:table-cell>
          <table:table-cell office:value-type="string" calcext:value-type="string">
            <text:p>Teresa</text:p>
          </table:table-cell>
          <table:table-cell office:value-type="string" calcext:value-type="string">
            <text:p>Zaopatrzeniowiec</text:p>
          </table:table-cell>
          <table:table-cell office:value-type="date" office:date-value="1990-01-17" calcext:value-type="date">
            <text:p>1990-01-17</text:p>
          </table:table-cell>
          <table:table-cell office:value-type="currency" office:currency="PLN" office:value="1540" calcext:value-type="currency">
            <text:p>1 540,00 zł</text:p>
          </table:table-cell>
          <table:table-cell/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R-458</text:p>
          </table:table-cell>
          <table:table-cell office:value-type="string" calcext:value-type="string">
            <text:p>Cieślik</text:p>
          </table:table-cell>
          <table:table-cell office:value-type="string" calcext:value-type="string">
            <text:p>Jolanta</text:p>
          </table:table-cell>
          <table:table-cell office:value-type="string" calcext:value-type="string">
            <text:p>Referent</text:p>
          </table:table-cell>
          <table:table-cell office:value-type="date" office:date-value="1997-01-08" calcext:value-type="date">
            <text:p>1997-01-08</text:p>
          </table:table-cell>
          <table:table-cell office:value-type="currency" office:currency="PLN" office:value="1500" calcext:value-type="currency">
            <text:p>1 500,00 zł</text:p>
          </table:table-cell>
          <table:table-cell/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Z-702</text:p>
          </table:table-cell>
          <table:table-cell office:value-type="string" calcext:value-type="string">
            <text:p>Żuchowski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Zaopatrzeniowiec</text:p>
          </table:table-cell>
          <table:table-cell office:value-type="date" office:date-value="1992-01-13" calcext:value-type="date">
            <text:p>1992-01-13</text:p>
          </table:table-cell>
          <table:table-cell office:value-type="currency" office:currency="PLN" office:value="1360" calcext:value-type="currency">
            <text:p>1 360,00 zł</text:p>
          </table:table-cell>
          <table:table-cell/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Z-703</text:p>
          </table:table-cell>
          <table:table-cell office:value-type="string" calcext:value-type="string">
            <text:p>Wypchło</text:p>
          </table:table-cell>
          <table:table-cell office:value-type="string" calcext:value-type="string">
            <text:p>Marian</text:p>
          </table:table-cell>
          <table:table-cell office:value-type="string" calcext:value-type="string">
            <text:p>Zaopatrzeniowiec</text:p>
          </table:table-cell>
          <table:table-cell office:value-type="date" office:date-value="2001-08-12" calcext:value-type="date">
            <text:p>2001-08-12</text:p>
          </table:table-cell>
          <table:table-cell office:value-type="currency" office:currency="PLN" office:value="1180" calcext:value-type="currency">
            <text:p>1 180,00 zł</text:p>
          </table:table-cell>
          <table:table-cell/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Z-704</text:p>
          </table:table-cell>
          <table:table-cell office:value-type="string" calcext:value-type="string">
            <text:p>Wójcik</text:p>
          </table:table-cell>
          <table:table-cell office:value-type="string" calcext:value-type="string">
            <text:p>Leszek</text:p>
          </table:table-cell>
          <table:table-cell office:value-type="string" calcext:value-type="string">
            <text:p>Zaopatrzeniowiec</text:p>
          </table:table-cell>
          <table:table-cell office:value-type="date" office:date-value="1996-08-02" calcext:value-type="date">
            <text:p>1996-08-02</text:p>
          </table:table-cell>
          <table:table-cell office:value-type="currency" office:currency="PLN" office:value="1570" calcext:value-type="currency">
            <text:p>1 570,00 zł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Z-710</text:p>
          </table:table-cell>
          <table:table-cell office:value-type="string" calcext:value-type="string">
            <text:p>Woźniak</text:p>
          </table:table-cell>
          <table:table-cell office:value-type="string" calcext:value-type="string">
            <text:p>Janina</text:p>
          </table:table-cell>
          <table:table-cell office:value-type="string" calcext:value-type="string">
            <text:p>Zaopatrzeniowiec</text:p>
          </table:table-cell>
          <table:table-cell office:value-type="date" office:date-value="2000-02-18" calcext:value-type="date">
            <text:p>2000-02-18</text:p>
          </table:table-cell>
          <table:table-cell office:value-type="currency" office:currency="PLN" office:value="1230" calcext:value-type="currency">
            <text:p>1 230,00 zł</text:p>
          </table:table-cell>
          <table:table-cell/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K-779</text:p>
          </table:table-cell>
          <table:table-cell office:value-type="string" calcext:value-type="string">
            <text:p>Wojtas</text:p>
          </table:table-cell>
          <table:table-cell office:value-type="string" calcext:value-type="string">
            <text:p>Jacek</text:p>
          </table:table-cell>
          <table:table-cell office:value-type="string" calcext:value-type="string">
            <text:p>Kierownik</text:p>
          </table:table-cell>
          <table:table-cell office:value-type="date" office:date-value="2002-09-04" calcext:value-type="date">
            <text:p>2002-09-04</text:p>
          </table:table-cell>
          <table:table-cell office:value-type="currency" office:currency="PLN" office:value="2150" calcext:value-type="currency">
            <text:p>2 150,00 zł</text:p>
          </table:table-cell>
          <table:table-cell/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D-216</text:p>
          </table:table-cell>
          <table:table-cell office:value-type="string" calcext:value-type="string">
            <text:p>Wochniak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Doradca</text:p>
          </table:table-cell>
          <table:table-cell office:value-type="date" office:date-value="1998-01-03" calcext:value-type="date">
            <text:p>1998-01-03</text:p>
          </table:table-cell>
          <table:table-cell office:value-type="currency" office:currency="PLN" office:value="1880" calcext:value-type="currency">
            <text:p>1 880,00 zł</text:p>
          </table:table-cell>
          <table:table-cell/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D-344</text:p>
          </table:table-cell>
          <table:table-cell office:value-type="string" calcext:value-type="string">
            <text:p>Włodarski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Doradca</text:p>
          </table:table-cell>
          <table:table-cell office:value-type="date" office:date-value="1996-02-24" calcext:value-type="date">
            <text:p>1996-02-24</text:p>
          </table:table-cell>
          <table:table-cell office:value-type="currency" office:currency="PLN" office:value="1820" calcext:value-type="currency">
            <text:p>1 820,00 zł</text:p>
          </table:table-cell>
          <table:table-cell/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D-345</text:p>
          </table:table-cell>
          <table:table-cell office:value-type="string" calcext:value-type="string">
            <text:p>Włodarczyk</text:p>
          </table:table-cell>
          <table:table-cell office:value-type="string" calcext:value-type="string">
            <text:p>Zdzisława</text:p>
          </table:table-cell>
          <table:table-cell office:value-type="string" calcext:value-type="string">
            <text:p>Doradca</text:p>
          </table:table-cell>
          <table:table-cell office:value-type="date" office:date-value="1994-04-28" calcext:value-type="date">
            <text:p>1994-04-28</text:p>
          </table:table-cell>
          <table:table-cell office:value-type="currency" office:currency="PLN" office:value="1710" calcext:value-type="currency">
            <text:p>1 710,00 zł</text:p>
          </table:table-cell>
          <table:table-cell/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D-346</text:p>
          </table:table-cell>
          <table:table-cell office:value-type="string" calcext:value-type="string">
            <text:p>Wilk</text:p>
          </table:table-cell>
          <table:table-cell office:value-type="string" calcext:value-type="string">
            <text:p>Wiesława</text:p>
          </table:table-cell>
          <table:table-cell office:value-type="string" calcext:value-type="string">
            <text:p>Doradca</text:p>
          </table:table-cell>
          <table:table-cell office:value-type="date" office:date-value="1995-12-22" calcext:value-type="date">
            <text:p>1995-12-22</text:p>
          </table:table-cell>
          <table:table-cell office:value-type="currency" office:currency="PLN" office:value="1920" calcext:value-type="currency">
            <text:p>1 920,00 zł</text:p>
          </table:table-cell>
          <table:table-cell/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D-477</text:p>
          </table:table-cell>
          <table:table-cell office:value-type="string" calcext:value-type="string">
            <text:p>Warnawin</text:p>
          </table:table-cell>
          <table:table-cell office:value-type="string" calcext:value-type="string">
            <text:p>Jarosław</text:p>
          </table:table-cell>
          <table:table-cell office:value-type="string" calcext:value-type="string">
            <text:p>Doradca</text:p>
          </table:table-cell>
          <table:table-cell office:value-type="date" office:date-value="1996-07-31" calcext:value-type="date">
            <text:p>1996-07-31</text:p>
          </table:table-cell>
          <table:table-cell office:value-type="currency" office:currency="PLN" office:value="1780" calcext:value-type="currency">
            <text:p>1 780,00 zł</text:p>
          </table:table-cell>
          <table:table-cell/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D-478</text:p>
          </table:table-cell>
          <table:table-cell office:value-type="string" calcext:value-type="string">
            <text:p>Truszkowski</text:p>
          </table:table-cell>
          <table:table-cell office:value-type="string" calcext:value-type="string">
            <text:p>Kazimierz</text:p>
          </table:table-cell>
          <table:table-cell office:value-type="string" calcext:value-type="string">
            <text:p>Doradca</text:p>
          </table:table-cell>
          <table:table-cell office:value-type="date" office:date-value="2000-04-02" calcext:value-type="date">
            <text:p>2000-04-02</text:p>
          </table:table-cell>
          <table:table-cell office:value-type="currency" office:currency="PLN" office:value="1920" calcext:value-type="currency">
            <text:p>1 920,00 zł</text:p>
          </table:table-cell>
          <table:table-cell/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Z-711</text:p>
          </table:table-cell>
          <table:table-cell office:value-type="string" calcext:value-type="string">
            <text:p>Śmietanka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Zaopatrzeniowiec</text:p>
          </table:table-cell>
          <table:table-cell office:value-type="date" office:date-value="1995-08-11" calcext:value-type="date">
            <text:p>1995-08-11</text:p>
          </table:table-cell>
          <table:table-cell office:value-type="currency" office:currency="PLN" office:value="1430" calcext:value-type="currency">
            <text:p>1 430,00 zł</text:p>
          </table:table-cell>
          <table:table-cell/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K-691</text:p>
          </table:table-cell>
          <table:table-cell office:value-type="string" calcext:value-type="string">
            <text:p>Śliż</text:p>
          </table:table-cell>
          <table:table-cell office:value-type="string" calcext:value-type="string">
            <text:p>Paweł</text:p>
          </table:table-cell>
          <table:table-cell office:value-type="string" calcext:value-type="string">
            <text:p>Kierownik</text:p>
          </table:table-cell>
          <table:table-cell office:value-type="date" office:date-value="1993-05-30" calcext:value-type="date">
            <text:p>1993-05-30</text:p>
          </table:table-cell>
          <table:table-cell office:value-type="currency" office:currency="PLN" office:value="1860" calcext:value-type="currency">
            <text:p>1 860,00 zł</text:p>
          </table:table-cell>
          <table:table-cell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Z-715</text:p>
          </table:table-cell>
          <table:table-cell office:value-type="string" calcext:value-type="string">
            <text:p>Szymański</text:p>
          </table:table-cell>
          <table:table-cell office:value-type="string" calcext:value-type="string">
            <text:p>Wiesław</text:p>
          </table:table-cell>
          <table:table-cell office:value-type="string" calcext:value-type="string">
            <text:p>Zaopatrzeniowiec</text:p>
          </table:table-cell>
          <table:table-cell office:value-type="date" office:date-value="1994-08-30" calcext:value-type="date">
            <text:p>1994-08-30</text:p>
          </table:table-cell>
          <table:table-cell office:value-type="currency" office:currency="PLN" office:value="1190" calcext:value-type="currency">
            <text:p>1 190,00 zł</text:p>
          </table:table-cell>
          <table:table-cell/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O-254</text:p>
          </table:table-cell>
          <table:table-cell office:value-type="string" calcext:value-type="string">
            <text:p>Szczygielski</text:p>
          </table:table-cell>
          <table:table-cell office:value-type="string" calcext:value-type="string">
            <text:p>Tadeusz</text:p>
          </table:table-cell>
          <table:table-cell office:value-type="string" calcext:value-type="string">
            <text:p>Operator</text:p>
          </table:table-cell>
          <table:table-cell office:value-type="date" office:date-value="1993-09-17" calcext:value-type="date">
            <text:p>1993-09-17</text:p>
          </table:table-cell>
          <table:table-cell office:value-type="currency" office:currency="PLN" office:value="1030" calcext:value-type="currency">
            <text:p>1 030,00 zł</text:p>
          </table:table-cell>
          <table:table-cell/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D-479</text:p>
          </table:table-cell>
          <table:table-cell office:value-type="string" calcext:value-type="string">
            <text:p>Stańczyk</text:p>
          </table:table-cell>
          <table:table-cell office:value-type="string" calcext:value-type="string">
            <text:p>Krystyna</text:p>
          </table:table-cell>
          <table:table-cell office:value-type="string" calcext:value-type="string">
            <text:p>Doradca</text:p>
          </table:table-cell>
          <table:table-cell office:value-type="date" office:date-value="1993-11-08" calcext:value-type="date">
            <text:p>1993-11-08</text:p>
          </table:table-cell>
          <table:table-cell office:value-type="currency" office:currency="PLN" office:value="2090" calcext:value-type="currency">
            <text:p>2 090,00 zł</text:p>
          </table:table-cell>
          <table:table-cell/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O-255</text:p>
          </table:table-cell>
          <table:table-cell office:value-type="string" calcext:value-type="string">
            <text:p>Stępień</text:p>
          </table:table-cell>
          <table:table-cell office:value-type="string" calcext:value-type="string">
            <text:p>Robert</text:p>
          </table:table-cell>
          <table:table-cell office:value-type="string" calcext:value-type="string">
            <text:p>Operator</text:p>
          </table:table-cell>
          <table:table-cell office:value-type="date" office:date-value="1999-12-03" calcext:value-type="date">
            <text:p>1999-12-03</text:p>
          </table:table-cell>
          <table:table-cell office:value-type="currency" office:currency="PLN" office:value="1300" calcext:value-type="currency">
            <text:p>1 300,00 zł</text:p>
          </table:table-cell>
          <table:table-cell/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O-317</text:p>
          </table:table-cell>
          <table:table-cell office:value-type="string" calcext:value-type="string">
            <text:p>Sławińska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Operator</text:p>
          </table:table-cell>
          <table:table-cell office:value-type="date" office:date-value="2002-03-26" calcext:value-type="date">
            <text:p>2002-03-26</text:p>
          </table:table-cell>
          <table:table-cell office:value-type="currency" office:currency="PLN" office:value="1110" calcext:value-type="currency">
            <text:p>1 110,00 zł</text:p>
          </table:table-cell>
          <table:table-cell/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O-318</text:p>
          </table:table-cell>
          <table:table-cell office:value-type="string" calcext:value-type="string">
            <text:p>Skowroński</text:p>
          </table:table-cell>
          <table:table-cell office:value-type="string" calcext:value-type="string">
            <text:p>Waldemar</text:p>
          </table:table-cell>
          <table:table-cell office:value-type="string" calcext:value-type="string">
            <text:p>Operator</text:p>
          </table:table-cell>
          <table:table-cell office:value-type="date" office:date-value="1996-10-10" calcext:value-type="date">
            <text:p>1996-10-10</text:p>
          </table:table-cell>
          <table:table-cell office:value-type="currency" office:currency="PLN" office:value="1240" calcext:value-type="currency">
            <text:p>1 240,00 zł</text:p>
          </table:table-cell>
          <table:table-cell/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P-103</text:p>
          </table:table-cell>
          <table:table-cell office:value-type="string" calcext:value-type="string">
            <text:p>Skoczkowski</text:p>
          </table:table-cell>
          <table:table-cell office:value-type="string" calcext:value-type="string">
            <text:p>Edmund</text:p>
          </table:table-cell>
          <table:table-cell office:value-type="string" calcext:value-type="string">
            <text:p>Wiceprezes</text:p>
          </table:table-cell>
          <table:table-cell office:value-type="date" office:date-value="1990-12-18" calcext:value-type="date">
            <text:p>1990-12-18</text:p>
          </table:table-cell>
          <table:table-cell office:value-type="currency" office:currency="PLN" office:value="2510" calcext:value-type="currency">
            <text:p>2 510,00 zł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K-339</text:p>
          </table:table-cell>
          <table:table-cell office:value-type="string" calcext:value-type="string">
            <text:p>Sitarek</text:p>
          </table:table-cell>
          <table:table-cell office:value-type="string" calcext:value-type="string">
            <text:p>Zbigniew</text:p>
          </table:table-cell>
          <table:table-cell office:value-type="string" calcext:value-type="string">
            <text:p>Kierownik</text:p>
          </table:table-cell>
          <table:table-cell office:value-type="date" office:date-value="1998-07-21" calcext:value-type="date">
            <text:p>1998-07-21</text:p>
          </table:table-cell>
          <table:table-cell office:value-type="currency" office:currency="PLN" office:value="1760" calcext:value-type="currency">
            <text:p>1 760,00 zł</text:p>
          </table:table-cell>
          <table:table-cell/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O-319</text:p>
          </table:table-cell>
          <table:table-cell office:value-type="string" calcext:value-type="string">
            <text:p>Setniewska</text:p>
          </table:table-cell>
          <table:table-cell office:value-type="string" calcext:value-type="string">
            <text:p>Władysława</text:p>
          </table:table-cell>
          <table:table-cell office:value-type="string" calcext:value-type="string">
            <text:p>Operator</text:p>
          </table:table-cell>
          <table:table-cell office:value-type="date" office:date-value="2000-06-06" calcext:value-type="date">
            <text:p>2000-06-06</text:p>
          </table:table-cell>
          <table:table-cell office:value-type="currency" office:currency="PLN" office:value="1170" calcext:value-type="currency">
            <text:p>1 170,00 zł</text:p>
          </table:table-cell>
          <table:table-cell/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Z-716</text:p>
          </table:table-cell>
          <table:table-cell office:value-type="string" calcext:value-type="string">
            <text:p>Sekuła</text:p>
          </table:table-cell>
          <table:table-cell office:value-type="string" calcext:value-type="string">
            <text:p>Zbigniew</text:p>
          </table:table-cell>
          <table:table-cell office:value-type="string" calcext:value-type="string">
            <text:p>Zaopatrzeniowiec</text:p>
          </table:table-cell>
          <table:table-cell office:value-type="date" office:date-value="1996-12-17" calcext:value-type="date">
            <text:p>1996-12-17</text:p>
          </table:table-cell>
          <table:table-cell office:value-type="currency" office:currency="PLN" office:value="1220" calcext:value-type="currency">
            <text:p>1 220,00 zł</text:p>
          </table:table-cell>
          <table:table-cell/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S-120</text:p>
          </table:table-cell>
          <table:table-cell office:value-type="string" calcext:value-type="string">
            <text:p>Rychta</text:p>
          </table:table-cell>
          <table:table-cell office:value-type="string" calcext:value-type="string">
            <text:p>Leszek</text:p>
          </table:table-cell>
          <table:table-cell office:value-type="string" calcext:value-type="string">
            <text:p>Sprzedawca</text:p>
          </table:table-cell>
          <table:table-cell office:value-type="date" office:date-value="1999-02-03" calcext:value-type="date">
            <text:p>1999-02-03</text:p>
          </table:table-cell>
          <table:table-cell office:value-type="currency" office:currency="PLN" office:value="1170" calcext:value-type="currency">
            <text:p>1 170,00 zł</text:p>
          </table:table-cell>
          <table:table-cell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S-312</text:p>
          </table:table-cell>
          <table:table-cell office:value-type="string" calcext:value-type="string">
            <text:p>Rybicka</text:p>
          </table:table-cell>
          <table:table-cell office:value-type="string" calcext:value-type="string">
            <text:p>Mieczysława</text:p>
          </table:table-cell>
          <table:table-cell office:value-type="string" calcext:value-type="string">
            <text:p>Sprzedawca</text:p>
          </table:table-cell>
          <table:table-cell office:value-type="date" office:date-value="1992-11-18" calcext:value-type="date">
            <text:p>1992-11-18</text:p>
          </table:table-cell>
          <table:table-cell office:value-type="currency" office:currency="PLN" office:value="1420" calcext:value-type="currency">
            <text:p>1 420,00 zł</text:p>
          </table:table-cell>
          <table:table-cell/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D-521</text:p>
          </table:table-cell>
          <table:table-cell office:value-type="string" calcext:value-type="string">
            <text:p>Różycki</text:p>
          </table:table-cell>
          <table:table-cell office:value-type="string" calcext:value-type="string">
            <text:p>Edmund</text:p>
          </table:table-cell>
          <table:table-cell office:value-type="string" calcext:value-type="string">
            <text:p>Doradca</text:p>
          </table:table-cell>
          <table:table-cell office:value-type="date" office:date-value="1997-11-15" calcext:value-type="date">
            <text:p>1997-11-15</text:p>
          </table:table-cell>
          <table:table-cell office:value-type="currency" office:currency="PLN" office:value="1920" calcext:value-type="currency">
            <text:p>1 920,00 zł</text:p>
          </table:table-cell>
          <table:table-cell/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Z-717</text:p>
          </table:table-cell>
          <table:table-cell office:value-type="string" calcext:value-type="string">
            <text:p>Różalska</text:p>
          </table:table-cell>
          <table:table-cell office:value-type="string" calcext:value-type="string">
            <text:p>Stanisława</text:p>
          </table:table-cell>
          <table:table-cell office:value-type="string" calcext:value-type="string">
            <text:p>Zaopatrzeniowiec</text:p>
          </table:table-cell>
          <table:table-cell office:value-type="date" office:date-value="1990-08-23" calcext:value-type="date">
            <text:p>1990-08-23</text:p>
          </table:table-cell>
          <table:table-cell office:value-type="currency" office:currency="PLN" office:value="1540" calcext:value-type="currency">
            <text:p>1 540,00 zł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Z-718</text:p>
          </table:table-cell>
          <table:table-cell office:value-type="string" calcext:value-type="string">
            <text:p>Rokosz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Zaopatrzeniowiec</text:p>
          </table:table-cell>
          <table:table-cell office:value-type="date" office:date-value="1991-10-20" calcext:value-type="date">
            <text:p>1991-10-20</text:p>
          </table:table-cell>
          <table:table-cell office:value-type="currency" office:currency="PLN" office:value="1420" calcext:value-type="currency">
            <text:p>1 420,00 zł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Z-725</text:p>
          </table:table-cell>
          <table:table-cell office:value-type="string" calcext:value-type="string">
            <text:p>Pytka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Zaopatrzeniowiec</text:p>
          </table:table-cell>
          <table:table-cell office:value-type="date" office:date-value="1996-07-18" calcext:value-type="date">
            <text:p>1996-07-18</text:p>
          </table:table-cell>
          <table:table-cell office:value-type="currency" office:currency="PLN" office:value="1170" calcext:value-type="currency">
            <text:p>1 170,00 zł</text:p>
          </table:table-cell>
          <table:table-cell/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Z-726</text:p>
          </table:table-cell>
          <table:table-cell office:value-type="string" calcext:value-type="string">
            <text:p>Przybylska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Zaopatrzeniowiec</text:p>
          </table:table-cell>
          <table:table-cell office:value-type="date" office:date-value="1994-05-16" calcext:value-type="date">
            <text:p>1994-05-16</text:p>
          </table:table-cell>
          <table:table-cell office:value-type="currency" office:currency="PLN" office:value="1530" calcext:value-type="currency">
            <text:p>1 530,00 zł</text:p>
          </table:table-cell>
          <table:table-cell/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Z-727</text:p>
          </table:table-cell>
          <table:table-cell office:value-type="string" calcext:value-type="string">
            <text:p>Podsiadły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Zaopatrzeniowiec</text:p>
          </table:table-cell>
          <table:table-cell office:value-type="date" office:date-value="1990-11-05" calcext:value-type="date">
            <text:p>1990-11-05</text:p>
          </table:table-cell>
          <table:table-cell office:value-type="currency" office:currency="PLN" office:value="1580" calcext:value-type="currency">
            <text:p>1 580,00 zł</text:p>
          </table:table-cell>
          <table:table-cell/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Z-728</text:p>
          </table:table-cell>
          <table:table-cell office:value-type="string" calcext:value-type="string">
            <text:p>Mrozowski</text:p>
          </table:table-cell>
          <table:table-cell office:value-type="string" calcext:value-type="string">
            <text:p>Andrzej</text:p>
          </table:table-cell>
          <table:table-cell office:value-type="string" calcext:value-type="string">
            <text:p>Zaopatrzeniowiec</text:p>
          </table:table-cell>
          <table:table-cell office:value-type="date" office:date-value="1997-12-08" calcext:value-type="date">
            <text:p>1997-12-08</text:p>
          </table:table-cell>
          <table:table-cell office:value-type="currency" office:currency="PLN" office:value="1360" calcext:value-type="currency">
            <text:p>1 360,00 zł</text:p>
          </table:table-cell>
          <table:table-cell/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Z-734</text:p>
          </table:table-cell>
          <table:table-cell office:value-type="string" calcext:value-type="string">
            <text:p>Michalak</text:p>
          </table:table-cell>
          <table:table-cell office:value-type="string" calcext:value-type="string">
            <text:p>Janusz</text:p>
          </table:table-cell>
          <table:table-cell office:value-type="string" calcext:value-type="string">
            <text:p>Zaopatrzeniowiec</text:p>
          </table:table-cell>
          <table:table-cell office:value-type="date" office:date-value="1996-10-30" calcext:value-type="date">
            <text:p>1996-10-30</text:p>
          </table:table-cell>
          <table:table-cell office:value-type="currency" office:currency="PLN" office:value="1200" calcext:value-type="currency">
            <text:p>1 200,00 zł</text:p>
          </table:table-cell>
          <table:table-cell/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R-459</text:p>
          </table:table-cell>
          <table:table-cell office:value-type="string" calcext:value-type="string">
            <text:p>Mirecki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Referent</text:p>
          </table:table-cell>
          <table:table-cell office:value-type="date" office:date-value="1993-06-11" calcext:value-type="date">
            <text:p>1993-06-11</text:p>
          </table:table-cell>
          <table:table-cell office:value-type="currency" office:currency="PLN" office:value="1240" calcext:value-type="currency">
            <text:p>1 240,00 zł</text:p>
          </table:table-cell>
          <table:table-cell/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S-121</text:p>
          </table:table-cell>
          <table:table-cell office:value-type="string" calcext:value-type="string">
            <text:p>Misiak</text:p>
          </table:table-cell>
          <table:table-cell office:value-type="string" calcext:value-type="string">
            <text:p>Tomasz</text:p>
          </table:table-cell>
          <table:table-cell office:value-type="string" calcext:value-type="string">
            <text:p>Sprzedawca</text:p>
          </table:table-cell>
          <table:table-cell office:value-type="date" office:date-value="2000-02-14" calcext:value-type="date">
            <text:p>2000-02-14</text:p>
          </table:table-cell>
          <table:table-cell office:value-type="currency" office:currency="PLN" office:value="1020" calcext:value-type="currency">
            <text:p>1 020,00 zł</text:p>
          </table:table-cell>
          <table:table-cell/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R-512</text:p>
          </table:table-cell>
          <table:table-cell office:value-type="string" calcext:value-type="string">
            <text:p>Orlik</text:p>
          </table:table-cell>
          <table:table-cell office:value-type="string" calcext:value-type="string">
            <text:p>Ryszard</text:p>
          </table:table-cell>
          <table:table-cell office:value-type="string" calcext:value-type="string">
            <text:p>Referent</text:p>
          </table:table-cell>
          <table:table-cell office:value-type="date" office:date-value="1997-05-31" calcext:value-type="date">
            <text:p>1997-05-31</text:p>
          </table:table-cell>
          <table:table-cell office:value-type="currency" office:currency="PLN" office:value="1450" calcext:value-type="currency">
            <text:p>1 450,00 zł</text:p>
          </table:table-cell>
          <table:table-cell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R-517</text:p>
          </table:table-cell>
          <table:table-cell office:value-type="string" calcext:value-type="string">
            <text:p>Olszewski</text:p>
          </table:table-cell>
          <table:table-cell office:value-type="string" calcext:value-type="string">
            <text:p>Konrad</text:p>
          </table:table-cell>
          <table:table-cell office:value-type="string" calcext:value-type="string">
            <text:p>Referent</text:p>
          </table:table-cell>
          <table:table-cell office:value-type="date" office:date-value="1996-04-18" calcext:value-type="date">
            <text:p>1996-04-18</text:p>
          </table:table-cell>
          <table:table-cell office:value-type="currency" office:currency="PLN" office:value="1200" calcext:value-type="currency">
            <text:p>1 200,00 zł</text:p>
          </table:table-cell>
          <table:table-cell/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R-518</text:p>
          </table:table-cell>
          <table:table-cell office:value-type="string" calcext:value-type="string">
            <text:p>Sylwar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Referent</text:p>
          </table:table-cell>
          <table:table-cell office:value-type="date" office:date-value="1995-08-17" calcext:value-type="date">
            <text:p>1995-08-17</text:p>
          </table:table-cell>
          <table:table-cell office:value-type="currency" office:currency="PLN" office:value="1310" calcext:value-type="currency">
            <text:p>1 310,00 zł</text:p>
          </table:table-cell>
          <table:table-cell/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R-519</text:p>
          </table:table-cell>
          <table:table-cell office:value-type="string" calcext:value-type="string">
            <text:p>Nowak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Referent</text:p>
          </table:table-cell>
          <table:table-cell office:value-type="date" office:date-value="1995-03-22" calcext:value-type="date">
            <text:p>1995-03-22</text:p>
          </table:table-cell>
          <table:table-cell office:value-type="currency" office:currency="PLN" office:value="1590" calcext:value-type="currency">
            <text:p>1 590,00 zł</text:p>
          </table:table-cell>
          <table:table-cell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D-522</text:p>
          </table:table-cell>
          <table:table-cell office:value-type="string" calcext:value-type="string">
            <text:p>Nosowski</text:p>
          </table:table-cell>
          <table:table-cell office:value-type="string" calcext:value-type="string">
            <text:p>Edward</text:p>
          </table:table-cell>
          <table:table-cell office:value-type="string" calcext:value-type="string">
            <text:p>Doradca</text:p>
          </table:table-cell>
          <table:table-cell office:value-type="date" office:date-value="2002-05-23" calcext:value-type="date">
            <text:p>2002-05-23</text:p>
          </table:table-cell>
          <table:table-cell office:value-type="currency" office:currency="PLN" office:value="1880" calcext:value-type="currency">
            <text:p>1 880,00 zł</text:p>
          </table:table-cell>
          <table:table-cell/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Ks-378</text:p>
          </table:table-cell>
          <table:table-cell office:value-type="string" calcext:value-type="string">
            <text:p>Michalec</text:p>
          </table:table-cell>
          <table:table-cell office:value-type="string" calcext:value-type="string">
            <text:p>Aleksandra</text:p>
          </table:table-cell>
          <table:table-cell office:value-type="string" calcext:value-type="string">
            <text:p>Księgowy</text:p>
          </table:table-cell>
          <table:table-cell office:value-type="date" office:date-value="1997-11-21" calcext:value-type="date">
            <text:p>1997-11-21</text:p>
          </table:table-cell>
          <table:table-cell office:value-type="currency" office:currency="PLN" office:value="1580" calcext:value-type="currency">
            <text:p>1 580,00 zł</text:p>
          </table:table-cell>
          <table:table-cell/>
          <table:table-cell office:value-type="float" office:value="34" calcext:value-type="float">
            <text:p>34</text:p>
          </table:table-cell>
        </table:table-row>
        <table:table-row table:style-name="ro1">
          <table:table-cell table:style-name="ce1" office:value-type="date" office:date-value="0223-01-01" calcext:value-type="date">
            <text:p>0223-01-01</text:p>
          </table:table-cell>
          <table:table-cell office:value-type="string" calcext:value-type="string">
            <text:p>Michajłow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Informatyk</text:p>
          </table:table-cell>
          <table:table-cell office:value-type="date" office:date-value="1990-04-28" calcext:value-type="date">
            <text:p>1990-04-28</text:p>
          </table:table-cell>
          <table:table-cell office:value-type="currency" office:currency="PLN" office:value="1840" calcext:value-type="currency">
            <text:p>1 840,00 zł</text:p>
          </table:table-cell>
          <table:table-cell/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K-836</text:p>
          </table:table-cell>
          <table:table-cell office:value-type="string" calcext:value-type="string">
            <text:p>Malecka</text:p>
          </table:table-cell>
          <table:table-cell office:value-type="string" calcext:value-type="string">
            <text:p>Stanisława</text:p>
          </table:table-cell>
          <table:table-cell office:value-type="string" calcext:value-type="string">
            <text:p>Kierownik</text:p>
          </table:table-cell>
          <table:table-cell office:value-type="date" office:date-value="2002-10-19" calcext:value-type="date">
            <text:p>2002-10-19</text:p>
          </table:table-cell>
          <table:table-cell office:value-type="currency" office:currency="PLN" office:value="1820" calcext:value-type="currency">
            <text:p>1 820,00 zł</text:p>
          </table:table-cell>
          <table:table-cell/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O-327</text:p>
          </table:table-cell>
          <table:table-cell office:value-type="string" calcext:value-type="string">
            <text:p>Marasek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Operator</text:p>
          </table:table-cell>
          <table:table-cell office:value-type="date" office:date-value="1999-11-01" calcext:value-type="date">
            <text:p>1999-11-01</text:p>
          </table:table-cell>
          <table:table-cell office:value-type="currency" office:currency="PLN" office:value="1260" calcext:value-type="currency">
            <text:p>1 260,00 zł</text:p>
          </table:table-cell>
          <table:table-cell/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O-328</text:p>
          </table:table-cell>
          <table:table-cell office:value-type="string" calcext:value-type="string">
            <text:p>Małek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Operator</text:p>
          </table:table-cell>
          <table:table-cell office:value-type="date" office:date-value="2001-11-06" calcext:value-type="date">
            <text:p>2001-11-06</text:p>
          </table:table-cell>
          <table:table-cell office:value-type="currency" office:currency="PLN" office:value="1220" calcext:value-type="currency">
            <text:p>1 220,00 zł</text:p>
          </table:table-cell>
          <table:table-cell/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O-329</text:p>
          </table:table-cell>
          <table:table-cell office:value-type="string" calcext:value-type="string">
            <text:p>Maciejczyk</text:p>
          </table:table-cell>
          <table:table-cell office:value-type="string" calcext:value-type="string">
            <text:p>Małgorzata</text:p>
          </table:table-cell>
          <table:table-cell office:value-type="string" calcext:value-type="string">
            <text:p>Operator</text:p>
          </table:table-cell>
          <table:table-cell office:value-type="date" office:date-value="2000-07-30" calcext:value-type="date">
            <text:p>2000-07-30</text:p>
          </table:table-cell>
          <table:table-cell office:value-type="currency" office:currency="PLN" office:value="1090" calcext:value-type="currency">
            <text:p>1 090,00 zł</text:p>
          </table:table-cell>
          <table:table-cell/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O-352</text:p>
          </table:table-cell>
          <table:table-cell office:value-type="string" calcext:value-type="string">
            <text:p>Łojek</text:p>
          </table:table-cell>
          <table:table-cell office:value-type="string" calcext:value-type="string">
            <text:p>Stanisław</text:p>
          </table:table-cell>
          <table:table-cell office:value-type="string" calcext:value-type="string">
            <text:p>Operator</text:p>
          </table:table-cell>
          <table:table-cell office:value-type="date" office:date-value="1993-11-19" calcext:value-type="date">
            <text:p>1993-11-19</text:p>
          </table:table-cell>
          <table:table-cell office:value-type="currency" office:currency="PLN" office:value="1430" calcext:value-type="currency">
            <text:p>1 430,00 zł</text:p>
          </table:table-cell>
          <table:table-cell/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K-816</text:p>
          </table:table-cell>
          <table:table-cell office:value-type="string" calcext:value-type="string">
            <text:p>Lipiński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Kierownik</text:p>
          </table:table-cell>
          <table:table-cell office:value-type="date" office:date-value="2002-01-28" calcext:value-type="date">
            <text:p>2002-01-28</text:p>
          </table:table-cell>
          <table:table-cell office:value-type="currency" office:currency="PLN" office:value="1750" calcext:value-type="currency">
            <text:p>1 750,00 zł</text:p>
          </table:table-cell>
          <table:table-cell/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O-356</text:p>
          </table:table-cell>
          <table:table-cell office:value-type="string" calcext:value-type="string">
            <text:p>Lipiński</text:p>
          </table:table-cell>
          <table:table-cell office:value-type="string" calcext:value-type="string">
            <text:p>Franciszek</text:p>
          </table:table-cell>
          <table:table-cell office:value-type="string" calcext:value-type="string">
            <text:p>Operator</text:p>
          </table:table-cell>
          <table:table-cell office:value-type="date" office:date-value="1992-07-09" calcext:value-type="date">
            <text:p>1992-07-09</text:p>
          </table:table-cell>
          <table:table-cell office:value-type="currency" office:currency="PLN" office:value="1130" calcext:value-type="currency">
            <text:p>1 130,00 zł</text:p>
          </table:table-cell>
          <table:table-cell/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O-358</text:p>
          </table:table-cell>
          <table:table-cell office:value-type="string" calcext:value-type="string">
            <text:p>Kuśmierczyk</text:p>
          </table:table-cell>
          <table:table-cell office:value-type="string" calcext:value-type="string">
            <text:p>Zbigniew</text:p>
          </table:table-cell>
          <table:table-cell office:value-type="string" calcext:value-type="string">
            <text:p>Operator</text:p>
          </table:table-cell>
          <table:table-cell office:value-type="date" office:date-value="2000-05-06" calcext:value-type="date">
            <text:p>2000-05-06</text:p>
          </table:table-cell>
          <table:table-cell office:value-type="currency" office:currency="PLN" office:value="1080" calcext:value-type="currency">
            <text:p>1 080,00 zł</text:p>
          </table:table-cell>
          <table:table-cell/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O-360</text:p>
          </table:table-cell>
          <table:table-cell office:value-type="string" calcext:value-type="string">
            <text:p>Kunka</text:p>
          </table:table-cell>
          <table:table-cell office:value-type="string" calcext:value-type="string">
            <text:p>Zbigniew</text:p>
          </table:table-cell>
          <table:table-cell office:value-type="string" calcext:value-type="string">
            <text:p>Operator</text:p>
          </table:table-cell>
          <table:table-cell office:value-type="date" office:date-value="1998-03-02" calcext:value-type="date">
            <text:p>1998-03-02</text:p>
          </table:table-cell>
          <table:table-cell office:value-type="currency" office:currency="PLN" office:value="1490" calcext:value-type="currency">
            <text:p>1 490,00 zł</text:p>
          </table:table-cell>
          <table:table-cell/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S-323</text:p>
          </table:table-cell>
          <table:table-cell office:value-type="string" calcext:value-type="string">
            <text:p>Kubiak</text:p>
          </table:table-cell>
          <table:table-cell office:value-type="string" calcext:value-type="string">
            <text:p>Aleksandra</text:p>
          </table:table-cell>
          <table:table-cell office:value-type="string" calcext:value-type="string">
            <text:p>Sprzedawca</text:p>
          </table:table-cell>
          <table:table-cell office:value-type="date" office:date-value="1998-02-19" calcext:value-type="date">
            <text:p>1998-02-19</text:p>
          </table:table-cell>
          <table:table-cell office:value-type="currency" office:currency="PLN" office:value="1150" calcext:value-type="currency">
            <text:p>1 150,00 zł</text:p>
          </table:table-cell>
          <table:table-cell/>
          <table:table-cell office:value-type="float" office:value="22" calcext:value-type="float">
            <text:p>22</text:p>
          </table:table-cell>
        </table:table-row>
        <table:table-row table:style-name="ro1">
          <table:table-cell table:style-name="ce1" office:value-type="date" office:date-value="0224-01-01" calcext:value-type="date">
            <text:p>0224-01-01</text:p>
          </table:table-cell>
          <table:table-cell office:value-type="string" calcext:value-type="string">
            <text:p>Krul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Informatyk</text:p>
          </table:table-cell>
          <table:table-cell office:value-type="date" office:date-value="1995-06-08" calcext:value-type="date">
            <text:p>1995-06-08</text:p>
          </table:table-cell>
          <table:table-cell office:value-type="currency" office:currency="PLN" office:value="1890" calcext:value-type="currency">
            <text:p>1 890,00 zł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1" office:value-type="date" office:date-value="0225-01-01" calcext:value-type="date">
            <text:p>0225-01-01</text:p>
          </table:table-cell>
          <table:table-cell office:value-type="string" calcext:value-type="string">
            <text:p>Krok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Informatyk</text:p>
          </table:table-cell>
          <table:table-cell office:value-type="date" office:date-value="1990-01-11" calcext:value-type="date">
            <text:p>1990-01-11</text:p>
          </table:table-cell>
          <table:table-cell office:value-type="currency" office:currency="PLN" office:value="1990" calcext:value-type="currency">
            <text:p>1 990,00 zł</text:p>
          </table:table-cell>
          <table:table-cell/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A-112</text:p>
          </table:table-cell>
          <table:table-cell office:value-type="string" calcext:value-type="string">
            <text:p>Kozłowski</text:p>
          </table:table-cell>
          <table:table-cell office:value-type="string" calcext:value-type="string">
            <text:p>Janusz</text:p>
          </table:table-cell>
          <table:table-cell office:value-type="string" calcext:value-type="string">
            <text:p>Analityk</text:p>
          </table:table-cell>
          <table:table-cell office:value-type="date" office:date-value="2001-01-02" calcext:value-type="date">
            <text:p>2001-01-02</text:p>
          </table:table-cell>
          <table:table-cell office:value-type="currency" office:currency="PLN" office:value="1700" calcext:value-type="currency">
            <text:p>1 700,00 zł</text:p>
          </table:table-cell>
          <table:table-cell/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A-110</text:p>
          </table:table-cell>
          <table:table-cell office:value-type="string" calcext:value-type="string">
            <text:p>Kozakowski</text:p>
          </table:table-cell>
          <table:table-cell office:value-type="string" calcext:value-type="string">
            <text:p>Andrzej</text:p>
          </table:table-cell>
          <table:table-cell office:value-type="string" calcext:value-type="string">
            <text:p>Analityk</text:p>
          </table:table-cell>
          <table:table-cell office:value-type="date" office:date-value="2000-12-09" calcext:value-type="date">
            <text:p>2000-12-09</text:p>
          </table:table-cell>
          <table:table-cell office:value-type="currency" office:currency="PLN" office:value="1510" calcext:value-type="currency">
            <text:p>1 510,00 zł</text:p>
          </table:table-cell>
          <table:table-cell/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A-109</text:p>
          </table:table-cell>
          <table:table-cell office:value-type="string" calcext:value-type="string">
            <text:p>Kowalczyk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Analityk</text:p>
          </table:table-cell>
          <table:table-cell office:value-type="date" office:date-value="1998-06-10" calcext:value-type="date">
            <text:p>1998-06-10</text:p>
          </table:table-cell>
          <table:table-cell office:value-type="currency" office:currency="PLN" office:value="1910" calcext:value-type="currency">
            <text:p>1 910,00 zł</text:p>
          </table:table-cell>
          <table:table-cell/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A-100</text:p>
          </table:table-cell>
          <table:table-cell office:value-type="string" calcext:value-type="string">
            <text:p>Kowalczyk</text:p>
          </table:table-cell>
          <table:table-cell office:value-type="string" calcext:value-type="string">
            <text:p>Grzegorz</text:p>
          </table:table-cell>
          <table:table-cell office:value-type="string" calcext:value-type="string">
            <text:p>Analityk</text:p>
          </table:table-cell>
          <table:table-cell office:value-type="date" office:date-value="1991-09-06" calcext:value-type="date">
            <text:p>1991-09-06</text:p>
          </table:table-cell>
          <table:table-cell office:value-type="currency" office:currency="PLN" office:value="1720" calcext:value-type="currency">
            <text:p>1 720,00 zł</text:p>
          </table:table-cell>
          <table:table-cell/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A-107</text:p>
          </table:table-cell>
          <table:table-cell office:value-type="string" calcext:value-type="string">
            <text:p>Kopycki</text:p>
          </table:table-cell>
          <table:table-cell office:value-type="string" calcext:value-type="string">
            <text:p>Gerard</text:p>
          </table:table-cell>
          <table:table-cell office:value-type="string" calcext:value-type="string">
            <text:p>Analityk</text:p>
          </table:table-cell>
          <table:table-cell office:value-type="date" office:date-value="2001-02-11" calcext:value-type="date">
            <text:p>2001-02-11</text:p>
          </table:table-cell>
          <table:table-cell office:value-type="currency" office:currency="PLN" office:value="1860" calcext:value-type="currency">
            <text:p>1 860,00 zł</text:p>
          </table:table-cell>
          <table:table-cell/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U-348</text:p>
          </table:table-cell>
          <table:table-cell office:value-type="string" calcext:value-type="string">
            <text:p>Kończak</text:p>
          </table:table-cell>
          <table:table-cell office:value-type="string" calcext:value-type="string">
            <text:p>Grzegorz</text:p>
          </table:table-cell>
          <table:table-cell office:value-type="string" calcext:value-type="string">
            <text:p>Urzędnik</text:p>
          </table:table-cell>
          <table:table-cell office:value-type="date" office:date-value="1999-10-16" calcext:value-type="date">
            <text:p>1999-10-16</text:p>
          </table:table-cell>
          <table:table-cell office:value-type="currency" office:currency="PLN" office:value="1540" calcext:value-type="currency">
            <text:p>1 540,00 zł</text:p>
          </table:table-cell>
          <table:table-cell/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Ki-503</text:p>
          </table:table-cell>
          <table:table-cell office:value-type="string" calcext:value-type="string">
            <text:p>Kołodziejczyk</text:p>
          </table:table-cell>
          <table:table-cell office:value-type="string" calcext:value-type="string">
            <text:p>Sylwester</text:p>
          </table:table-cell>
          <table:table-cell office:value-type="string" calcext:value-type="string">
            <text:p>Kierowca</text:p>
          </table:table-cell>
          <table:table-cell office:value-type="date" office:date-value="1991-03-14" calcext:value-type="date">
            <text:p>1991-03-14</text:p>
          </table:table-cell>
          <table:table-cell office:value-type="currency" office:currency="PLN" office:value="1080" calcext:value-type="currency">
            <text:p>1 080,00 zł</text:p>
          </table:table-cell>
          <table:table-cell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U-349</text:p>
          </table:table-cell>
          <table:table-cell office:value-type="string" calcext:value-type="string">
            <text:p>Katana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Urzędnik</text:p>
          </table:table-cell>
          <table:table-cell office:value-type="date" office:date-value="1997-05-13" calcext:value-type="date">
            <text:p>1997-05-13</text:p>
          </table:table-cell>
          <table:table-cell office:value-type="currency" office:currency="PLN" office:value="1420" calcext:value-type="currency">
            <text:p>1 420,00 zł</text:p>
          </table:table-cell>
          <table:table-cell/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U-350</text:p>
          </table:table-cell>
          <table:table-cell office:value-type="string" calcext:value-type="string">
            <text:p>Katana</text:p>
          </table:table-cell>
          <table:table-cell office:value-type="string" calcext:value-type="string">
            <text:p>Wiesław</text:p>
          </table:table-cell>
          <table:table-cell office:value-type="string" calcext:value-type="string">
            <text:p>Urzędnik</text:p>
          </table:table-cell>
          <table:table-cell office:value-type="date" office:date-value="1998-04-12" calcext:value-type="date">
            <text:p>1998-04-12</text:p>
          </table:table-cell>
          <table:table-cell office:value-type="currency" office:currency="PLN" office:value="1100" calcext:value-type="currency">
            <text:p>1 100,00 zł</text:p>
          </table:table-cell>
          <table:table-cell/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U-355</text:p>
          </table:table-cell>
          <table:table-cell office:value-type="string" calcext:value-type="string">
            <text:p>Kaleta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Urzędnik</text:p>
          </table:table-cell>
          <table:table-cell office:value-type="date" office:date-value="1995-05-23" calcext:value-type="date">
            <text:p>1995-05-23</text:p>
          </table:table-cell>
          <table:table-cell office:value-type="currency" office:currency="PLN" office:value="1510" calcext:value-type="currency">
            <text:p>1 510,00 zł</text:p>
          </table:table-cell>
          <table:table-cell/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U-356</text:p>
          </table:table-cell>
          <table:table-cell office:value-type="string" calcext:value-type="string">
            <text:p>Jóźwiak</text:p>
          </table:table-cell>
          <table:table-cell office:value-type="string" calcext:value-type="string">
            <text:p>Witold</text:p>
          </table:table-cell>
          <table:table-cell office:value-type="string" calcext:value-type="string">
            <text:p>Urzędnik</text:p>
          </table:table-cell>
          <table:table-cell office:value-type="date" office:date-value="1990-05-09" calcext:value-type="date">
            <text:p>1990-05-09</text:p>
          </table:table-cell>
          <table:table-cell office:value-type="currency" office:currency="PLN" office:value="1590" calcext:value-type="currency">
            <text:p>1 590,00 zł</text:p>
          </table:table-cell>
          <table:table-cell/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U-357</text:p>
          </table:table-cell>
          <table:table-cell office:value-type="string" calcext:value-type="string">
            <text:p>Janowski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Urzędnik</text:p>
          </table:table-cell>
          <table:table-cell office:value-type="date" office:date-value="1997-07-26" calcext:value-type="date">
            <text:p>1997-07-26</text:p>
          </table:table-cell>
          <table:table-cell office:value-type="currency" office:currency="PLN" office:value="1220" calcext:value-type="currency">
            <text:p>1 220,00 zł</text:p>
          </table:table-cell>
          <table:table-cell/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U-411</text:p>
          </table:table-cell>
          <table:table-cell office:value-type="string" calcext:value-type="string">
            <text:p>Jabłoński</text:p>
          </table:table-cell>
          <table:table-cell office:value-type="string" calcext:value-type="string">
            <text:p>Sylwester</text:p>
          </table:table-cell>
          <table:table-cell office:value-type="string" calcext:value-type="string">
            <text:p>Urzędnik</text:p>
          </table:table-cell>
          <table:table-cell office:value-type="date" office:date-value="1999-06-22" calcext:value-type="date">
            <text:p>1999-06-22</text:p>
          </table:table-cell>
          <table:table-cell office:value-type="currency" office:currency="PLN" office:value="1440" calcext:value-type="currency">
            <text:p>1 440,00 zł</text:p>
          </table:table-cell>
          <table:table-cell/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U-412</text:p>
          </table:table-cell>
          <table:table-cell office:value-type="string" calcext:value-type="string">
            <text:p>Hentel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Urzędnik</text:p>
          </table:table-cell>
          <table:table-cell office:value-type="date" office:date-value="1995-11-20" calcext:value-type="date">
            <text:p>1995-11-20</text:p>
          </table:table-cell>
          <table:table-cell office:value-type="currency" office:currency="PLN" office:value="1490" calcext:value-type="currency">
            <text:p>1 490,00 zł</text:p>
          </table:table-cell>
          <table:table-cell/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U-413</text:p>
          </table:table-cell>
          <table:table-cell office:value-type="string" calcext:value-type="string">
            <text:p>Gumowski</text:p>
          </table:table-cell>
          <table:table-cell office:value-type="string" calcext:value-type="string">
            <text:p>Sławomir</text:p>
          </table:table-cell>
          <table:table-cell office:value-type="string" calcext:value-type="string">
            <text:p>Urzędnik</text:p>
          </table:table-cell>
          <table:table-cell office:value-type="date" office:date-value="1998-08-30" calcext:value-type="date">
            <text:p>1998-08-30</text:p>
          </table:table-cell>
          <table:table-cell office:value-type="currency" office:currency="PLN" office:value="1240" calcext:value-type="currency">
            <text:p>1 240,00 zł</text:p>
          </table:table-cell>
          <table:table-cell/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A-117</text:p>
          </table:table-cell>
          <table:table-cell office:value-type="string" calcext:value-type="string">
            <text:p>Grzmil</text:p>
          </table:table-cell>
          <table:table-cell office:value-type="string" calcext:value-type="string">
            <text:p>Tomasz</text:p>
          </table:table-cell>
          <table:table-cell office:value-type="string" calcext:value-type="string">
            <text:p>Analityk</text:p>
          </table:table-cell>
          <table:table-cell office:value-type="date" office:date-value="1990-09-18" calcext:value-type="date">
            <text:p>1990-09-18</text:p>
          </table:table-cell>
          <table:table-cell office:value-type="currency" office:currency="PLN" office:value="1980" calcext:value-type="currency">
            <text:p>1 980,00 zł</text:p>
          </table:table-cell>
          <table:table-cell/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U-422</text:p>
          </table:table-cell>
          <table:table-cell office:value-type="string" calcext:value-type="string">
            <text:p>Grodecki</text:p>
          </table:table-cell>
          <table:table-cell office:value-type="string" calcext:value-type="string">
            <text:p>Rafał</text:p>
          </table:table-cell>
          <table:table-cell office:value-type="string" calcext:value-type="string">
            <text:p>Urzędnik</text:p>
          </table:table-cell>
          <table:table-cell office:value-type="date" office:date-value="1992-07-19" calcext:value-type="date">
            <text:p>1992-07-19</text:p>
          </table:table-cell>
          <table:table-cell office:value-type="currency" office:currency="PLN" office:value="1120" calcext:value-type="currency">
            <text:p>1 120,00 zł</text:p>
          </table:table-cell>
          <table:table-cell/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U-425</text:p>
          </table:table-cell>
          <table:table-cell office:value-type="string" calcext:value-type="string">
            <text:p>Górecki</text:p>
          </table:table-cell>
          <table:table-cell office:value-type="string" calcext:value-type="string">
            <text:p>Józef</text:p>
          </table:table-cell>
          <table:table-cell office:value-type="string" calcext:value-type="string">
            <text:p>Urzędnik</text:p>
          </table:table-cell>
          <table:table-cell office:value-type="date" office:date-value="1997-12-28" calcext:value-type="date">
            <text:p>1997-12-28</text:p>
          </table:table-cell>
          <table:table-cell office:value-type="currency" office:currency="PLN" office:value="1470" calcext:value-type="currency">
            <text:p>1 470,00 zł</text:p>
          </table:table-cell>
          <table:table-cell/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U-426</text:p>
          </table:table-cell>
          <table:table-cell office:value-type="string" calcext:value-type="string">
            <text:p>Gołos</text:p>
          </table:table-cell>
          <table:table-cell office:value-type="string" calcext:value-type="string">
            <text:p>Tadeusz</text:p>
          </table:table-cell>
          <table:table-cell office:value-type="string" calcext:value-type="string">
            <text:p>Urzędnik</text:p>
          </table:table-cell>
          <table:table-cell office:value-type="date" office:date-value="2000-08-04" calcext:value-type="date">
            <text:p>2000-08-04</text:p>
          </table:table-cell>
          <table:table-cell office:value-type="currency" office:currency="PLN" office:value="1190" calcext:value-type="currency">
            <text:p>1 190,00 zł</text:p>
          </table:table-cell>
          <table:table-cell/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K-347</text:p>
          </table:table-cell>
          <table:table-cell office:value-type="string" calcext:value-type="string">
            <text:p>Filipiak</text:p>
          </table:table-cell>
          <table:table-cell office:value-type="string" calcext:value-type="string">
            <text:p>Jarosław</text:p>
          </table:table-cell>
          <table:table-cell office:value-type="string" calcext:value-type="string">
            <text:p>Kierownik</text:p>
          </table:table-cell>
          <table:table-cell office:value-type="date" office:date-value="2002-07-11" calcext:value-type="date">
            <text:p>2002-07-11</text:p>
          </table:table-cell>
          <table:table-cell office:value-type="currency" office:currency="PLN" office:value="1700" calcext:value-type="currency">
            <text:p>1 700,00 zł</text:p>
          </table:table-cell>
          <table:table-cell/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Ki-276</text:p>
          </table:table-cell>
          <table:table-cell office:value-type="string" calcext:value-type="string">
            <text:p>Figurski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Kierowca</text:p>
          </table:table-cell>
          <table:table-cell office:value-type="date" office:date-value="1997-09-24" calcext:value-type="date">
            <text:p>1997-09-24</text:p>
          </table:table-cell>
          <table:table-cell office:value-type="currency" office:currency="PLN" office:value="1020" calcext:value-type="currency">
            <text:p>1 020,00 zł</text:p>
          </table:table-cell>
          <table:table-cell/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U-451</text:p>
          </table:table-cell>
          <table:table-cell office:value-type="string" calcext:value-type="string">
            <text:p>Dziekan</text:p>
          </table:table-cell>
          <table:table-cell office:value-type="string" calcext:value-type="string">
            <text:p>Marek</text:p>
          </table:table-cell>
          <table:table-cell office:value-type="string" calcext:value-type="string">
            <text:p>Urzędnik</text:p>
          </table:table-cell>
          <table:table-cell office:value-type="date" office:date-value="1992-02-06" calcext:value-type="date">
            <text:p>1992-02-06</text:p>
          </table:table-cell>
          <table:table-cell office:value-type="currency" office:currency="PLN" office:value="1170" calcext:value-type="currency">
            <text:p>1 170,00 zł</text:p>
          </table:table-cell>
          <table:table-cell/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K-335</text:p>
          </table:table-cell>
          <table:table-cell office:value-type="string" calcext:value-type="string">
            <text:p>Duralski</text:p>
          </table:table-cell>
          <table:table-cell office:value-type="string" calcext:value-type="string">
            <text:p>Tadeusz</text:p>
          </table:table-cell>
          <table:table-cell office:value-type="string" calcext:value-type="string">
            <text:p>Kierownik</text:p>
          </table:table-cell>
          <table:table-cell office:value-type="date" office:date-value="1991-01-28" calcext:value-type="date">
            <text:p>1991-01-28</text:p>
          </table:table-cell>
          <table:table-cell office:value-type="currency" office:currency="PLN" office:value="1810" calcext:value-type="currency">
            <text:p>1 810,00 zł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U-452</text:p>
          </table:table-cell>
          <table:table-cell office:value-type="string" calcext:value-type="string">
            <text:p>Dudziński</text:p>
          </table:table-cell>
          <table:table-cell office:value-type="string" calcext:value-type="string">
            <text:p>Kazimierz</text:p>
          </table:table-cell>
          <table:table-cell office:value-type="string" calcext:value-type="string">
            <text:p>Urzędnik</text:p>
          </table:table-cell>
          <table:table-cell office:value-type="date" office:date-value="2002-07-23" calcext:value-type="date">
            <text:p>2002-07-23</text:p>
          </table:table-cell>
          <table:table-cell office:value-type="currency" office:currency="PLN" office:value="1520" calcext:value-type="currency">
            <text:p>1 520,00 zł</text:p>
          </table:table-cell>
          <table:table-cell/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A-105</text:p>
          </table:table-cell>
          <table:table-cell office:value-type="string" calcext:value-type="string">
            <text:p>Dróżdż</text:p>
          </table:table-cell>
          <table:table-cell office:value-type="string" calcext:value-type="string">
            <text:p>Gustaw</text:p>
          </table:table-cell>
          <table:table-cell office:value-type="string" calcext:value-type="string">
            <text:p>Analityk</text:p>
          </table:table-cell>
          <table:table-cell office:value-type="date" office:date-value="1996-01-24" calcext:value-type="date">
            <text:p>1996-01-24</text:p>
          </table:table-cell>
          <table:table-cell office:value-type="currency" office:currency="PLN" office:value="1580" calcext:value-type="currency">
            <text:p>1 580,00 zł</text:p>
          </table:table-cell>
          <table:table-cell/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K-488</text:p>
          </table:table-cell>
          <table:table-cell office:value-type="string" calcext:value-type="string">
            <text:p>Deja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Kierownik</text:p>
          </table:table-cell>
          <table:table-cell office:value-type="date" office:date-value="1992-02-03" calcext:value-type="date">
            <text:p>1992-02-03</text:p>
          </table:table-cell>
          <table:table-cell office:value-type="currency" office:currency="PLN" office:value="2090" calcext:value-type="currency">
            <text:p>2 090,00 zł</text:p>
          </table:table-cell>
          <table:table-cell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Ki-203</text:p>
          </table:table-cell>
          <table:table-cell office:value-type="string" calcext:value-type="string">
            <text:p>Czarnecki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Kierowca</text:p>
          </table:table-cell>
          <table:table-cell office:value-type="date" office:date-value="2000-10-24" calcext:value-type="date">
            <text:p>2000-10-24</text:p>
          </table:table-cell>
          <table:table-cell office:value-type="currency" office:currency="PLN" office:value="1170" calcext:value-type="currency">
            <text:p>1 170,00 zł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-104</text:p>
          </table:table-cell>
          <table:table-cell office:value-type="string" calcext:value-type="string">
            <text:p>Czajkowski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Analityk</text:p>
          </table:table-cell>
          <table:table-cell office:value-type="date" office:date-value="1993-04-19" calcext:value-type="date">
            <text:p>1993-04-19</text:p>
          </table:table-cell>
          <table:table-cell office:value-type="currency" office:currency="PLN" office:value="1900" calcext:value-type="currency">
            <text:p>1 900,00 zł</text:p>
          </table:table-cell>
          <table:table-cell/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A-103</text:p>
          </table:table-cell>
          <table:table-cell office:value-type="string" calcext:value-type="string">
            <text:p>Chojnacki</text:p>
          </table:table-cell>
          <table:table-cell office:value-type="string" calcext:value-type="string">
            <text:p>Marek</text:p>
          </table:table-cell>
          <table:table-cell office:value-type="string" calcext:value-type="string">
            <text:p>Analityk</text:p>
          </table:table-cell>
          <table:table-cell office:value-type="date" office:date-value="1996-06-12" calcext:value-type="date">
            <text:p>1996-06-12</text:p>
          </table:table-cell>
          <table:table-cell office:value-type="currency" office:currency="PLN" office:value="1530" calcext:value-type="currency">
            <text:p>1 530,00 zł</text:p>
          </table:table-cell>
          <table:table-cell/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A-102</text:p>
          </table:table-cell>
          <table:table-cell office:value-type="string" calcext:value-type="string">
            <text:p>Chojnacki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Analityk</text:p>
          </table:table-cell>
          <table:table-cell office:value-type="date" office:date-value="2001-01-16" calcext:value-type="date">
            <text:p>2001-01-16</text:p>
          </table:table-cell>
          <table:table-cell office:value-type="currency" office:currency="PLN" office:value="1700" calcext:value-type="currency">
            <text:p>1 700,00 zł</text:p>
          </table:table-cell>
          <table:table-cell/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A-101</text:p>
          </table:table-cell>
          <table:table-cell office:value-type="string" calcext:value-type="string">
            <text:p>Chodyra</text:p>
          </table:table-cell>
          <table:table-cell office:value-type="string" calcext:value-type="string">
            <text:p>Stefan</text:p>
          </table:table-cell>
          <table:table-cell office:value-type="string" calcext:value-type="string">
            <text:p>Analityk</text:p>
          </table:table-cell>
          <table:table-cell office:value-type="date" office:date-value="1997-05-17" calcext:value-type="date">
            <text:p>1997-05-17</text:p>
          </table:table-cell>
          <table:table-cell office:value-type="currency" office:currency="PLN" office:value="1960" calcext:value-type="currency">
            <text:p>1 960,00 zł</text:p>
          </table:table-cell>
          <table:table-cell/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U-453</text:p>
          </table:table-cell>
          <table:table-cell office:value-type="string" calcext:value-type="string">
            <text:p>Chmielewski</text:p>
          </table:table-cell>
          <table:table-cell office:value-type="string" calcext:value-type="string">
            <text:p>Bogdan</text:p>
          </table:table-cell>
          <table:table-cell office:value-type="string" calcext:value-type="string">
            <text:p>Urzędnik</text:p>
          </table:table-cell>
          <table:table-cell office:value-type="date" office:date-value="1994-08-28" calcext:value-type="date">
            <text:p>1994-08-28</text:p>
          </table:table-cell>
          <table:table-cell office:value-type="currency" office:currency="PLN" office:value="1450" calcext:value-type="currency">
            <text:p>1 450,00 zł</text:p>
          </table:table-cell>
          <table:table-cell/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Ki-506</text:p>
          </table:table-cell>
          <table:table-cell office:value-type="string" calcext:value-type="string">
            <text:p>Ceja</text:p>
          </table:table-cell>
          <table:table-cell office:value-type="string" calcext:value-type="string">
            <text:p>Andrzej</text:p>
          </table:table-cell>
          <table:table-cell office:value-type="string" calcext:value-type="string">
            <text:p>Kierowca</text:p>
          </table:table-cell>
          <table:table-cell office:value-type="date" office:date-value="1993-12-27" calcext:value-type="date">
            <text:p>1993-12-27</text:p>
          </table:table-cell>
          <table:table-cell office:value-type="currency" office:currency="PLN" office:value="1220" calcext:value-type="currency">
            <text:p>1 220,00 zł</text:p>
          </table:table-cell>
          <table:table-cell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Ki-113</text:p>
          </table:table-cell>
          <table:table-cell office:value-type="string" calcext:value-type="string">
            <text:p>Budzisz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Kierowca</text:p>
          </table:table-cell>
          <table:table-cell office:value-type="date" office:date-value="1995-12-24" calcext:value-type="date">
            <text:p>1995-12-24</text:p>
          </table:table-cell>
          <table:table-cell office:value-type="currency" office:currency="PLN" office:value="1450" calcext:value-type="currency">
            <text:p>1 450,00 zł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U-499</text:p>
          </table:table-cell>
          <table:table-cell office:value-type="string" calcext:value-type="string">
            <text:p>Buczek</text:p>
          </table:table-cell>
          <table:table-cell office:value-type="string" calcext:value-type="string">
            <text:p>Zenon</text:p>
          </table:table-cell>
          <table:table-cell office:value-type="string" calcext:value-type="string">
            <text:p>Urzędnik</text:p>
          </table:table-cell>
          <table:table-cell office:value-type="date" office:date-value="1997-08-06" calcext:value-type="date">
            <text:p>1997-08-06</text:p>
          </table:table-cell>
          <table:table-cell office:value-type="currency" office:currency="PLN" office:value="1490" calcext:value-type="currency">
            <text:p>1 490,00 zł</text:p>
          </table:table-cell>
          <table:table-cell/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U-542</text:p>
          </table:table-cell>
          <table:table-cell office:value-type="string" calcext:value-type="string">
            <text:p>Bińkowski</text:p>
          </table:table-cell>
          <table:table-cell office:value-type="string" calcext:value-type="string">
            <text:p>Kazimierz</text:p>
          </table:table-cell>
          <table:table-cell office:value-type="string" calcext:value-type="string">
            <text:p>Urzędnik</text:p>
          </table:table-cell>
          <table:table-cell office:value-type="date" office:date-value="2002-10-12" calcext:value-type="date">
            <text:p>2002-10-12</text:p>
          </table:table-cell>
          <table:table-cell office:value-type="currency" office:currency="PLN" office:value="1230" calcext:value-type="currency">
            <text:p>1 230,00 zł</text:p>
          </table:table-cell>
          <table:table-cell/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Z-735</text:p>
          </table:table-cell>
          <table:table-cell office:value-type="string" calcext:value-type="string">
            <text:p>Bartoszewicz</text:p>
          </table:table-cell>
          <table:table-cell office:value-type="string" calcext:value-type="string">
            <text:p>Stanisław</text:p>
          </table:table-cell>
          <table:table-cell office:value-type="string" calcext:value-type="string">
            <text:p>Zaopatrzeniowiec</text:p>
          </table:table-cell>
          <table:table-cell office:value-type="date" office:date-value="1992-11-20" calcext:value-type="date">
            <text:p>1992-11-20</text:p>
          </table:table-cell>
          <table:table-cell office:value-type="currency" office:currency="PLN" office:value="1500" calcext:value-type="currency">
            <text:p>1 500,00 zł</text:p>
          </table:table-cell>
          <table:table-cell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D-523</text:p>
          </table:table-cell>
          <table:table-cell office:value-type="string" calcext:value-type="string">
            <text:p>Banaś</text:p>
          </table:table-cell>
          <table:table-cell office:value-type="string" calcext:value-type="string">
            <text:p>Henryk</text:p>
          </table:table-cell>
          <table:table-cell office:value-type="string" calcext:value-type="string">
            <text:p>Doradca</text:p>
          </table:table-cell>
          <table:table-cell office:value-type="date" office:date-value="1994-08-28" calcext:value-type="date">
            <text:p>1994-08-28</text:p>
          </table:table-cell>
          <table:table-cell office:value-type="currency" office:currency="PLN" office:value="1770" calcext:value-type="currency">
            <text:p>1 770,00 zł</text:p>
          </table:table-cell>
          <table:table-cell/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Ki-508</text:p>
          </table:table-cell>
          <table:table-cell office:value-type="string" calcext:value-type="string">
            <text:p>Banasik</text:p>
          </table:table-cell>
          <table:table-cell office:value-type="string" calcext:value-type="string">
            <text:p>Antoni</text:p>
          </table:table-cell>
          <table:table-cell office:value-type="string" calcext:value-type="string">
            <text:p>Kierowca</text:p>
          </table:table-cell>
          <table:table-cell office:value-type="date" office:date-value="1993-05-06" calcext:value-type="date">
            <text:p>1993-05-06</text:p>
          </table:table-cell>
          <table:table-cell office:value-type="currency" office:currency="PLN" office:value="1200" calcext:value-type="currency">
            <text:p>1 200,00 zł</text:p>
          </table:table-cell>
          <table:table-cell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R-566</text:p>
          </table:table-cell>
          <table:table-cell office:value-type="string" calcext:value-type="string">
            <text:p>Amanowicz</text:p>
          </table:table-cell>
          <table:table-cell office:value-type="string" calcext:value-type="string">
            <text:p>Arkadiusz</text:p>
          </table:table-cell>
          <table:table-cell office:value-type="string" calcext:value-type="string">
            <text:p>Referent</text:p>
          </table:table-cell>
          <table:table-cell office:value-type="date" office:date-value="1992-12-04" calcext:value-type="date">
            <text:p>1992-12-04</text:p>
          </table:table-cell>
          <table:table-cell office:value-type="currency" office:currency="PLN" office:value="1520" calcext:value-type="currency">
            <text:p>1 520,00 zł</text:p>
          </table:table-cell>
          <table:table-cell/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D-524</text:p>
          </table:table-cell>
          <table:table-cell office:value-type="string" calcext:value-type="string">
            <text:p>Adamski</text:p>
          </table:table-cell>
          <table:table-cell office:value-type="string" calcext:value-type="string">
            <text:p>Ryszard</text:p>
          </table:table-cell>
          <table:table-cell office:value-type="string" calcext:value-type="string">
            <text:p>Doradca</text:p>
          </table:table-cell>
          <table:table-cell office:value-type="date" office:date-value="1997-07-02" calcext:value-type="date">
            <text:p>1997-07-02</text:p>
          </table:table-cell>
          <table:table-cell office:value-type="currency" office:currency="PLN" office:value="1610" calcext:value-type="currency">
            <text:p>1 610,00 zł</text:p>
          </table:table-cell>
          <table:table-cell/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Ki-253</text:p>
          </table:table-cell>
          <table:table-cell office:value-type="string" calcext:value-type="string">
            <text:p>Adamiec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Kierowca</text:p>
          </table:table-cell>
          <table:table-cell office:value-type="date" office:date-value="1997-01-14" calcext:value-type="date">
            <text:p>1997-01-14</text:p>
          </table:table-cell>
          <table:table-cell office:value-type="currency" office:currency="PLN" office:value="1210" calcext:value-type="currency">
            <text:p>1 210,00 zł</text:p>
          </table:table-cell>
          <table:table-cell/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U-543</text:p>
          </table:table-cell>
          <table:table-cell office:value-type="string" calcext:value-type="string">
            <text:p>Lewińska</text:p>
          </table:table-cell>
          <table:table-cell office:value-type="string" calcext:value-type="string">
            <text:p>Anita</text:p>
          </table:table-cell>
          <table:table-cell office:value-type="string" calcext:value-type="string">
            <text:p>Urzędnik</text:p>
          </table:table-cell>
          <table:table-cell office:value-type="date" office:date-value="1997-12-04" calcext:value-type="date">
            <text:p>1997-12-04</text:p>
          </table:table-cell>
          <table:table-cell office:value-type="currency" office:currency="PLN" office:value="1310" calcext:value-type="currency">
            <text:p>1 310,00 zł</text:p>
          </table:table-cell>
          <table:table-cell/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S-136</text:p>
          </table:table-cell>
          <table:table-cell office:value-type="string" calcext:value-type="string">
            <text:p>Brzezińska</text:p>
          </table:table-cell>
          <table:table-cell office:value-type="string" calcext:value-type="string">
            <text:p>Mirosława</text:p>
          </table:table-cell>
          <table:table-cell office:value-type="string" calcext:value-type="string">
            <text:p>Sprzedawca</text:p>
          </table:table-cell>
          <table:table-cell office:value-type="date" office:date-value="1991-02-25" calcext:value-type="date">
            <text:p>1991-02-25</text:p>
          </table:table-cell>
          <table:table-cell office:value-type="currency" office:currency="PLN" office:value="1230" calcext:value-type="currency">
            <text:p>1 230,00 zł</text:p>
          </table:table-cell>
          <table:table-cell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S-523</text:p>
          </table:table-cell>
          <table:table-cell office:value-type="string" calcext:value-type="string">
            <text:p>Firlej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przedawca</text:p>
          </table:table-cell>
          <table:table-cell office:value-type="date" office:date-value="1992-09-23" calcext:value-type="date">
            <text:p>1992-09-23</text:p>
          </table:table-cell>
          <table:table-cell office:value-type="currency" office:currency="PLN" office:value="1030" calcext:value-type="currency">
            <text:p>1 030,00 zł</text:p>
          </table:table-cell>
          <table:table-cell/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S-459</text:p>
          </table:table-cell>
          <table:table-cell office:value-type="string" calcext:value-type="string">
            <text:p>Pawłowska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Sprzedawca</text:p>
          </table:table-cell>
          <table:table-cell office:value-type="date" office:date-value="1994-10-05" calcext:value-type="date">
            <text:p>1994-10-05</text:p>
          </table:table-cell>
          <table:table-cell office:value-type="currency" office:currency="PLN" office:value="1140" calcext:value-type="currency">
            <text:p>1 140,00 zł</text:p>
          </table:table-cell>
          <table:table-cell/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S-485</text:p>
          </table:table-cell>
          <table:table-cell office:value-type="string" calcext:value-type="string">
            <text:p>Wota</text:p>
          </table:table-cell>
          <table:table-cell office:value-type="string" calcext:value-type="string">
            <text:p>Anita</text:p>
          </table:table-cell>
          <table:table-cell office:value-type="string" calcext:value-type="string">
            <text:p>Sprzedawca</text:p>
          </table:table-cell>
          <table:table-cell office:value-type="date" office:date-value="2000-02-15" calcext:value-type="date">
            <text:p>2000-02-15</text:p>
          </table:table-cell>
          <table:table-cell office:value-type="currency" office:currency="PLN" office:value="1060" calcext:value-type="currency">
            <text:p>1 060,00 zł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table:style-name="ce1" office:value-type="date" office:date-value="0226-01-01" calcext:value-type="date">
            <text:p>0226-01-01</text:p>
          </table:table-cell>
          <table:table-cell office:value-type="string" calcext:value-type="string">
            <text:p>Ościk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Informatyk</text:p>
          </table:table-cell>
          <table:table-cell office:value-type="date" office:date-value="2001-10-26" calcext:value-type="date">
            <text:p>2001-10-26</text:p>
          </table:table-cell>
          <table:table-cell office:value-type="currency" office:currency="PLN" office:value="1560" calcext:value-type="currency">
            <text:p>1 560,00 zł</text:p>
          </table:table-cell>
          <table:table-cell/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U-587</text:p>
          </table:table-cell>
          <table:table-cell office:value-type="string" calcext:value-type="string">
            <text:p>Kowalska</text:p>
          </table:table-cell>
          <table:table-cell office:value-type="string" calcext:value-type="string">
            <text:p>Jadwiga</text:p>
          </table:table-cell>
          <table:table-cell office:value-type="string" calcext:value-type="string">
            <text:p>Urzędnik</text:p>
          </table:table-cell>
          <table:table-cell office:value-type="date" office:date-value="1994-02-11" calcext:value-type="date">
            <text:p>1994-02-11</text:p>
          </table:table-cell>
          <table:table-cell office:value-type="currency" office:currency="PLN" office:value="1200" calcext:value-type="currency">
            <text:p>1 200,00 zł</text:p>
          </table:table-cell>
          <table:table-cell/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U-586</text:p>
          </table:table-cell>
          <table:table-cell office:value-type="string" calcext:value-type="string">
            <text:p>Klimaszewska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Urzędnik</text:p>
          </table:table-cell>
          <table:table-cell office:value-type="date" office:date-value="1995-08-02" calcext:value-type="date">
            <text:p>1995-08-02</text:p>
          </table:table-cell>
          <table:table-cell office:value-type="currency" office:currency="PLN" office:value="1300" calcext:value-type="currency">
            <text:p>1 300,00 zł</text:p>
          </table:table-cell>
          <table:table-cell/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S-499</text:p>
          </table:table-cell>
          <table:table-cell office:value-type="string" calcext:value-type="string">
            <text:p>Orłowska</text:p>
          </table:table-cell>
          <table:table-cell office:value-type="string" calcext:value-type="string">
            <text:p>Agata</text:p>
          </table:table-cell>
          <table:table-cell office:value-type="string" calcext:value-type="string">
            <text:p>Sprzedawca</text:p>
          </table:table-cell>
          <table:table-cell office:value-type="date" office:date-value="2001-02-03" calcext:value-type="date">
            <text:p>2001-02-03</text:p>
          </table:table-cell>
          <table:table-cell office:value-type="currency" office:currency="PLN" office:value="1050" calcext:value-type="currency">
            <text:p>1 050,00 zł</text:p>
          </table:table-cell>
          <table:table-cell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S-515</text:p>
          </table:table-cell>
          <table:table-cell office:value-type="string" calcext:value-type="string">
            <text:p>Tucholska</text:p>
          </table:table-cell>
          <table:table-cell office:value-type="string" calcext:value-type="string">
            <text:p>Mariola</text:p>
          </table:table-cell>
          <table:table-cell office:value-type="string" calcext:value-type="string">
            <text:p>Sprzedawca</text:p>
          </table:table-cell>
          <table:table-cell office:value-type="date" office:date-value="1993-02-09" calcext:value-type="date">
            <text:p>1993-02-09</text:p>
          </table:table-cell>
          <table:table-cell office:value-type="currency" office:currency="PLN" office:value="1130" calcext:value-type="currency">
            <text:p>1 130,00 zł</text:p>
          </table:table-cell>
          <table:table-cell/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U-594</text:p>
          </table:table-cell>
          <table:table-cell office:value-type="string" calcext:value-type="string">
            <text:p>Serwicka</text:p>
          </table:table-cell>
          <table:table-cell office:value-type="string" calcext:value-type="string">
            <text:p>Małgorzata</text:p>
          </table:table-cell>
          <table:table-cell office:value-type="string" calcext:value-type="string">
            <text:p>Urzędnik</text:p>
          </table:table-cell>
          <table:table-cell office:value-type="date" office:date-value="1996-07-23" calcext:value-type="date">
            <text:p>1996-07-23</text:p>
          </table:table-cell>
          <table:table-cell office:value-type="currency" office:currency="PLN" office:value="1550" calcext:value-type="currency">
            <text:p>1 550,00 zł</text:p>
          </table:table-cell>
          <table:table-cell/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S-516</text:p>
          </table:table-cell>
          <table:table-cell office:value-type="string" calcext:value-type="string">
            <text:p>Cybulska</text:p>
          </table:table-cell>
          <table:table-cell office:value-type="string" calcext:value-type="string">
            <text:p>Renata</text:p>
          </table:table-cell>
          <table:table-cell office:value-type="string" calcext:value-type="string">
            <text:p>Sprzedawca</text:p>
          </table:table-cell>
          <table:table-cell office:value-type="date" office:date-value="1994-10-26" calcext:value-type="date">
            <text:p>1994-10-26</text:p>
          </table:table-cell>
          <table:table-cell office:value-type="currency" office:currency="PLN" office:value="1090" calcext:value-type="currency">
            <text:p>1 090,00 zł</text:p>
          </table:table-cell>
          <table:table-cell/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S-678</text:p>
          </table:table-cell>
          <table:table-cell office:value-type="string" calcext:value-type="string">
            <text:p>Prokop</text:p>
          </table:table-cell>
          <table:table-cell office:value-type="string" calcext:value-type="string">
            <text:p>Jarosław</text:p>
          </table:table-cell>
          <table:table-cell office:value-type="string" calcext:value-type="string">
            <text:p>Sprzedawca</text:p>
          </table:table-cell>
          <table:table-cell office:value-type="date" office:date-value="1997-05-16" calcext:value-type="date">
            <text:p>1997-05-16</text:p>
          </table:table-cell>
          <table:table-cell office:value-type="currency" office:currency="PLN" office:value="1250" calcext:value-type="currency">
            <text:p>1 250,00 zł</text:p>
          </table:table-cell>
          <table:table-cell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S-547</text:p>
          </table:table-cell>
          <table:table-cell office:value-type="string" calcext:value-type="string">
            <text:p>Zimna</text:p>
          </table:table-cell>
          <table:table-cell office:value-type="string" calcext:value-type="string">
            <text:p>Edyta</text:p>
          </table:table-cell>
          <table:table-cell office:value-type="string" calcext:value-type="string">
            <text:p>Sprzedawca</text:p>
          </table:table-cell>
          <table:table-cell office:value-type="date" office:date-value="1997-10-30" calcext:value-type="date">
            <text:p>1997-10-30</text:p>
          </table:table-cell>
          <table:table-cell office:value-type="currency" office:currency="PLN" office:value="1090" calcext:value-type="currency">
            <text:p>1 090,00 zł</text:p>
          </table:table-cell>
          <table:table-cell/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S-409</text:p>
          </table:table-cell>
          <table:table-cell office:value-type="string" calcext:value-type="string">
            <text:p>Morąg</text:p>
          </table:table-cell>
          <table:table-cell office:value-type="string" calcext:value-type="string">
            <text:p>Krystyna</text:p>
          </table:table-cell>
          <table:table-cell office:value-type="string" calcext:value-type="string">
            <text:p>Sprzedawca</text:p>
          </table:table-cell>
          <table:table-cell office:value-type="date" office:date-value="1993-08-24" calcext:value-type="date">
            <text:p>1993-08-24</text:p>
          </table:table-cell>
          <table:table-cell office:value-type="currency" office:currency="PLN" office:value="1090" calcext:value-type="currency">
            <text:p>1 090,00 zł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S-559</text:p>
          </table:table-cell>
          <table:table-cell office:value-type="string" calcext:value-type="string">
            <text:p>Gołąbek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Sprzedawca</text:p>
          </table:table-cell>
          <table:table-cell office:value-type="date" office:date-value="2001-03-09" calcext:value-type="date">
            <text:p>2001-03-09</text:p>
          </table:table-cell>
          <table:table-cell office:value-type="currency" office:currency="PLN" office:value="1490" calcext:value-type="currency">
            <text:p>1 490,00 zł</text:p>
          </table:table-cell>
          <table:table-cell/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S-580</text:p>
          </table:table-cell>
          <table:table-cell office:value-type="string" calcext:value-type="string">
            <text:p>Bulej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Sprzedawca</text:p>
          </table:table-cell>
          <table:table-cell office:value-type="date" office:date-value="1991-11-04" calcext:value-type="date">
            <text:p>1991-11-04</text:p>
          </table:table-cell>
          <table:table-cell office:value-type="currency" office:currency="PLN" office:value="1340" calcext:value-type="currency">
            <text:p>1 340,00 zł</text:p>
          </table:table-cell>
          <table:table-cell/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S-627</text:p>
          </table:table-cell>
          <table:table-cell office:value-type="string" calcext:value-type="string">
            <text:p>Latała</text:p>
          </table:table-cell>
          <table:table-cell office:value-type="string" calcext:value-type="string">
            <text:p>Henryka</text:p>
          </table:table-cell>
          <table:table-cell office:value-type="string" calcext:value-type="string">
            <text:p>Sprzedawca</text:p>
          </table:table-cell>
          <table:table-cell office:value-type="date" office:date-value="1996-12-23" calcext:value-type="date">
            <text:p>1996-12-23</text:p>
          </table:table-cell>
          <table:table-cell office:value-type="currency" office:currency="PLN" office:value="1310" calcext:value-type="currency">
            <text:p>1 310,00 zł</text:p>
          </table:table-cell>
          <table:table-cell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K-920</text:p>
          </table:table-cell>
          <table:table-cell office:value-type="string" calcext:value-type="string">
            <text:p>Jakubczyk</text:p>
          </table:table-cell>
          <table:table-cell office:value-type="string" calcext:value-type="string">
            <text:p>Henryk</text:p>
          </table:table-cell>
          <table:table-cell office:value-type="string" calcext:value-type="string">
            <text:p>Kierownik</text:p>
          </table:table-cell>
          <table:table-cell office:value-type="date" office:date-value="1994-01-15" calcext:value-type="date">
            <text:p>1994-01-15</text:p>
          </table:table-cell>
          <table:table-cell office:value-type="currency" office:currency="PLN" office:value="1780" calcext:value-type="currency">
            <text:p>1 780,00 zł</text:p>
          </table:table-cell>
          <table:table-cell/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S-628</text:p>
          </table:table-cell>
          <table:table-cell office:value-type="string" calcext:value-type="string">
            <text:p>Æwiklińska</text:p>
          </table:table-cell>
          <table:table-cell office:value-type="string" calcext:value-type="string">
            <text:p>Grażyna</text:p>
          </table:table-cell>
          <table:table-cell office:value-type="string" calcext:value-type="string">
            <text:p>Sprzedawca</text:p>
          </table:table-cell>
          <table:table-cell office:value-type="date" office:date-value="1993-01-23" calcext:value-type="date">
            <text:p>1993-01-23</text:p>
          </table:table-cell>
          <table:table-cell office:value-type="currency" office:currency="PLN" office:value="1040" calcext:value-type="currency">
            <text:p>1 040,00 zł</text:p>
          </table:table-cell>
          <table:table-cell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S-654</text:p>
          </table:table-cell>
          <table:table-cell office:value-type="string" calcext:value-type="string">
            <text:p>Jackowska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Sprzedawca</text:p>
          </table:table-cell>
          <table:table-cell office:value-type="date" office:date-value="2001-03-22" calcext:value-type="date">
            <text:p>2001-03-22</text:p>
          </table:table-cell>
          <table:table-cell office:value-type="currency" office:currency="PLN" office:value="1400" calcext:value-type="currency">
            <text:p>1 400,00 zł</text:p>
          </table:table-cell>
          <table:table-cell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S-209</text:p>
          </table:table-cell>
          <table:table-cell office:value-type="string" calcext:value-type="string">
            <text:p>Kasińska</text:p>
          </table:table-cell>
          <table:table-cell office:value-type="string" calcext:value-type="string">
            <text:p>Stanisława</text:p>
          </table:table-cell>
          <table:table-cell office:value-type="string" calcext:value-type="string">
            <text:p>Sprzedawca</text:p>
          </table:table-cell>
          <table:table-cell office:value-type="date" office:date-value="1998-07-31" calcext:value-type="date">
            <text:p>1998-07-31</text:p>
          </table:table-cell>
          <table:table-cell office:value-type="currency" office:currency="PLN" office:value="1430" calcext:value-type="currency">
            <text:p>1 430,00 zł</text:p>
          </table:table-cell>
          <table:table-cell/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S-296</text:p>
          </table:table-cell>
          <table:table-cell office:value-type="string" calcext:value-type="string">
            <text:p>Grzesik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Sprzedawca</text:p>
          </table:table-cell>
          <table:table-cell office:value-type="date" office:date-value="1995-12-20" calcext:value-type="date">
            <text:p>1995-12-20</text:p>
          </table:table-cell>
          <table:table-cell office:value-type="currency" office:currency="PLN" office:value="1020" calcext:value-type="currency">
            <text:p>1 020,00 zł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Ki-251</text:p>
          </table:table-cell>
          <table:table-cell office:value-type="string" calcext:value-type="string">
            <text:p>Iwański</text:p>
          </table:table-cell>
          <table:table-cell office:value-type="string" calcext:value-type="string">
            <text:p>Roman</text:p>
          </table:table-cell>
          <table:table-cell office:value-type="string" calcext:value-type="string">
            <text:p>Kierowca</text:p>
          </table:table-cell>
          <table:table-cell office:value-type="date" office:date-value="1994-07-17" calcext:value-type="date">
            <text:p>1994-07-17</text:p>
          </table:table-cell>
          <table:table-cell office:value-type="currency" office:currency="PLN" office:value="1240" calcext:value-type="currency">
            <text:p>1 240,00 zł</text:p>
          </table:table-cell>
          <table:table-cell/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S-295</text:p>
          </table:table-cell>
          <table:table-cell office:value-type="string" calcext:value-type="string">
            <text:p>Kumór</text:p>
          </table:table-cell>
          <table:table-cell office:value-type="string" calcext:value-type="string">
            <text:p>Grażyna</text:p>
          </table:table-cell>
          <table:table-cell office:value-type="string" calcext:value-type="string">
            <text:p>Sprzedawca</text:p>
          </table:table-cell>
          <table:table-cell office:value-type="date" office:date-value="2000-05-03" calcext:value-type="date">
            <text:p>2000-05-03</text:p>
          </table:table-cell>
          <table:table-cell office:value-type="currency" office:currency="PLN" office:value="1100" calcext:value-type="currency">
            <text:p>1 100,00 zł</text:p>
          </table:table-cell>
          <table:table-cell/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Ki-279</text:p>
          </table:table-cell>
          <table:table-cell office:value-type="string" calcext:value-type="string">
            <text:p>Majchrowicz</text:p>
          </table:table-cell>
          <table:table-cell office:value-type="string" calcext:value-type="string">
            <text:p>Stanisław</text:p>
          </table:table-cell>
          <table:table-cell office:value-type="string" calcext:value-type="string">
            <text:p>Kierowca</text:p>
          </table:table-cell>
          <table:table-cell office:value-type="date" office:date-value="2001-09-30" calcext:value-type="date">
            <text:p>2001-09-30</text:p>
          </table:table-cell>
          <table:table-cell office:value-type="currency" office:currency="PLN" office:value="1090" calcext:value-type="currency">
            <text:p>1 090,00 zł</text:p>
          </table:table-cell>
          <table:table-cell/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S-289</text:p>
          </table:table-cell>
          <table:table-cell office:value-type="string" calcext:value-type="string">
            <text:p>Majka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Sprzedawca</text:p>
          </table:table-cell>
          <table:table-cell office:value-type="date" office:date-value="2001-06-21" calcext:value-type="date">
            <text:p>2001-06-21</text:p>
          </table:table-cell>
          <table:table-cell office:value-type="currency" office:currency="PLN" office:value="1170" calcext:value-type="currency">
            <text:p>1 170,00 zł</text:p>
          </table:table-cell>
          <table:table-cell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U-645</text:p>
          </table:table-cell>
          <table:table-cell office:value-type="string" calcext:value-type="string">
            <text:p>Jaśkiewicz</text:p>
          </table:table-cell>
          <table:table-cell office:value-type="string" calcext:value-type="string">
            <text:p>Sara</text:p>
          </table:table-cell>
          <table:table-cell office:value-type="string" calcext:value-type="string">
            <text:p>Urzędnik</text:p>
          </table:table-cell>
          <table:table-cell office:value-type="date" office:date-value="1996-09-26" calcext:value-type="date">
            <text:p>1996-09-26</text:p>
          </table:table-cell>
          <table:table-cell office:value-type="currency" office:currency="PLN" office:value="1270" calcext:value-type="currency">
            <text:p>1 270,00 zł</text:p>
          </table:table-cell>
          <table:table-cell/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Ki-284</text:p>
          </table:table-cell>
          <table:table-cell office:value-type="string" calcext:value-type="string">
            <text:p>Tutaj</text:p>
          </table:table-cell>
          <table:table-cell office:value-type="string" calcext:value-type="string">
            <text:p>Tomasz</text:p>
          </table:table-cell>
          <table:table-cell office:value-type="string" calcext:value-type="string">
            <text:p>Kierowca</text:p>
          </table:table-cell>
          <table:table-cell office:value-type="date" office:date-value="2000-05-18" calcext:value-type="date">
            <text:p>2000-05-18</text:p>
          </table:table-cell>
          <table:table-cell office:value-type="currency" office:currency="PLN" office:value="1440" calcext:value-type="currency">
            <text:p>1 440,00 zł</text:p>
          </table:table-cell>
          <table:table-cell/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S-271</text:p>
          </table:table-cell>
          <table:table-cell office:value-type="string" calcext:value-type="string">
            <text:p>Chmielarz</text:p>
          </table:table-cell>
          <table:table-cell office:value-type="string" calcext:value-type="string">
            <text:p>Lidia</text:p>
          </table:table-cell>
          <table:table-cell office:value-type="string" calcext:value-type="string">
            <text:p>Sprzedawca</text:p>
          </table:table-cell>
          <table:table-cell office:value-type="date" office:date-value="1998-12-15" calcext:value-type="date">
            <text:p>1998-12-15</text:p>
          </table:table-cell>
          <table:table-cell office:value-type="currency" office:currency="PLN" office:value="1010" calcext:value-type="currency">
            <text:p>1 010,00 zł</text:p>
          </table:table-cell>
          <table:table-cell/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U-646</text:p>
          </table:table-cell>
          <table:table-cell office:value-type="string" calcext:value-type="string">
            <text:p>Kwas</text:p>
          </table:table-cell>
          <table:table-cell office:value-type="string" calcext:value-type="string">
            <text:p>Aleksandra</text:p>
          </table:table-cell>
          <table:table-cell office:value-type="string" calcext:value-type="string">
            <text:p>Urzędnik</text:p>
          </table:table-cell>
          <table:table-cell office:value-type="date" office:date-value="2000-02-09" calcext:value-type="date">
            <text:p>2000-02-09</text:p>
          </table:table-cell>
          <table:table-cell office:value-type="currency" office:currency="PLN" office:value="1370" calcext:value-type="currency">
            <text:p>1 370,00 zł</text:p>
          </table:table-cell>
          <table:table-cell/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U-647</text:p>
          </table:table-cell>
          <table:table-cell office:value-type="string" calcext:value-type="string">
            <text:p>Sarek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Urzędnik</text:p>
          </table:table-cell>
          <table:table-cell office:value-type="date" office:date-value="1991-08-10" calcext:value-type="date">
            <text:p>1991-08-10</text:p>
          </table:table-cell>
          <table:table-cell office:value-type="currency" office:currency="PLN" office:value="1420" calcext:value-type="currency">
            <text:p>1 420,00 zł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-270</text:p>
          </table:table-cell>
          <table:table-cell office:value-type="string" calcext:value-type="string">
            <text:p>Michalska</text:p>
          </table:table-cell>
          <table:table-cell office:value-type="string" calcext:value-type="string">
            <text:p>Dioniza</text:p>
          </table:table-cell>
          <table:table-cell office:value-type="string" calcext:value-type="string">
            <text:p>Sprzedawca</text:p>
          </table:table-cell>
          <table:table-cell office:value-type="date" office:date-value="2001-02-05" calcext:value-type="date">
            <text:p>2001-02-05</text:p>
          </table:table-cell>
          <table:table-cell office:value-type="currency" office:currency="PLN" office:value="1240" calcext:value-type="currency">
            <text:p>1 240,00 zł</text:p>
          </table:table-cell>
          <table:table-cell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S-269</text:p>
          </table:table-cell>
          <table:table-cell office:value-type="string" calcext:value-type="string">
            <text:p>Kukulska</text:p>
          </table:table-cell>
          <table:table-cell office:value-type="string" calcext:value-type="string">
            <text:p>Mariola</text:p>
          </table:table-cell>
          <table:table-cell office:value-type="string" calcext:value-type="string">
            <text:p>Sprzedawca</text:p>
          </table:table-cell>
          <table:table-cell office:value-type="date" office:date-value="1996-03-15" calcext:value-type="date">
            <text:p>1996-03-15</text:p>
          </table:table-cell>
          <table:table-cell office:value-type="currency" office:currency="PLN" office:value="1050" calcext:value-type="currency">
            <text:p>1 050,00 zł</text:p>
          </table:table-cell>
          <table:table-cell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S-268</text:p>
          </table:table-cell>
          <table:table-cell office:value-type="string" calcext:value-type="string">
            <text:p>Michalska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Sprzedawca</text:p>
          </table:table-cell>
          <table:table-cell office:value-type="date" office:date-value="1997-12-03" calcext:value-type="date">
            <text:p>1997-12-03</text:p>
          </table:table-cell>
          <table:table-cell office:value-type="currency" office:currency="PLN" office:value="1330" calcext:value-type="currency">
            <text:p>1 330,00 zł</text:p>
          </table:table-cell>
          <table:table-cell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S-226</text:p>
          </table:table-cell>
          <table:table-cell office:value-type="string" calcext:value-type="string">
            <text:p>Marzec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przedawca</text:p>
          </table:table-cell>
          <table:table-cell office:value-type="date" office:date-value="1996-09-09" calcext:value-type="date">
            <text:p>1996-09-09</text:p>
          </table:table-cell>
          <table:table-cell office:value-type="currency" office:currency="PLN" office:value="1330" calcext:value-type="currency">
            <text:p>1 330,00 zł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K-473</text:p>
          </table:table-cell>
          <table:table-cell office:value-type="string" calcext:value-type="string">
            <text:p>Pietruszka</text:p>
          </table:table-cell>
          <table:table-cell office:value-type="string" calcext:value-type="string">
            <text:p>Zenon</text:p>
          </table:table-cell>
          <table:table-cell office:value-type="string" calcext:value-type="string">
            <text:p>Kierownik</text:p>
          </table:table-cell>
          <table:table-cell office:value-type="date" office:date-value="2000-11-05" calcext:value-type="date">
            <text:p>2000-11-05</text:p>
          </table:table-cell>
          <table:table-cell office:value-type="currency" office:currency="PLN" office:value="1900" calcext:value-type="currency">
            <text:p>1 900,00 zł</text:p>
          </table:table-cell>
          <table:table-cell/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S-224</text:p>
          </table:table-cell>
          <table:table-cell office:value-type="string" calcext:value-type="string">
            <text:p>Medyńska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Sprzedawca</text:p>
          </table:table-cell>
          <table:table-cell office:value-type="date" office:date-value="2000-11-23" calcext:value-type="date">
            <text:p>2000-11-23</text:p>
          </table:table-cell>
          <table:table-cell office:value-type="currency" office:currency="PLN" office:value="1080" calcext:value-type="currency">
            <text:p>1 080,00 zł</text:p>
          </table:table-cell>
          <table:table-cell/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S-218</text:p>
          </table:table-cell>
          <table:table-cell office:value-type="string" calcext:value-type="string">
            <text:p>Bronikowska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Sprzedawca</text:p>
          </table:table-cell>
          <table:table-cell office:value-type="date" office:date-value="1993-02-14" calcext:value-type="date">
            <text:p>1993-02-14</text:p>
          </table:table-cell>
          <table:table-cell office:value-type="currency" office:currency="PLN" office:value="1330" calcext:value-type="currency">
            <text:p>1 330,00 zł</text:p>
          </table:table-cell>
          <table:table-cell/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S-303</text:p>
          </table:table-cell>
          <table:table-cell office:value-type="string" calcext:value-type="string">
            <text:p>Swoboda</text:p>
          </table:table-cell>
          <table:table-cell office:value-type="string" calcext:value-type="string">
            <text:p>Krystyna</text:p>
          </table:table-cell>
          <table:table-cell office:value-type="string" calcext:value-type="string">
            <text:p>Sprzedawca</text:p>
          </table:table-cell>
          <table:table-cell office:value-type="date" office:date-value="1994-10-21" calcext:value-type="date">
            <text:p>1994-10-21</text:p>
          </table:table-cell>
          <table:table-cell office:value-type="currency" office:currency="PLN" office:value="1160" calcext:value-type="currency">
            <text:p>1 160,00 zł</text:p>
          </table:table-cell>
          <table:table-cell/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S-302</text:p>
          </table:table-cell>
          <table:table-cell office:value-type="string" calcext:value-type="string">
            <text:p>Ksel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Sprzedawca</text:p>
          </table:table-cell>
          <table:table-cell office:value-type="date" office:date-value="1990-08-25" calcext:value-type="date">
            <text:p>1990-08-25</text:p>
          </table:table-cell>
          <table:table-cell office:value-type="currency" office:currency="PLN" office:value="1440" calcext:value-type="currency">
            <text:p>1 440,00 zł</text:p>
          </table:table-cell>
          <table:table-cell/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S-304</text:p>
          </table:table-cell>
          <table:table-cell office:value-type="string" calcext:value-type="string">
            <text:p>Sznyrowska</text:p>
          </table:table-cell>
          <table:table-cell office:value-type="string" calcext:value-type="string">
            <text:p>Wiesława</text:p>
          </table:table-cell>
          <table:table-cell office:value-type="string" calcext:value-type="string">
            <text:p>Sprzedawca</text:p>
          </table:table-cell>
          <table:table-cell office:value-type="date" office:date-value="1993-03-24" calcext:value-type="date">
            <text:p>1993-03-24</text:p>
          </table:table-cell>
          <table:table-cell office:value-type="currency" office:currency="PLN" office:value="1280" calcext:value-type="currency">
            <text:p>1 280,00 zł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Ki-227</text:p>
          </table:table-cell>
          <table:table-cell office:value-type="string" calcext:value-type="string">
            <text:p>Prokop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Kierowca</text:p>
          </table:table-cell>
          <table:table-cell office:value-type="date" office:date-value="1995-12-12" calcext:value-type="date">
            <text:p>1995-12-12</text:p>
          </table:table-cell>
          <table:table-cell office:value-type="currency" office:currency="PLN" office:value="1090" calcext:value-type="currency">
            <text:p>1 090,00 zł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S-113</text:p>
          </table:table-cell>
          <table:table-cell office:value-type="string" calcext:value-type="string">
            <text:p>Karcz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Sprzedawca</text:p>
          </table:table-cell>
          <table:table-cell office:value-type="date" office:date-value="1990-07-10" calcext:value-type="date">
            <text:p>1990-07-10</text:p>
          </table:table-cell>
          <table:table-cell office:value-type="currency" office:currency="PLN" office:value="1360" calcext:value-type="currency">
            <text:p>1 360,00 zł</text:p>
          </table:table-cell>
          <table:table-cell/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Ki-360</text:p>
          </table:table-cell>
          <table:table-cell office:value-type="string" calcext:value-type="string">
            <text:p>Tkacz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Kierowca</text:p>
          </table:table-cell>
          <table:table-cell office:value-type="date" office:date-value="1997-08-28" calcext:value-type="date">
            <text:p>1997-08-28</text:p>
          </table:table-cell>
          <table:table-cell office:value-type="currency" office:currency="PLN" office:value="1420" calcext:value-type="currency">
            <text:p>1 420,00 zł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Ki-378</text:p>
          </table:table-cell>
          <table:table-cell office:value-type="string" calcext:value-type="string">
            <text:p>Krakowiak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Kierowca</text:p>
          </table:table-cell>
          <table:table-cell office:value-type="date" office:date-value="1995-06-16" calcext:value-type="date">
            <text:p>1995-06-16</text:p>
          </table:table-cell>
          <table:table-cell office:value-type="currency" office:currency="PLN" office:value="1360" calcext:value-type="currency">
            <text:p>1 360,00 zł</text:p>
          </table:table-cell>
          <table:table-cell/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U-648</text:p>
          </table:table-cell>
          <table:table-cell office:value-type="string" calcext:value-type="string">
            <text:p>Jakubczyk</text:p>
          </table:table-cell>
          <table:table-cell office:value-type="string" calcext:value-type="string">
            <text:p>Agnieszka</text:p>
          </table:table-cell>
          <table:table-cell office:value-type="string" calcext:value-type="string">
            <text:p>Urzędnik</text:p>
          </table:table-cell>
          <table:table-cell office:value-type="date" office:date-value="1992-10-28" calcext:value-type="date">
            <text:p>1992-10-28</text:p>
          </table:table-cell>
          <table:table-cell office:value-type="currency" office:currency="PLN" office:value="1550" calcext:value-type="currency">
            <text:p>1 550,00 zł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U-649</text:p>
          </table:table-cell>
          <table:table-cell office:value-type="string" calcext:value-type="string">
            <text:p>Stachura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Urzędnik</text:p>
          </table:table-cell>
          <table:table-cell office:value-type="date" office:date-value="1998-02-27" calcext:value-type="date">
            <text:p>1998-02-27</text:p>
          </table:table-cell>
          <table:table-cell office:value-type="currency" office:currency="PLN" office:value="1290" calcext:value-type="currency">
            <text:p>1 290,00 zł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U-660</text:p>
          </table:table-cell>
          <table:table-cell office:value-type="string" calcext:value-type="string">
            <text:p>Marchlewska</text:p>
          </table:table-cell>
          <table:table-cell office:value-type="string" calcext:value-type="string">
            <text:p>Alicja</text:p>
          </table:table-cell>
          <table:table-cell office:value-type="string" calcext:value-type="string">
            <text:p>Urzędnik</text:p>
          </table:table-cell>
          <table:table-cell office:value-type="date" office:date-value="1999-06-11" calcext:value-type="date">
            <text:p>1999-06-11</text:p>
          </table:table-cell>
          <table:table-cell office:value-type="currency" office:currency="PLN" office:value="1310" calcext:value-type="currency">
            <text:p>1 310,00 zł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U-662</text:p>
          </table:table-cell>
          <table:table-cell office:value-type="string" calcext:value-type="string">
            <text:p>Młyńczak</text:p>
          </table:table-cell>
          <table:table-cell office:value-type="string" calcext:value-type="string">
            <text:p>Jarosław</text:p>
          </table:table-cell>
          <table:table-cell office:value-type="string" calcext:value-type="string">
            <text:p>Urzędnik</text:p>
          </table:table-cell>
          <table:table-cell office:value-type="date" office:date-value="1990-09-19" calcext:value-type="date">
            <text:p>1990-09-19</text:p>
          </table:table-cell>
          <table:table-cell office:value-type="currency" office:currency="PLN" office:value="1490" calcext:value-type="currency">
            <text:p>1 490,00 zł</text:p>
          </table:table-cell>
          <table:table-cell/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U-663</text:p>
          </table:table-cell>
          <table:table-cell office:value-type="string" calcext:value-type="string">
            <text:p>Dziewięcka</text:p>
          </table:table-cell>
          <table:table-cell office:value-type="string" calcext:value-type="string">
            <text:p>Anita</text:p>
          </table:table-cell>
          <table:table-cell office:value-type="string" calcext:value-type="string">
            <text:p>Urzędnik</text:p>
          </table:table-cell>
          <table:table-cell office:value-type="date" office:date-value="1999-08-08" calcext:value-type="date">
            <text:p>1999-08-08</text:p>
          </table:table-cell>
          <table:table-cell office:value-type="currency" office:currency="PLN" office:value="1290" calcext:value-type="currency">
            <text:p>1 290,00 zł</text:p>
          </table:table-cell>
          <table:table-cell/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U-667</text:p>
          </table:table-cell>
          <table:table-cell office:value-type="string" calcext:value-type="string">
            <text:p>Zasada</text:p>
          </table:table-cell>
          <table:table-cell office:value-type="string" calcext:value-type="string">
            <text:p>Joanna</text:p>
          </table:table-cell>
          <table:table-cell office:value-type="string" calcext:value-type="string">
            <text:p>Urzędnik</text:p>
          </table:table-cell>
          <table:table-cell office:value-type="date" office:date-value="1993-09-19" calcext:value-type="date">
            <text:p>1993-09-19</text:p>
          </table:table-cell>
          <table:table-cell office:value-type="currency" office:currency="PLN" office:value="1190" calcext:value-type="currency">
            <text:p>1 190,00 zł</text:p>
          </table:table-cell>
          <table:table-cell/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A-256</text:p>
          </table:table-cell>
          <table:table-cell office:value-type="string" calcext:value-type="string">
            <text:p>Szymczyk</text:p>
          </table:table-cell>
          <table:table-cell office:value-type="string" calcext:value-type="string">
            <text:p>Małgorzata</text:p>
          </table:table-cell>
          <table:table-cell office:value-type="string" calcext:value-type="string">
            <text:p>Analityk</text:p>
          </table:table-cell>
          <table:table-cell office:value-type="date" office:date-value="2000-04-09" calcext:value-type="date">
            <text:p>2000-04-09</text:p>
          </table:table-cell>
          <table:table-cell office:value-type="currency" office:currency="PLN" office:value="1910" calcext:value-type="currency">
            <text:p>1 910,00 zł</text:p>
          </table:table-cell>
          <table:table-cell/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A-106</text:p>
          </table:table-cell>
          <table:table-cell office:value-type="string" calcext:value-type="string">
            <text:p>Baran</text:p>
          </table:table-cell>
          <table:table-cell office:value-type="string" calcext:value-type="string">
            <text:p>Zbigniew</text:p>
          </table:table-cell>
          <table:table-cell office:value-type="string" calcext:value-type="string">
            <text:p>Analityk</text:p>
          </table:table-cell>
          <table:table-cell office:value-type="date" office:date-value="2000-07-12" calcext:value-type="date">
            <text:p>2000-07-12</text:p>
          </table:table-cell>
          <table:table-cell office:value-type="currency" office:currency="PLN" office:value="1790" calcext:value-type="currency">
            <text:p>1 790,00 zł</text:p>
          </table:table-cell>
          <table:table-cell/>
          <table:table-cell office:value-type="float" office:value="41" calcext:value-type="float">
            <text:p>41</text:p>
          </table:table-cell>
        </table:table-row>
        <table:table-row table:style-name="ro1">
          <table:table-cell table:style-name="ce1" office:value-type="date" office:date-value="0227-01-01" calcext:value-type="date">
            <text:p>0227-01-01</text:p>
          </table:table-cell>
          <table:table-cell office:value-type="string" calcext:value-type="string">
            <text:p>Blicharska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Informatyk</text:p>
          </table:table-cell>
          <table:table-cell office:value-type="date" office:date-value="2000-07-19" calcext:value-type="date">
            <text:p>2000-07-19</text:p>
          </table:table-cell>
          <table:table-cell office:value-type="currency" office:currency="PLN" office:value="1910" calcext:value-type="currency">
            <text:p>1 910,00 zł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1" office:value-type="date" office:date-value="0228-01-01" calcext:value-type="date">
            <text:p>0228-01-01</text:p>
          </table:table-cell>
          <table:table-cell office:value-type="string" calcext:value-type="string">
            <text:p>Bzinkowski</text:p>
          </table:table-cell>
          <table:table-cell office:value-type="string" calcext:value-type="string">
            <text:p>Edward</text:p>
          </table:table-cell>
          <table:table-cell office:value-type="string" calcext:value-type="string">
            <text:p>Informatyk</text:p>
          </table:table-cell>
          <table:table-cell office:value-type="date" office:date-value="1998-06-26" calcext:value-type="date">
            <text:p>1998-06-26</text:p>
          </table:table-cell>
          <table:table-cell office:value-type="currency" office:currency="PLN" office:value="1610" calcext:value-type="currency">
            <text:p>1 610,00 zł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-347</text:p>
          </table:table-cell>
          <table:table-cell office:value-type="string" calcext:value-type="string">
            <text:p>Wierzbińska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przedawca</text:p>
          </table:table-cell>
          <table:table-cell office:value-type="date" office:date-value="1999-05-22" calcext:value-type="date">
            <text:p>1999-05-22</text:p>
          </table:table-cell>
          <table:table-cell office:value-type="currency" office:currency="PLN" office:value="1070" calcext:value-type="currency">
            <text:p>1 070,00 zł</text:p>
          </table:table-cell>
          <table:table-cell/>
          <table:table-cell office:value-type="float" office:value="22" calcext:value-type="float">
            <text:p>22</text:p>
          </table:table-cell>
        </table:table-row>
        <table:table-row table:style-name="ro1">
          <table:table-cell table:style-name="ce1" office:value-type="date" office:date-value="0230-01-01" calcext:value-type="date">
            <text:p>0230-01-01</text:p>
          </table:table-cell>
          <table:table-cell office:value-type="string" calcext:value-type="string">
            <text:p>Wiek</text:p>
          </table:table-cell>
          <table:table-cell office:value-type="string" calcext:value-type="string">
            <text:p>Jadwiga</text:p>
          </table:table-cell>
          <table:table-cell office:value-type="string" calcext:value-type="string">
            <text:p>Informatyk</text:p>
          </table:table-cell>
          <table:table-cell office:value-type="date" office:date-value="1994-12-25" calcext:value-type="date">
            <text:p>1994-12-25</text:p>
          </table:table-cell>
          <table:table-cell office:value-type="currency" office:currency="PLN" office:value="1720" calcext:value-type="currency">
            <text:p>1 720,00 zł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1" office:value-type="date" office:date-value="0255-01-01" calcext:value-type="date">
            <text:p>0255-01-01</text:p>
          </table:table-cell>
          <table:table-cell office:value-type="string" calcext:value-type="string">
            <text:p>Deska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Informatyk</text:p>
          </table:table-cell>
          <table:table-cell office:value-type="date" office:date-value="1998-07-30" calcext:value-type="date">
            <text:p>1998-07-30</text:p>
          </table:table-cell>
          <table:table-cell office:value-type="currency" office:currency="PLN" office:value="1540" calcext:value-type="currency">
            <text:p>1 540,00 zł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1" office:value-type="date" office:date-value="0256-01-01" calcext:value-type="date">
            <text:p>0256-01-01</text:p>
          </table:table-cell>
          <table:table-cell office:value-type="string" calcext:value-type="string">
            <text:p>Długoborska</text:p>
          </table:table-cell>
          <table:table-cell office:value-type="string" calcext:value-type="string">
            <text:p>Agnieszka</text:p>
          </table:table-cell>
          <table:table-cell office:value-type="string" calcext:value-type="string">
            <text:p>Informatyk</text:p>
          </table:table-cell>
          <table:table-cell office:value-type="date" office:date-value="2001-08-13" calcext:value-type="date">
            <text:p>2001-08-13</text:p>
          </table:table-cell>
          <table:table-cell office:value-type="currency" office:currency="PLN" office:value="1670" calcext:value-type="currency">
            <text:p>1 670,00 zł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K-539</text:p>
          </table:table-cell>
          <table:table-cell office:value-type="string" calcext:value-type="string">
            <text:p>Majewska</text:p>
          </table:table-cell>
          <table:table-cell office:value-type="string" calcext:value-type="string">
            <text:p>Dorota</text:p>
          </table:table-cell>
          <table:table-cell office:value-type="string" calcext:value-type="string">
            <text:p>Kierownik</text:p>
          </table:table-cell>
          <table:table-cell office:value-type="date" office:date-value="1999-02-08" calcext:value-type="date">
            <text:p>1999-02-08</text:p>
          </table:table-cell>
          <table:table-cell office:value-type="currency" office:currency="PLN" office:value="1910" calcext:value-type="currency">
            <text:p>1 910,00 zł</text:p>
          </table:table-cell>
          <table:table-cell/>
          <table:table-cell office:value-type="float" office:value="36" calcext:value-type="float">
            <text:p>36</text:p>
          </table:table-cell>
        </table:table-row>
        <table:table-row table:style-name="ro1">
          <table:table-cell table:style-name="ce1" office:value-type="date" office:date-value="0257-01-01" calcext:value-type="date">
            <text:p>0257-01-01</text:p>
          </table:table-cell>
          <table:table-cell office:value-type="string" calcext:value-type="string">
            <text:p>Pastuszka</text:p>
          </table:table-cell>
          <table:table-cell office:value-type="string" calcext:value-type="string">
            <text:p>Marzena</text:p>
          </table:table-cell>
          <table:table-cell office:value-type="string" calcext:value-type="string">
            <text:p>Informatyk</text:p>
          </table:table-cell>
          <table:table-cell office:value-type="date" office:date-value="2000-08-17" calcext:value-type="date">
            <text:p>2000-08-17</text:p>
          </table:table-cell>
          <table:table-cell office:value-type="currency" office:currency="PLN" office:value="1890" calcext:value-type="currency">
            <text:p>1 890,00 zł</text:p>
          </table:table-cell>
          <table:table-cell/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A-108</text:p>
          </table:table-cell>
          <table:table-cell office:value-type="string" calcext:value-type="string">
            <text:p>Dubała</text:p>
          </table:table-cell>
          <table:table-cell office:value-type="string" calcext:value-type="string">
            <text:p>Tomasz</text:p>
          </table:table-cell>
          <table:table-cell office:value-type="string" calcext:value-type="string">
            <text:p>Analityk</text:p>
          </table:table-cell>
          <table:table-cell office:value-type="date" office:date-value="1997-08-24" calcext:value-type="date">
            <text:p>1997-08-24</text:p>
          </table:table-cell>
          <table:table-cell office:value-type="currency" office:currency="PLN" office:value="1540" calcext:value-type="currency">
            <text:p>1 540,00 zł</text:p>
          </table:table-cell>
          <table:table-cell/>
          <table:table-cell office:value-type="float" office:value="41" calcext:value-type="float">
            <text:p>41</text:p>
          </table:table-cell>
        </table:table-row>
        <table:table-row table:style-name="ro1">
          <table:table-cell table:style-name="ce1" office:value-type="date" office:date-value="0264-01-01" calcext:value-type="date">
            <text:p>0264-01-01</text:p>
          </table:table-cell>
          <table:table-cell office:value-type="string" calcext:value-type="string">
            <text:p>Jakus</text:p>
          </table:table-cell>
          <table:table-cell office:value-type="string" calcext:value-type="string">
            <text:p>Mirosław</text:p>
          </table:table-cell>
          <table:table-cell office:value-type="string" calcext:value-type="string">
            <text:p>Informatyk</text:p>
          </table:table-cell>
          <table:table-cell office:value-type="date" office:date-value="1992-12-04" calcext:value-type="date">
            <text:p>1992-12-04</text:p>
          </table:table-cell>
          <table:table-cell office:value-type="currency" office:currency="PLN" office:value="1850" calcext:value-type="currency">
            <text:p>1 850,00 zł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1" office:value-type="date" office:date-value="0265-01-01" calcext:value-type="date">
            <text:p>0265-01-01</text:p>
          </table:table-cell>
          <table:table-cell office:value-type="string" calcext:value-type="string">
            <text:p>Różyńska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Informatyk</text:p>
          </table:table-cell>
          <table:table-cell office:value-type="date" office:date-value="1995-04-03" calcext:value-type="date">
            <text:p>1995-04-03</text:p>
          </table:table-cell>
          <table:table-cell office:value-type="currency" office:currency="PLN" office:value="1880" calcext:value-type="currency">
            <text:p>1 880,00 zł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K-605</text:p>
          </table:table-cell>
          <table:table-cell office:value-type="string" calcext:value-type="string">
            <text:p>Goraj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Kierownik</text:p>
          </table:table-cell>
          <table:table-cell office:value-type="date" office:date-value="1999-04-14" calcext:value-type="date">
            <text:p>1999-04-14</text:p>
          </table:table-cell>
          <table:table-cell office:value-type="currency" office:currency="PLN" office:value="2050" calcext:value-type="currency">
            <text:p>2 050,00 zł</text:p>
          </table:table-cell>
          <table:table-cell/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O-361</text:p>
          </table:table-cell>
          <table:table-cell office:value-type="string" calcext:value-type="string">
            <text:p>Zeller</text:p>
          </table:table-cell>
          <table:table-cell office:value-type="string" calcext:value-type="string">
            <text:p>Teresa</text:p>
          </table:table-cell>
          <table:table-cell office:value-type="string" calcext:value-type="string">
            <text:p>Operator</text:p>
          </table:table-cell>
          <table:table-cell office:value-type="date" office:date-value="1994-04-07" calcext:value-type="date">
            <text:p>1994-04-07</text:p>
          </table:table-cell>
          <table:table-cell office:value-type="currency" office:currency="PLN" office:value="1210" calcext:value-type="currency">
            <text:p>1 210,00 zł</text:p>
          </table:table-cell>
          <table:table-cell/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S-348</text:p>
          </table:table-cell>
          <table:table-cell office:value-type="string" calcext:value-type="string">
            <text:p>Grdulska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Sprzedawca</text:p>
          </table:table-cell>
          <table:table-cell office:value-type="date" office:date-value="1996-05-21" calcext:value-type="date">
            <text:p>1996-05-21</text:p>
          </table:table-cell>
          <table:table-cell office:value-type="currency" office:currency="PLN" office:value="1150" calcext:value-type="currency">
            <text:p>1 150,00 zł</text:p>
          </table:table-cell>
          <table:table-cell/>
          <table:table-cell office:value-type="float" office:value="22" calcext:value-type="float">
            <text:p>22</text:p>
          </table:table-cell>
        </table:table-row>
        <table:table-row table:style-name="ro1">
          <table:table-cell table:style-name="ce1" office:value-type="date" office:date-value="0266-01-01" calcext:value-type="date">
            <text:p>0266-01-01</text:p>
          </table:table-cell>
          <table:table-cell office:value-type="string" calcext:value-type="string">
            <text:p>Gruszczyńska</text:p>
          </table:table-cell>
          <table:table-cell office:value-type="string" calcext:value-type="string">
            <text:p>Irena</text:p>
          </table:table-cell>
          <table:table-cell office:value-type="string" calcext:value-type="string">
            <text:p>Informatyk</text:p>
          </table:table-cell>
          <table:table-cell office:value-type="date" office:date-value="1996-07-18" calcext:value-type="date">
            <text:p>1996-07-18</text:p>
          </table:table-cell>
          <table:table-cell office:value-type="currency" office:currency="PLN" office:value="1630" calcext:value-type="currency">
            <text:p>1 630,00 zł</text:p>
          </table:table-cell>
          <table:table-cell/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O-362</text:p>
          </table:table-cell>
          <table:table-cell office:value-type="string" calcext:value-type="string">
            <text:p>Gruszczyńska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Operator</text:p>
          </table:table-cell>
          <table:table-cell office:value-type="date" office:date-value="1998-03-18" calcext:value-type="date">
            <text:p>1998-03-18</text:p>
          </table:table-cell>
          <table:table-cell office:value-type="currency" office:currency="PLN" office:value="1310" calcext:value-type="currency">
            <text:p>1 310,00 zł</text:p>
          </table:table-cell>
          <table:table-cell/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O-363</text:p>
          </table:table-cell>
          <table:table-cell office:value-type="string" calcext:value-type="string">
            <text:p>Zychowicz</text:p>
          </table:table-cell>
          <table:table-cell office:value-type="string" calcext:value-type="string">
            <text:p>Tomasz</text:p>
          </table:table-cell>
          <table:table-cell office:value-type="string" calcext:value-type="string">
            <text:p>Operator</text:p>
          </table:table-cell>
          <table:table-cell office:value-type="date" office:date-value="1997-10-08" calcext:value-type="date">
            <text:p>1997-10-08</text:p>
          </table:table-cell>
          <table:table-cell office:value-type="currency" office:currency="PLN" office:value="1260" calcext:value-type="currency">
            <text:p>1 260,00 zł</text:p>
          </table:table-cell>
          <table:table-cell/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S-349</text:p>
          </table:table-cell>
          <table:table-cell office:value-type="string" calcext:value-type="string">
            <text:p>Grzywacz</text:p>
          </table:table-cell>
          <table:table-cell office:value-type="string" calcext:value-type="string">
            <text:p>Wanda</text:p>
          </table:table-cell>
          <table:table-cell office:value-type="string" calcext:value-type="string">
            <text:p>Sprzedawca</text:p>
          </table:table-cell>
          <table:table-cell office:value-type="date" office:date-value="1999-06-14" calcext:value-type="date">
            <text:p>1999-06-14</text:p>
          </table:table-cell>
          <table:table-cell office:value-type="currency" office:currency="PLN" office:value="1310" calcext:value-type="currency">
            <text:p>1 310,00 zł</text:p>
          </table:table-cell>
          <table:table-cell/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S-345</text:p>
          </table:table-cell>
          <table:table-cell office:value-type="string" calcext:value-type="string">
            <text:p>Haruza</text:p>
          </table:table-cell>
          <table:table-cell office:value-type="string" calcext:value-type="string">
            <text:p>Helena</text:p>
          </table:table-cell>
          <table:table-cell office:value-type="string" calcext:value-type="string">
            <text:p>Sprzedawca</text:p>
          </table:table-cell>
          <table:table-cell office:value-type="date" office:date-value="1996-01-30" calcext:value-type="date">
            <text:p>1996-01-30</text:p>
          </table:table-cell>
          <table:table-cell office:value-type="currency" office:currency="PLN" office:value="1420" calcext:value-type="currency">
            <text:p>1 420,00 zł</text:p>
          </table:table-cell>
          <table:table-cell/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S-316</text:p>
          </table:table-cell>
          <table:table-cell office:value-type="string" calcext:value-type="string">
            <text:p>Kuc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Sprzedawca</text:p>
          </table:table-cell>
          <table:table-cell office:value-type="date" office:date-value="1993-06-13" calcext:value-type="date">
            <text:p>1993-06-13</text:p>
          </table:table-cell>
          <table:table-cell office:value-type="currency" office:currency="PLN" office:value="1470" calcext:value-type="currency">
            <text:p>1 470,00 zł</text:p>
          </table:table-cell>
          <table:table-cell/>
          <table:table-cell office:value-type="float" office:value="22" calcext:value-type="float">
            <text:p>22</text:p>
          </table:table-cell>
        </table:table-row>
        <table:table-row table:style-name="ro1">
          <table:table-cell table:style-name="ce1" office:value-type="date" office:date-value="0271-01-01" calcext:value-type="date">
            <text:p>0271-01-01</text:p>
          </table:table-cell>
          <table:table-cell office:value-type="string" calcext:value-type="string">
            <text:p>Jaros</text:p>
          </table:table-cell>
          <table:table-cell office:value-type="string" calcext:value-type="string">
            <text:p>Jolanta</text:p>
          </table:table-cell>
          <table:table-cell office:value-type="string" calcext:value-type="string">
            <text:p>Informatyk</text:p>
          </table:table-cell>
          <table:table-cell office:value-type="date" office:date-value="2002-03-26" calcext:value-type="date">
            <text:p>2002-03-26</text:p>
          </table:table-cell>
          <table:table-cell office:value-type="currency" office:currency="PLN" office:value="1680" calcext:value-type="currency">
            <text:p>1 680,00 zł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-318</text:p>
          </table:table-cell>
          <table:table-cell office:value-type="string" calcext:value-type="string">
            <text:p>Jedlikowski</text:p>
          </table:table-cell>
          <table:table-cell office:value-type="string" calcext:value-type="string">
            <text:p>Roman</text:p>
          </table:table-cell>
          <table:table-cell office:value-type="string" calcext:value-type="string">
            <text:p>Analityk</text:p>
          </table:table-cell>
          <table:table-cell office:value-type="date" office:date-value="2001-06-08" calcext:value-type="date">
            <text:p>2001-06-08</text:p>
          </table:table-cell>
          <table:table-cell office:value-type="currency" office:currency="PLN" office:value="1950" calcext:value-type="currency">
            <text:p>1 950,00 zł</text:p>
          </table:table-cell>
          <table:table-cell/>
          <table:table-cell office:value-type="float" office:value="42" calcext:value-type="float">
            <text:p>42</text:p>
          </table:table-cell>
        </table:table-row>
        <table:table-row table:style-name="ro1">
          <table:table-cell table:style-name="ce1" office:value-type="date" office:date-value="0272-01-01" calcext:value-type="date">
            <text:p>0272-01-01</text:p>
          </table:table-cell>
          <table:table-cell office:value-type="string" calcext:value-type="string">
            <text:p>Idzik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Informatyk</text:p>
          </table:table-cell>
          <table:table-cell office:value-type="date" office:date-value="2000-12-07" calcext:value-type="date">
            <text:p>2000-12-07</text:p>
          </table:table-cell>
          <table:table-cell office:value-type="currency" office:currency="PLN" office:value="1540" calcext:value-type="currency">
            <text:p>1 540,00 zł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-317</text:p>
          </table:table-cell>
          <table:table-cell office:value-type="string" calcext:value-type="string">
            <text:p>Kupis</text:p>
          </table:table-cell>
          <table:table-cell office:value-type="string" calcext:value-type="string">
            <text:p>Lesław</text:p>
          </table:table-cell>
          <table:table-cell office:value-type="string" calcext:value-type="string">
            <text:p>Analityk</text:p>
          </table:table-cell>
          <table:table-cell office:value-type="date" office:date-value="1998-03-04" calcext:value-type="date">
            <text:p>1998-03-04</text:p>
          </table:table-cell>
          <table:table-cell office:value-type="currency" office:currency="PLN" office:value="1900" calcext:value-type="currency">
            <text:p>1 900,00 zł</text:p>
          </table:table-cell>
          <table:table-cell/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A-316</text:p>
          </table:table-cell>
          <table:table-cell office:value-type="string" calcext:value-type="string">
            <text:p>Ławniczek</text:p>
          </table:table-cell>
          <table:table-cell office:value-type="string" calcext:value-type="string">
            <text:p>Janusz</text:p>
          </table:table-cell>
          <table:table-cell office:value-type="string" calcext:value-type="string">
            <text:p>Analityk</text:p>
          </table:table-cell>
          <table:table-cell office:value-type="date" office:date-value="2002-07-30" calcext:value-type="date">
            <text:p>2002-07-30</text:p>
          </table:table-cell>
          <table:table-cell office:value-type="currency" office:currency="PLN" office:value="1960" calcext:value-type="currency">
            <text:p>1 960,00 zł</text:p>
          </table:table-cell>
          <table:table-cell/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A-315</text:p>
          </table:table-cell>
          <table:table-cell office:value-type="string" calcext:value-type="string">
            <text:p>Misztal</text:p>
          </table:table-cell>
          <table:table-cell office:value-type="string" calcext:value-type="string">
            <text:p>Henryk</text:p>
          </table:table-cell>
          <table:table-cell office:value-type="string" calcext:value-type="string">
            <text:p>Analityk</text:p>
          </table:table-cell>
          <table:table-cell office:value-type="date" office:date-value="1996-09-06" calcext:value-type="date">
            <text:p>1996-09-06</text:p>
          </table:table-cell>
          <table:table-cell office:value-type="currency" office:currency="PLN" office:value="1900" calcext:value-type="currency">
            <text:p>1 900,00 zł</text:p>
          </table:table-cell>
          <table:table-cell/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A-314</text:p>
          </table:table-cell>
          <table:table-cell office:value-type="string" calcext:value-type="string">
            <text:p>Król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Analityk</text:p>
          </table:table-cell>
          <table:table-cell office:value-type="date" office:date-value="1994-04-04" calcext:value-type="date">
            <text:p>1994-04-04</text:p>
          </table:table-cell>
          <table:table-cell office:value-type="currency" office:currency="PLN" office:value="1630" calcext:value-type="currency">
            <text:p>1 630,00 zł</text:p>
          </table:table-cell>
          <table:table-cell/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A-313</text:p>
          </table:table-cell>
          <table:table-cell office:value-type="string" calcext:value-type="string">
            <text:p>Porzucek</text:p>
          </table:table-cell>
          <table:table-cell office:value-type="string" calcext:value-type="string">
            <text:p>Marzena</text:p>
          </table:table-cell>
          <table:table-cell office:value-type="string" calcext:value-type="string">
            <text:p>Analityk</text:p>
          </table:table-cell>
          <table:table-cell office:value-type="date" office:date-value="1991-09-26" calcext:value-type="date">
            <text:p>1991-09-26</text:p>
          </table:table-cell>
          <table:table-cell office:value-type="currency" office:currency="PLN" office:value="1650" calcext:value-type="currency">
            <text:p>1 650,00 zł</text:p>
          </table:table-cell>
          <table:table-cell/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K-589</text:p>
          </table:table-cell>
          <table:table-cell office:value-type="string" calcext:value-type="string">
            <text:p>Majcher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Kierownik</text:p>
          </table:table-cell>
          <table:table-cell office:value-type="date" office:date-value="1997-10-26" calcext:value-type="date">
            <text:p>1997-10-26</text:p>
          </table:table-cell>
          <table:table-cell office:value-type="currency" office:currency="PLN" office:value="1900" calcext:value-type="currency">
            <text:p>1 900,00 zł</text:p>
          </table:table-cell>
          <table:table-cell/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A-240</text:p>
          </table:table-cell>
          <table:table-cell office:value-type="string" calcext:value-type="string">
            <text:p>Kaźmierowska</text:p>
          </table:table-cell>
          <table:table-cell office:value-type="string" calcext:value-type="string">
            <text:p>Alicja</text:p>
          </table:table-cell>
          <table:table-cell office:value-type="string" calcext:value-type="string">
            <text:p>Analityk</text:p>
          </table:table-cell>
          <table:table-cell office:value-type="date" office:date-value="1994-05-19" calcext:value-type="date">
            <text:p>1994-05-19</text:p>
          </table:table-cell>
          <table:table-cell office:value-type="currency" office:currency="PLN" office:value="1610" calcext:value-type="currency">
            <text:p>1 610,00 zł</text:p>
          </table:table-cell>
          <table:table-cell/>
          <table:table-cell office:value-type="float" office:value="41" calcext:value-type="float">
            <text:p>41</text:p>
          </table:table-cell>
        </table:table-row>
        <table:table-row table:style-name="ro1">
          <table:table-cell table:style-name="ce1" office:value-type="date" office:date-value="0273-01-01" calcext:value-type="date">
            <text:p>0273-01-01</text:p>
          </table:table-cell>
          <table:table-cell office:value-type="string" calcext:value-type="string">
            <text:p>Wesołowska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Informatyk</text:p>
          </table:table-cell>
          <table:table-cell office:value-type="date" office:date-value="2001-10-09" calcext:value-type="date">
            <text:p>2001-10-09</text:p>
          </table:table-cell>
          <table:table-cell office:value-type="currency" office:currency="PLN" office:value="1540" calcext:value-type="currency">
            <text:p>1 540,00 zł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Ki-112</text:p>
          </table:table-cell>
          <table:table-cell office:value-type="string" calcext:value-type="string">
            <text:p>Nawrot</text:p>
          </table:table-cell>
          <table:table-cell office:value-type="string" calcext:value-type="string">
            <text:p>Janusz</text:p>
          </table:table-cell>
          <table:table-cell office:value-type="string" calcext:value-type="string">
            <text:p>Kierowca</text:p>
          </table:table-cell>
          <table:table-cell office:value-type="date" office:date-value="1994-06-16" calcext:value-type="date">
            <text:p>1994-06-16</text:p>
          </table:table-cell>
          <table:table-cell office:value-type="currency" office:currency="PLN" office:value="1400" calcext:value-type="currency">
            <text:p>1 400,00 zł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-311</text:p>
          </table:table-cell>
          <table:table-cell office:value-type="string" calcext:value-type="string">
            <text:p>Ogonowski</text:p>
          </table:table-cell>
          <table:table-cell office:value-type="string" calcext:value-type="string">
            <text:p>Ireneusz</text:p>
          </table:table-cell>
          <table:table-cell office:value-type="string" calcext:value-type="string">
            <text:p>Analityk</text:p>
          </table:table-cell>
          <table:table-cell office:value-type="date" office:date-value="1997-04-11" calcext:value-type="date">
            <text:p>1997-04-11</text:p>
          </table:table-cell>
          <table:table-cell office:value-type="currency" office:currency="PLN" office:value="1750" calcext:value-type="currency">
            <text:p>1 750,00 zł</text:p>
          </table:table-cell>
          <table:table-cell/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A-319</text:p>
          </table:table-cell>
          <table:table-cell office:value-type="string" calcext:value-type="string">
            <text:p>Okla</text:p>
          </table:table-cell>
          <table:table-cell office:value-type="string" calcext:value-type="string">
            <text:p>Elżbieta</text:p>
          </table:table-cell>
          <table:table-cell office:value-type="string" calcext:value-type="string">
            <text:p>Analityk</text:p>
          </table:table-cell>
          <table:table-cell office:value-type="date" office:date-value="1995-04-22" calcext:value-type="date">
            <text:p>1995-04-22</text:p>
          </table:table-cell>
          <table:table-cell office:value-type="currency" office:currency="PLN" office:value="1640" calcext:value-type="currency">
            <text:p>1 640,00 zł</text:p>
          </table:table-cell>
          <table:table-cell/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K-523</text:p>
          </table:table-cell>
          <table:table-cell office:value-type="string" calcext:value-type="string">
            <text:p>Otwinowski</text:p>
          </table:table-cell>
          <table:table-cell office:value-type="string" calcext:value-type="string">
            <text:p>Wojciech</text:p>
          </table:table-cell>
          <table:table-cell office:value-type="string" calcext:value-type="string">
            <text:p>Kierownik</text:p>
          </table:table-cell>
          <table:table-cell office:value-type="date" office:date-value="1994-01-08" calcext:value-type="date">
            <text:p>1994-01-08</text:p>
          </table:table-cell>
          <table:table-cell office:value-type="currency" office:currency="PLN" office:value="1730" calcext:value-type="currency">
            <text:p>1 730,00 zł</text:p>
          </table:table-cell>
          <table:table-cell/>
          <table:table-cell office:value-type="float" office:value="35" calcext:value-type="float">
            <text:p>35</text:p>
          </table:table-cell>
        </table:table-row>
        <table:table-row table:style-name="ro1">
          <table:table-cell table:style-name="ce1" office:value-type="date" office:date-value="0274-01-01" calcext:value-type="date">
            <text:p>0274-01-01</text:p>
          </table:table-cell>
          <table:table-cell office:value-type="string" calcext:value-type="string">
            <text:p>Papier</text:p>
          </table:table-cell>
          <table:table-cell office:value-type="string" calcext:value-type="string">
            <text:p>Stanisław</text:p>
          </table:table-cell>
          <table:table-cell office:value-type="string" calcext:value-type="string">
            <text:p>Informatyk</text:p>
          </table:table-cell>
          <table:table-cell office:value-type="date" office:date-value="1992-10-29" calcext:value-type="date">
            <text:p>1992-10-29</text:p>
          </table:table-cell>
          <table:table-cell office:value-type="currency" office:currency="PLN" office:value="1530" calcext:value-type="currency">
            <text:p>1 530,00 zł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K-639</text:p>
          </table:table-cell>
          <table:table-cell office:value-type="string" calcext:value-type="string">
            <text:p>Pietrzyk</text:p>
          </table:table-cell>
          <table:table-cell office:value-type="string" calcext:value-type="string">
            <text:p>Anita</text:p>
          </table:table-cell>
          <table:table-cell office:value-type="string" calcext:value-type="string">
            <text:p>Kierownik</text:p>
          </table:table-cell>
          <table:table-cell office:value-type="date" office:date-value="1991-12-28" calcext:value-type="date">
            <text:p>1991-12-28</text:p>
          </table:table-cell>
          <table:table-cell office:value-type="currency" office:currency="PLN" office:value="2110" calcext:value-type="currency">
            <text:p>2 110,00 zł</text:p>
          </table:table-cell>
          <table:table-cell/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A-255</text:p>
          </table:table-cell>
          <table:table-cell office:value-type="string" calcext:value-type="string">
            <text:p>Pigulski</text:p>
          </table:table-cell>
          <table:table-cell office:value-type="string" calcext:value-type="string">
            <text:p>Leszek</text:p>
          </table:table-cell>
          <table:table-cell office:value-type="string" calcext:value-type="string">
            <text:p>Analityk</text:p>
          </table:table-cell>
          <table:table-cell office:value-type="date" office:date-value="1998-02-27" calcext:value-type="date">
            <text:p>1998-02-27</text:p>
          </table:table-cell>
          <table:table-cell office:value-type="currency" office:currency="PLN" office:value="1550" calcext:value-type="currency">
            <text:p>1 550,00 zł</text:p>
          </table:table-cell>
          <table:table-cell/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A-244</text:p>
          </table:table-cell>
          <table:table-cell office:value-type="string" calcext:value-type="string">
            <text:p>Piotrowska</text:p>
          </table:table-cell>
          <table:table-cell office:value-type="string" calcext:value-type="string">
            <text:p>Irena</text:p>
          </table:table-cell>
          <table:table-cell office:value-type="string" calcext:value-type="string">
            <text:p>Analityk</text:p>
          </table:table-cell>
          <table:table-cell office:value-type="date" office:date-value="1993-12-27" calcext:value-type="date">
            <text:p>1993-12-27</text:p>
          </table:table-cell>
          <table:table-cell office:value-type="currency" office:currency="PLN" office:value="1980" calcext:value-type="currency">
            <text:p>1 980,00 zł</text:p>
          </table:table-cell>
          <table:table-cell/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A-245</text:p>
          </table:table-cell>
          <table:table-cell office:value-type="string" calcext:value-type="string">
            <text:p>Pisarska</text:p>
          </table:table-cell>
          <table:table-cell office:value-type="string" calcext:value-type="string">
            <text:p>Alicja</text:p>
          </table:table-cell>
          <table:table-cell office:value-type="string" calcext:value-type="string">
            <text:p>Analityk</text:p>
          </table:table-cell>
          <table:table-cell office:value-type="date" office:date-value="2000-04-14" calcext:value-type="date">
            <text:p>2000-04-14</text:p>
          </table:table-cell>
          <table:table-cell office:value-type="currency" office:currency="PLN" office:value="1670" calcext:value-type="currency">
            <text:p>1 670,00 zł</text:p>
          </table:table-cell>
          <table:table-cell/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A-243</text:p>
          </table:table-cell>
          <table:table-cell office:value-type="string" calcext:value-type="string">
            <text:p>Piwnik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Analityk</text:p>
          </table:table-cell>
          <table:table-cell office:value-type="date" office:date-value="2001-06-29" calcext:value-type="date">
            <text:p>2001-06-29</text:p>
          </table:table-cell>
          <table:table-cell office:value-type="currency" office:currency="PLN" office:value="1770" calcext:value-type="currency">
            <text:p>1 770,00 zł</text:p>
          </table:table-cell>
          <table:table-cell/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A-242</text:p>
          </table:table-cell>
          <table:table-cell office:value-type="string" calcext:value-type="string">
            <text:p>Podczasiak</text:p>
          </table:table-cell>
          <table:table-cell office:value-type="string" calcext:value-type="string">
            <text:p>Jadwiga</text:p>
          </table:table-cell>
          <table:table-cell office:value-type="string" calcext:value-type="string">
            <text:p>Analityk</text:p>
          </table:table-cell>
          <table:table-cell office:value-type="date" office:date-value="1992-01-10" calcext:value-type="date">
            <text:p>1992-01-10</text:p>
          </table:table-cell>
          <table:table-cell office:value-type="currency" office:currency="PLN" office:value="1510" calcext:value-type="currency">
            <text:p>1 510,00 zł</text:p>
          </table:table-cell>
          <table:table-cell/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A-241</text:p>
          </table:table-cell>
          <table:table-cell office:value-type="string" calcext:value-type="string">
            <text:p>Podsiadło</text:p>
          </table:table-cell>
          <table:table-cell office:value-type="string" calcext:value-type="string">
            <text:p>Jadwiga</text:p>
          </table:table-cell>
          <table:table-cell office:value-type="string" calcext:value-type="string">
            <text:p>Analityk</text:p>
          </table:table-cell>
          <table:table-cell office:value-type="date" office:date-value="1994-07-16" calcext:value-type="date">
            <text:p>1994-07-16</text:p>
          </table:table-cell>
          <table:table-cell office:value-type="currency" office:currency="PLN" office:value="1620" calcext:value-type="currency">
            <text:p>1 620,00 zł</text:p>
          </table:table-cell>
          <table:table-cell/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A-312</text:p>
          </table:table-cell>
          <table:table-cell office:value-type="string" calcext:value-type="string">
            <text:p>Rejkowicz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Analityk</text:p>
          </table:table-cell>
          <table:table-cell office:value-type="date" office:date-value="1998-10-24" calcext:value-type="date">
            <text:p>1998-10-24</text:p>
          </table:table-cell>
          <table:table-cell office:value-type="currency" office:currency="PLN" office:value="1640" calcext:value-type="currency">
            <text:p>1 640,00 zł</text:p>
          </table:table-cell>
          <table:table-cell/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Z-736</text:p>
          </table:table-cell>
          <table:table-cell office:value-type="string" calcext:value-type="string">
            <text:p>Rybińska</text:p>
          </table:table-cell>
          <table:table-cell office:value-type="string" calcext:value-type="string">
            <text:p>Małgorzata</text:p>
          </table:table-cell>
          <table:table-cell office:value-type="string" calcext:value-type="string">
            <text:p>Zaopatrzeniowiec</text:p>
          </table:table-cell>
          <table:table-cell office:value-type="date" office:date-value="1992-03-30" calcext:value-type="date">
            <text:p>1992-03-30</text:p>
          </table:table-cell>
          <table:table-cell office:value-type="currency" office:currency="PLN" office:value="1350" calcext:value-type="currency">
            <text:p>1 350,00 zł</text:p>
          </table:table-cell>
          <table:table-cell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K-278</text:p>
          </table:table-cell>
          <table:table-cell office:value-type="string" calcext:value-type="string">
            <text:p>Sadza</text:p>
          </table:table-cell>
          <table:table-cell office:value-type="string" calcext:value-type="string">
            <text:p>Mieczysław</text:p>
          </table:table-cell>
          <table:table-cell office:value-type="string" calcext:value-type="string">
            <text:p>Kierownik</text:p>
          </table:table-cell>
          <table:table-cell office:value-type="date" office:date-value="1999-02-06" calcext:value-type="date">
            <text:p>1999-02-06</text:p>
          </table:table-cell>
          <table:table-cell office:value-type="currency" office:currency="PLN" office:value="1940" calcext:value-type="currency">
            <text:p>1 940,00 zł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table:style-name="ce1" office:value-type="date" office:date-value="0285-01-01" calcext:value-type="date">
            <text:p>0285-01-01</text:p>
          </table:table-cell>
          <table:table-cell office:value-type="string" calcext:value-type="string">
            <text:p>Skórska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Informatyk</text:p>
          </table:table-cell>
          <table:table-cell office:value-type="date" office:date-value="2001-05-20" calcext:value-type="date">
            <text:p>2001-05-20</text:p>
          </table:table-cell>
          <table:table-cell office:value-type="currency" office:currency="PLN" office:value="1710" calcext:value-type="currency">
            <text:p>1 710,00 zł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1" office:value-type="date" office:date-value="0286-01-01" calcext:value-type="date">
            <text:p>0286-01-01</text:p>
          </table:table-cell>
          <table:table-cell office:value-type="string" calcext:value-type="string">
            <text:p>Tekiela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Informatyk</text:p>
          </table:table-cell>
          <table:table-cell office:value-type="date" office:date-value="2001-08-17" calcext:value-type="date">
            <text:p>2001-08-17</text:p>
          </table:table-cell>
          <table:table-cell office:value-type="currency" office:currency="PLN" office:value="1500" calcext:value-type="currency">
            <text:p>1 500,00 zł</text:p>
          </table:table-cell>
          <table:table-cell/>
          <table:table-cell office:value-type="float" office:value="11" calcext:value-type="float">
            <text:p>11</text:p>
          </table:table-cell>
        </table:table-row>
        <table:table-row table:style-name="ro1">
          <table:table-cell table:style-name="ce1" office:value-type="date" office:date-value="0287-01-01" calcext:value-type="date">
            <text:p>0287-01-01</text:p>
          </table:table-cell>
          <table:table-cell office:value-type="string" calcext:value-type="string">
            <text:p>Szymańska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Informatyk</text:p>
          </table:table-cell>
          <table:table-cell office:value-type="date" office:date-value="2000-08-16" calcext:value-type="date">
            <text:p>2000-08-16</text:p>
          </table:table-cell>
          <table:table-cell office:value-type="currency" office:currency="PLN" office:value="1930" calcext:value-type="currency">
            <text:p>1 930,00 zł</text:p>
          </table:table-cell>
          <table:table-cell/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K-293</text:p>
          </table:table-cell>
          <table:table-cell office:value-type="string" calcext:value-type="string">
            <text:p>Dulęba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Kierownik</text:p>
          </table:table-cell>
          <table:table-cell office:value-type="date" office:date-value="1991-08-04" calcext:value-type="date">
            <text:p>1991-08-04</text:p>
          </table:table-cell>
          <table:table-cell office:value-type="currency" office:currency="PLN" office:value="2150" calcext:value-type="currency">
            <text:p>2 150,00 zł</text:p>
          </table:table-cell>
          <table:table-cell/>
          <table:table-cell office:value-type="float" office:value="27" calcext:value-type="float">
            <text:p>27</text:p>
          </table:table-cell>
        </table:table-row>
      </table:table>
      <table:table table:name="premia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Urzędnik</text:p>
          </table:table-cell>
          <table:table-cell office:value-type="float" office:value="0.05" calcext:value-type="float">
            <text:p>0,05</text:p>
          </table:table-cell>
        </table:table-row>
        <table:table-row table:style-name="ro1">
          <table:table-cell office:value-type="string" calcext:value-type="string">
            <text:p>Sprzedawca</text:p>
          </table:table-cell>
          <table:table-cell office:value-type="float" office:value="0.13" calcext:value-type="float">
            <text:p>0,13</text:p>
          </table:table-cell>
        </table:table-row>
        <table:table-row table:style-name="ro1">
          <table:table-cell office:value-type="string" calcext:value-type="string">
            <text:p>Analityk</text:p>
          </table:table-cell>
          <table:table-cell office:value-type="float" office:value="0.12" calcext:value-type="float">
            <text:p>0,12</text:p>
          </table:table-cell>
        </table:table-row>
        <table:table-row table:style-name="ro1">
          <table:table-cell office:value-type="string" calcext:value-type="string">
            <text:p>Kierownik</text:p>
          </table:table-cell>
          <table:table-cell office:value-type="float" office:value="0.2" calcext:value-type="float">
            <text:p>0,2</text:p>
          </table:table-cell>
        </table:table-row>
        <table:table-row table:style-name="ro1">
          <table:table-cell office:value-type="string" calcext:value-type="string">
            <text:p>Informatyk</text:p>
          </table:table-cell>
          <table:table-cell office:value-type="float" office:value="0.18" calcext:value-type="float">
            <text:p>0,18</text:p>
          </table:table-cell>
        </table:table-row>
        <table:table-row table:style-name="ro1">
          <table:table-cell office:value-type="string" calcext:value-type="string">
            <text:p>Księgowy</text:p>
          </table:table-cell>
          <table:table-cell office:value-type="float" office:value="0.18" calcext:value-type="float">
            <text:p>0,18</text:p>
          </table:table-cell>
        </table:table-row>
        <table:table-row table:style-name="ro1">
          <table:table-cell office:value-type="string" calcext:value-type="string">
            <text:p>Prezes</text:p>
          </table:table-cell>
          <table:table-cell office:value-type="float" office:value="0.25" calcext:value-type="float">
            <text:p>0,25</text:p>
          </table:table-cell>
        </table:table-row>
        <table:table-row table:style-name="ro1">
          <table:table-cell office:value-type="string" calcext:value-type="string">
            <text:p>Zaopatrzeniowiec</text:p>
          </table:table-cell>
          <table:table-cell office:value-type="float" office:value="0.08" calcext:value-type="float">
            <text:p>0,08</text:p>
          </table:table-cell>
        </table:table-row>
        <table:table-row table:style-name="ro1">
          <table:table-cell office:value-type="string" calcext:value-type="string">
            <text:p>Kierowca</text:p>
          </table:table-cell>
          <table:table-cell office:value-type="float" office:value="0.1" calcext:value-type="float">
            <text:p>0,1</text:p>
          </table:table-cell>
        </table:table-row>
        <table:table-row table:style-name="ro1">
          <table:table-cell office:value-type="string" calcext:value-type="string">
            <text:p>Doradca</text:p>
          </table:table-cell>
          <table:table-cell office:value-type="float" office:value="0.09" calcext:value-type="float">
            <text:p>0,09</text:p>
          </table:table-cell>
        </table:table-row>
        <table:table-row table:style-name="ro1">
          <table:table-cell office:value-type="string" calcext:value-type="string">
            <text:p>Referent</text:p>
          </table:table-cell>
          <table:table-cell office:value-type="float" office:value="0.07" calcext:value-type="float">
            <text:p>0,07</text:p>
          </table:table-cell>
        </table:table-row>
        <table:table-row table:style-name="ro1">
          <table:table-cell office:value-type="string" calcext:value-type="string">
            <text:p>Operator</text:p>
          </table:table-cell>
          <table:table-cell office:value-type="float" office:value="0.06" calcext:value-type="float">
            <text:p>0,06</text:p>
          </table:table-cell>
        </table:table-row>
        <table:table-row table:style-name="ro1">
          <table:table-cell office:value-type="string" calcext:value-type="string">
            <text:p>Wiceprezes</text:p>
          </table:table-cell>
          <table:table-cell office:value-type="float" office:value="0.22" calcext:value-type="float">
            <text:p>0,22</text:p>
          </table:table-cell>
        </table:table-row>
      </table:table>
      <table:table table:name="dzial" table:style-name="ta1">
        <table:table-column table:style-name="co1" table:number-columns-repeated="3" table:default-cell-style-name="Default"/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adania</text:p>
          </table:table-cell>
          <table:table-cell office:value-type="string" calcext:value-type="string">
            <text:p>Warszawa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przedaż</text:p>
          </table:table-cell>
          <table:table-cell office:value-type="string" calcext:value-type="string">
            <text:p>Radom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przedaż</text:p>
          </table:table-cell>
          <table:table-cell office:value-type="string" calcext:value-type="string">
            <text:p>Kielce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Sprzedaż</text:p>
          </table:table-cell>
          <table:table-cell office:value-type="string" calcext:value-type="string">
            <text:p>Warszawa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przedaż</text:p>
          </table:table-cell>
          <table:table-cell office:value-type="string" calcext:value-type="string">
            <text:p>Kraków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Księgowość</text:p>
          </table:table-cell>
          <table:table-cell office:value-type="string" calcext:value-type="string">
            <text:p>Radom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Operacje</text:p>
          </table:table-cell>
          <table:table-cell office:value-type="string" calcext:value-type="string">
            <text:p>Kraków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Operacje</text:p>
          </table:table-cell>
          <table:table-cell office:value-type="string" calcext:value-type="string">
            <text:p>Warszawa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Sprzedaż</text:p>
          </table:table-cell>
          <table:table-cell office:value-type="string" calcext:value-type="string">
            <text:p>Poznañ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Sprzedaż</text:p>
          </table:table-cell>
          <table:table-cell office:value-type="string" calcext:value-type="string">
            <text:p>Wrocław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przedaż</text:p>
          </table:table-cell>
          <table:table-cell office:value-type="string" calcext:value-type="string">
            <text:p>Lublin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przedaż</text:p>
          </table:table-cell>
          <table:table-cell office:value-type="string" calcext:value-type="string">
            <text:p>Gdañsk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Sprzedaż</text:p>
          </table:table-cell>
          <table:table-cell office:value-type="string" calcext:value-type="string">
            <text:p>Łódź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Sprzedaż</text:p>
          </table:table-cell>
          <table:table-cell office:value-type="string" calcext:value-type="string">
            <text:p>Rzeszów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Księgowość</text:p>
          </table:table-cell>
          <table:table-cell office:value-type="string" calcext:value-type="string">
            <text:p>Kielce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Księgowość</text:p>
          </table:table-cell>
          <table:table-cell office:value-type="string" calcext:value-type="string">
            <text:p>Warszawa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Księgowość</text:p>
          </table:table-cell>
          <table:table-cell office:value-type="string" calcext:value-type="string">
            <text:p>Kraków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Księgowość</text:p>
          </table:table-cell>
          <table:table-cell office:value-type="string" calcext:value-type="string">
            <text:p>Poznañ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Księgowość</text:p>
          </table:table-cell>
          <table:table-cell office:value-type="string" calcext:value-type="string">
            <text:p>Wrocław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Księgowość</text:p>
          </table:table-cell>
          <table:table-cell office:value-type="string" calcext:value-type="string">
            <text:p>Lublin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Księgowość</text:p>
          </table:table-cell>
          <table:table-cell office:value-type="string" calcext:value-type="string">
            <text:p>Gdañsk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Księgowość</text:p>
          </table:table-cell>
          <table:table-cell office:value-type="string" calcext:value-type="string">
            <text:p>Łódź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Księgowość</text:p>
          </table:table-cell>
          <table:table-cell office:value-type="string" calcext:value-type="string">
            <text:p>Rzeszów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adania</text:p>
          </table:table-cell>
          <table:table-cell office:value-type="string" calcext:value-type="string">
            <text:p>Wrocław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Operacje</text:p>
          </table:table-cell>
          <table:table-cell office:value-type="string" calcext:value-type="string">
            <text:p>Gdañsk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homa" style:font-family-asian="Tahoma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09-19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9T12:14:41.299461587</meta:creation-date>
    <dc:date>2017-09-19T12:25:35.851049291</dc:date>
    <meta:editing-duration>PT43S</meta:editing-duration>
    <meta:editing-cycles>1</meta:editing-cycles>
    <meta:document-statistic meta:table-count="3" meta:cell-count="3601" meta:object-count="0"/>
    <meta:generator>LibreOffice/5.4.1.2.0$Linux_X86_64 LibreOffice_project/40m0$Build-2</meta:generator>
  </office:meta>
</office:document-meta>
</file>